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18000000182574395E.png" manifest:media-type="image/png"/>
  <manifest:file-entry manifest:full-path="Pictures/100000010000000800000009BEF87807.gif" manifest:media-type="image/gif"/>
  <manifest:file-entry manifest:full-path="Pictures/100000010000001A0000000F64D25BC3.gif" manifest:media-type="image/gif"/>
  <manifest:file-entry manifest:full-path="Pictures/100000010000000E0000000A419058DD.gif" manifest:media-type="image/gif"/>
  <manifest:file-entry manifest:full-path="Pictures/100000010000001A0000000F435C7AF5.gif" manifest:media-type="image/gif"/>
  <manifest:file-entry manifest:full-path="Pictures/100000010000001A0000000FB4EF9A98.gif" manifest:media-type="image/gif"/>
  <manifest:file-entry manifest:full-path="Pictures/10000000000000180000001849E1E09C.png" manifest:media-type="image/png"/>
  <manifest:file-entry manifest:full-path="Pictures/100000010000001A0000000F31FC4A20.gif" manifest:media-type="image/gif"/>
  <manifest:file-entry manifest:full-path="Pictures/100000010000001A0000000F98548153.gif" manifest:media-type="image/gif"/>
  <manifest:file-entry manifest:full-path="Pictures/100000000000001800000018DF86ADED.png" manifest:media-type="image/png"/>
  <manifest:file-entry manifest:full-path="Pictures/100000010000001A0000000FCDA64507.gif" manifest:media-type="image/gif"/>
  <manifest:file-entry manifest:full-path="Pictures/100000010000001A0000000F6D40E753.gif" manifest:media-type="image/gif"/>
  <manifest:file-entry manifest:full-path="Pictures/100000000000013300000018305C3D3D.png" manifest:media-type="image/png"/>
  <manifest:file-entry manifest:full-path="Pictures/100000010000001E0000000EDFB79D57.gif" manifest:media-type="image/gif"/>
  <manifest:file-entry manifest:full-path="Pictures/100000010000001A0000000F2C602FCE.gif" manifest:media-type="image/gif"/>
  <manifest:file-entry manifest:full-path="Pictures/100000010000001A0000000F2534E4BD.gif" manifest:media-type="image/gif"/>
  <manifest:file-entry manifest:full-path="Pictures/100000010000001A0000000EB6423006.gif" manifest:media-type="image/gif"/>
  <manifest:file-entry manifest:full-path="Pictures/100000000000001800000018B0C758C1.png" manifest:media-type="image/png"/>
  <manifest:file-entry manifest:full-path="Pictures/100000010000001A0000000E10B81495.gif" manifest:media-type="image/gif"/>
  <manifest:file-entry manifest:full-path="Pictures/100000010000001A0000000E35B2531F.gif" manifest:media-type="image/gif"/>
  <manifest:file-entry manifest:full-path="Pictures/100000010000001A0000000E13523F74.gif" manifest:media-type="image/gif"/>
  <manifest:file-entry manifest:full-path="Pictures/100000010000001E0000000E984CCADE.gif" manifest:media-type="image/gif"/>
  <manifest:file-entry manifest:full-path="Pictures/100000010000001E0000000E09A8F32E.gif" manifest:media-type="image/gif"/>
  <manifest:file-entry manifest:full-path="Pictures/100000010000001E0000000EE23E71A2.gif" manifest:media-type="image/gif"/>
  <manifest:file-entry manifest:full-path="Pictures/100000010000001E0000000E0906000C.gif" manifest:media-type="image/gif"/>
  <manifest:file-entry manifest:full-path="Pictures/100000010000001E0000000E6463DF52.gif" manifest:media-type="image/gif"/>
  <manifest:file-entry manifest:full-path="Pictures/100000000000001800000018662F7A15.png" manifest:media-type="image/png"/>
  <manifest:file-entry manifest:full-path="Pictures/100000000000001800000018125ADB6E.png" manifest:media-type="image/png"/>
  <manifest:file-entry manifest:full-path="Pictures/100000000000001800000018DB7611BC.png" manifest:media-type="image/png"/>
  <manifest:file-entry manifest:full-path="Pictures/100000000000001800000018D548AA57.png" manifest:media-type="image/png"/>
  <manifest:file-entry manifest:full-path="Pictures/100000000000001800000018B2C7A0CE.png" manifest:media-type="image/png"/>
  <manifest:file-entry manifest:full-path="Pictures/100000000000001800000018A448A2DF.png" manifest:media-type="image/png"/>
  <manifest:file-entry manifest:full-path="Pictures/100000000000001800000018A626A00A.png" manifest:media-type="image/png"/>
  <manifest:file-entry manifest:full-path="Pictures/100000010000021000000030184473D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epSeek-CJK-patch" svg:font-family="DeepSeek-CJK-patch, 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5in" table:align="left"/>
    </style:style>
    <style:style style:name="Table1.A" style:family="table-column">
      <style:table-column-properties style:column-width="1.4701in"/>
    </style:style>
    <style:style style:name="Table1.B" style:family="table-column">
      <style:table-column-properties style:column-width="5.4549in"/>
    </style:style>
    <style:style style:name="Table1.A1" style:family="table-cell">
      <style:table-cell-properties fo:padding="0.0521in" fo:border-left="0.75pt solid #808080" fo:border-right="0.75pt solid #808080" fo:border-top="0.75pt solid #808080" fo:border-bottom="0.05pt solid #808080"/>
    </style:style>
    <style:style style:name="Table1.B1" style:family="table-cell">
      <style:table-cell-properties style:vertical-align="middle" fo:padding="0.0521in" fo:border-left="0.05pt solid #808080" fo:border-right="0.75pt solid #808080" fo:border-top="0.75pt solid #808080" fo:border-bottom="0.05pt solid #808080"/>
    </style:style>
    <style:style style:name="Table1.A2" style:family="table-cell">
      <style:table-cell-properties fo:padding="0.0521in" fo:border-left="0.75pt solid #808080" fo:border-right="0.75pt solid #808080" fo:border-top="none" fo:border-bottom="0.05pt solid #808080"/>
    </style:style>
    <style:style style:name="Table1.B2" style:family="table-cell">
      <style:table-cell-properties style:vertical-align="middle" fo:padding="0.0521in" fo:border-left="0.05pt solid #808080" fo:border-right="0.75pt solid #808080" fo:border-top="none" fo:border-bottom="0.05pt solid #808080"/>
    </style:style>
    <style:style style:name="Table1.A3" style:family="table-cell">
      <style:table-cell-properties fo:padding="0.0521in" fo:border-left="0.75pt solid #808080" fo:border-right="0.75pt solid #808080" fo:border-top="none" fo:border-bottom="0.05pt solid #808080"/>
    </style:style>
    <style:style style:name="Table1.A4" style:family="table-cell">
      <style:table-cell-properties fo:padding="0.0521in" fo:border-left="0.75pt solid #808080" fo:border-right="0.75pt solid #808080" fo:border-top="none" fo:border-bottom="0.75pt solid #808080"/>
    </style:style>
    <style:style style:name="Table1.B4" style:family="table-cell">
      <style:table-cell-properties style:vertical-align="middle" fo:padding="0.0521in" fo:border-left="0.05pt solid #808080" fo:border-right="0.75pt solid #808080" fo:border-top="none" fo:border-bottom="0.75pt solid #808080"/>
    </style:style>
    <style:style style:name="Table2" style:family="table">
      <style:table-properties style:width="6.9299in" table:align="left"/>
    </style:style>
    <style:style style:name="Table2.A" style:family="table-column">
      <style:table-column-properties style:column-width="1.725in"/>
    </style:style>
    <style:style style:name="Table2.B" style:family="table-column">
      <style:table-column-properties style:column-width="5.2049in"/>
    </style:style>
    <style:style style:name="Table2.1" style:family="table-row">
      <style:table-row-properties fo:keep-together="always"/>
    </style:style>
    <style:style style:name="Table2.A1" style:family="table-cell">
      <style:table-cell-properties fo:padding="0.0521in" fo:border-left="0.75pt solid #808080" fo:border-right="0.75pt solid #808080" fo:border-top="0.75pt solid #808080" fo:border-bottom="0.05pt solid #808080"/>
    </style:style>
    <style:style style:name="Table2.B1" style:family="table-cell">
      <style:table-cell-properties style:vertical-align="middle" fo:padding="0.0521in" fo:border-left="0.05pt solid #808080" fo:border-right="0.75pt solid #808080" fo:border-top="0.75pt solid #808080" fo:border-bottom="0.05pt solid #808080"/>
    </style:style>
    <style:style style:name="Table2.A2" style:family="table-cell">
      <style:table-cell-properties fo:padding="0.0521in" fo:border-left="0.75pt solid #808080" fo:border-right="0.75pt solid #808080" fo:border-top="none" fo:border-bottom="0.05pt solid #808080"/>
    </style:style>
    <style:style style:name="Table2.B2" style:family="table-cell">
      <style:table-cell-properties style:vertical-align="middle" fo:padding="0.0521in" fo:border-left="0.05pt solid #808080" fo:border-right="0.75pt solid #808080" fo:border-top="none" fo:border-bottom="0.05pt solid #808080"/>
    </style:style>
    <style:style style:name="Table2.A3" style:family="table-cell">
      <style:table-cell-properties fo:padding="0.0521in" fo:border-left="0.75pt solid #808080" fo:border-right="0.75pt solid #808080" fo:border-top="none" fo:border-bottom="0.05pt solid #808080"/>
    </style:style>
    <style:style style:name="Table2.A4" style:family="table-cell">
      <style:table-cell-properties fo:padding="0.0521in" fo:border-left="0.75pt solid #808080" fo:border-right="0.75pt solid #808080" fo:border-top="none" fo:border-bottom="0.75pt solid #808080"/>
    </style:style>
    <style:style style:name="Table2.B4" style:family="table-cell">
      <style:table-cell-properties style:vertical-align="middle" fo:padding="0.0521in" fo:border-left="0.05pt solid #808080" fo:border-right="0.75pt solid #808080" fo:border-top="none" fo:border-bottom="0.75pt solid #808080"/>
    </style:style>
    <style:style style:name="Table3" style:family="table">
      <style:table-properties style:width="6.925in" table:align="margins"/>
    </style:style>
    <style:style style:name="Table3.A" style:family="table-column">
      <style:table-column-properties style:column-width="0.541in" style:rel-column-width="5117*"/>
    </style:style>
    <style:style style:name="Table3.B" style:family="table-column">
      <style:table-column-properties style:column-width="6.384in" style:rel-column-width="60418*"/>
    </style:style>
    <style:style style:name="Table3.1" style:family="table-row">
      <style:table-row-properties style:min-row-height="0.4167in"/>
    </style:style>
    <style:style style:name="Table3.A1" style:family="table-cell">
      <style:table-cell-properties fo:padding="0.0382in" fo:border="none"/>
    </style:style>
    <style:style style:name="Table3.3" style:family="table-row">
      <style:table-row-properties style:min-row-height="0.6486in"/>
    </style:style>
    <style:style style:name="Table4" style:family="table">
      <style:table-properties style:width="6.925in" table:align="margins"/>
    </style:style>
    <style:style style:name="Table4.A" style:family="table-column">
      <style:table-column-properties style:column-width="0.5417in" style:rel-column-width="5124*"/>
    </style:style>
    <style:style style:name="Table4.B" style:family="table-column">
      <style:table-column-properties style:column-width="6.3833in" style:rel-column-width="60411*"/>
    </style:style>
    <style:style style:name="Table4.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2.2285in" style:rel-column-width="21089*"/>
    </style:style>
    <style:style style:name="Table11.B" style:family="table-column">
      <style:table-column-properties style:column-width="4.6965in" style:rel-column-width="44446*"/>
    </style:style>
    <style:style style:name="Table11.1" style:family="table-row">
      <style:table-row-properties fo:keep-together="always"/>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19" style:family="table-row">
      <style:table-row-properties style:min-row-height="0.2806in" fo:keep-together="always"/>
    </style:style>
    <style:style style:name="Table13" style:family="table">
      <style:table-properties style:width="6.925in" table:align="margins"/>
    </style:style>
    <style:style style:name="Table13.A" style:family="table-column">
      <style:table-column-properties style:column-width="0.625in" style:rel-column-width="5912*"/>
    </style:style>
    <style:style style:name="Table13.B" style:family="table-column">
      <style:table-column-properties style:column-width="6.3in" style:rel-column-width="59623*"/>
    </style:style>
    <style:style style:name="Table13.1" style:family="table-row">
      <style:table-row-properties fo:keep-together="always"/>
    </style:style>
    <style:style style:name="Table13.A1" style:family="table-cell">
      <style:table-cell-properties fo:padding="0.0382in" fo:border="none"/>
    </style:style>
    <style:style style:name="Table14" style:family="table">
      <style:table-properties style:width="6.925in" table:align="margins"/>
    </style:style>
    <style:style style:name="Table14.A" style:family="table-column">
      <style:table-column-properties style:column-width="1.166in" style:rel-column-width="11037*"/>
    </style:style>
    <style:style style:name="Table14.B" style:family="table-column">
      <style:table-column-properties style:column-width="5.759in" style:rel-column-width="54498*"/>
    </style:style>
    <style:style style:name="Table14.1" style:family="table-row">
      <style:table-row-properties fo:keep-together="always"/>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style:style>
    <style:style style:name="Table15.A" style:family="table-column">
      <style:table-column-properties style:column-width="0.4785in" style:rel-column-width="4528*"/>
    </style:style>
    <style:style style:name="Table15.B" style:family="table-column">
      <style:table-column-properties style:column-width="6.4465in" style:rel-column-width="61007*"/>
    </style:style>
    <style:style style:name="Table15.A1" style:family="table-cell">
      <style:table-cell-properties fo:padding="0.0382in" fo:border="none"/>
    </style:style>
    <style:style style:name="Table16" style:family="table">
      <style:table-properties style:width="6.925in" table:align="margins"/>
    </style:style>
    <style:style style:name="Table16.A" style:family="table-column">
      <style:table-column-properties style:column-width="1.166in" style:rel-column-width="11037*"/>
    </style:style>
    <style:style style:name="Table16.B" style:family="table-column">
      <style:table-column-properties style:column-width="5.759in" style:rel-column-width="5449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6" style:family="table">
      <style:table-properties style:width="6.925in" fo:break-before="auto" fo:break-after="auto" table:align="margins" style:may-break-between-rows="true"/>
    </style:style>
    <style:style style:name="Table6.A" style:family="table-column">
      <style:table-column-properties style:column-width="2.2271in" style:rel-column-width="21076*"/>
    </style:style>
    <style:style style:name="Table6.B" style:family="table-column">
      <style:table-column-properties style:column-width="4.6979in" style:rel-column-width="44459*"/>
    </style:style>
    <style:style style:name="Table6.1" style:family="table-row">
      <style:table-row-properties fo:keep-together="always"/>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2.2285in" style:rel-column-width="21089*"/>
    </style:style>
    <style:style style:name="Table7.B" style:family="table-column">
      <style:table-column-properties style:column-width="4.6965in" style:rel-column-width="44446*"/>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B2"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5" style:family="table">
      <style:table-properties style:width="6.925in" fo:break-before="auto" fo:break-after="auto" table:align="margins" fo:keep-with-next="auto" style:may-break-between-rows="true"/>
    </style:style>
    <style:style style:name="Table5.A" style:family="table-column">
      <style:table-column-properties style:column-width="2.2278in" style:rel-column-width="21082*"/>
    </style:style>
    <style:style style:name="Table5.B" style:family="table-column">
      <style:table-column-properties style:column-width="4.6972in" style:rel-column-width="44453*"/>
    </style:style>
    <style:style style:name="Table5.1" style:family="table-row">
      <style:table-row-properties fo:keep-together="always"/>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12" style:family="table">
      <style:table-properties style:width="6.925in" fo:break-before="page" table:align="margins" fo:keep-with-next="auto" style:may-break-between-rows="true"/>
    </style:style>
    <style:style style:name="Table12.A" style:family="table-column">
      <style:table-column-properties style:column-width="2.2278in" style:rel-column-width="21082*"/>
    </style:style>
    <style:style style:name="Table12.B" style:family="table-column">
      <style:table-column-properties style:column-width="4.6972in" style:rel-column-width="44453*"/>
    </style:style>
    <style:style style:name="Table12.1" style:family="table-row">
      <style:table-row-properties fo:keep-together="always"/>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6" style:family="table-row">
      <style:table-row-properties style:min-row-height="0.2694in" fo:keep-together="always"/>
    </style:style>
    <style:style style:name="Table8" style:family="table">
      <style:table-properties style:width="6.925in" table:align="margins"/>
    </style:style>
    <style:style style:name="Table8.A" style:family="table-column">
      <style:table-column-properties style:column-width="2.2285in" style:rel-column-width="21089*"/>
    </style:style>
    <style:style style:name="Table8.B" style:family="table-column">
      <style:table-column-properties style:column-width="4.6965in" style:rel-column-width="44446*"/>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B2" style:family="table-cell">
      <style:table-cell-properties fo:padding="0.0382in" fo:border-left="0.5pt solid #000000" fo:border-right="0.5pt solid #000000" fo:border-top="none" fo:border-bottom="0.5pt solid #000000"/>
    </style:style>
    <style:style style:name="Table8.A3" style:family="table-cell">
      <style:table-cell-properties fo:padding="0.0382in" fo:border-left="0.5pt solid #000000" fo:border-right="none" fo:border-top="none" fo:border-bottom="0.5pt solid #000000"/>
    </style:style>
    <style:style style:name="Table9" style:family="table">
      <style:table-properties style:width="6.925in" table:align="margins"/>
    </style:style>
    <style:style style:name="Table9.A" style:family="table-column">
      <style:table-column-properties style:column-width="2.2285in" style:rel-column-width="21089*"/>
    </style:style>
    <style:style style:name="Table9.B" style:family="table-column">
      <style:table-column-properties style:column-width="4.6965in" style:rel-column-width="44446*"/>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0.4792in" style:rel-column-width="4533*"/>
    </style:style>
    <style:style style:name="Table10.B" style:family="table-column">
      <style:table-column-properties style:column-width="6.4458in" style:rel-column-width="61002*"/>
    </style:style>
    <style:style style:name="Table10.A1" style:family="table-cell">
      <style:table-cell-properties fo:padding="0.0382in" fo:border="none"/>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1" style:family="table-row">
      <style:table-row-properties fo:keep-together="always"/>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1" style:family="table-row">
      <style:table-row-properties fo:keep-together="always"/>
    </style:style>
    <style:style style:name="Table19.A1" style:family="table-cell">
      <style:table-cell-properties fo:padding="0.0382in" fo:border-left="0.5pt solid #000000" fo:border-right="none" fo:border-top="0.5pt solid #000000" fo:border-bottom="0.5pt solid #000000"/>
    </style:style>
    <style:style style:name="Table19.B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1" style:family="table-row">
      <style:table-row-properties fo:keep-together="always"/>
    </style:style>
    <style:style style:name="Table20.A1" style:family="table-cell">
      <style:table-cell-properties fo:padding="0.0382in" fo:border-left="0.5pt solid #000000" fo:border-right="none" fo:border-top="0.5pt solid #000000" fo:border-bottom="0.5pt solid #000000"/>
    </style:style>
    <style:style style:name="Table20.B1" style:family="table-cell">
      <style:table-cell-properties fo:padding="0.0382in" fo:border="0.5pt solid #000000"/>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0.5pt solid #000000" fo:border-top="none" fo:border-bottom="0.5pt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B" style:family="table-column">
      <style:table-column-properties style:column-width="3.4625in" style:rel-column-width="32768*"/>
    </style:style>
    <style:style style:name="Table21.1" style:family="table-row">
      <style:table-row-properties fo:keep-together="always"/>
    </style:style>
    <style:style style:name="Table21.A1" style:family="table-cell">
      <style:table-cell-properties fo:padding="0.0382in" fo:border-left="0.5pt solid #000000" fo:border-right="none" fo:border-top="0.5pt solid #000000" fo:border-bottom="0.5pt solid #000000"/>
    </style:style>
    <style:style style:name="Table21.B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B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5pt solid #000000" fo:border-right="none" fo:border-top="0.5pt solid #000000" fo:border-bottom="0.5pt solid #000000"/>
    </style:style>
    <style:style style:name="Table22.B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padding="0.0382in" fo:border-left="0.5pt solid #000000" fo:border-right="none" fo:border-top="0.5pt solid #000000" fo:border-bottom="0.5pt solid #000000"/>
    </style:style>
    <style:style style:name="Table23.B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B2" style:family="table-cell">
      <style:table-cell-properties fo:padding="0.0382in" fo:border-left="0.5pt solid #000000" fo:border-right="0.5pt solid #000000" fo:border-top="none" fo:border-bottom="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1" style:family="table-row">
      <style:table-row-properties fo:keep-together="always"/>
    </style:style>
    <style:style style:name="Table24.A1" style:family="table-cell">
      <style:table-cell-properties fo:padding="0.0382in" fo:border-left="0.5pt solid #000000" fo:border-right="none" fo:border-top="0.5pt solid #000000" fo:border-bottom="0.5pt solid #000000"/>
    </style:style>
    <style:style style:name="Table24.B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B2" style:family="table-cell">
      <style:table-cell-properties fo:padding="0.0382in" fo:border-left="0.5pt solid #000000" fo:border-right="0.5pt solid #000000" fo:border-top="none" fo:border-bottom="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1" style:family="table-row">
      <style:table-row-properties fo:keep-together="always"/>
    </style:style>
    <style:style style:name="Table26.A1" style:family="table-cell">
      <style:table-cell-properties fo:padding="0.0382in" fo:border-left="0.5pt solid #000000" fo:border-right="none" fo:border-top="0.5pt solid #000000" fo:border-bottom="0.5pt solid #000000"/>
    </style:style>
    <style:style style:name="Table26.B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B2" style:family="table-cell">
      <style:table-cell-properties fo:padding="0.0382in" fo:border-left="0.5pt solid #000000" fo:border-right="0.5pt solid #000000" fo:border-top="none" fo:border-bottom="0.5pt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1" style:family="table-row">
      <style:table-row-properties fo:keep-together="always"/>
    </style:style>
    <style:style style:name="Table27.A1" style:family="table-cell">
      <style:table-cell-properties fo:padding="0.0382in" fo:border-left="0.5pt solid #000000" fo:border-right="none" fo:border-top="0.5pt solid #000000" fo:border-bottom="0.5pt solid #000000"/>
    </style:style>
    <style:style style:name="Table27.B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B2" style:family="table-cell">
      <style:table-cell-properties fo:padding="0.0382in" fo:border-left="0.5pt solid #000000" fo:border-right="0.5pt solid #000000" fo:border-top="none" fo:border-bottom="0.5pt solid #000000"/>
    </style:style>
    <style:style style:name="P1" style:family="paragraph" style:parent-style-name="Heading_20_1">
      <style:text-properties style:font-name="Liberation Serif1"/>
    </style:style>
    <style:style style:name="P2" style:family="paragraph" style:parent-style-name="Text_20_body">
      <style:text-properties officeooo:rsid="0075e86a" officeooo:paragraph-rsid="0075e86a"/>
    </style:style>
    <style:style style:name="P3" style:family="paragraph" style:parent-style-name="Standard">
      <style:text-properties style:font-name="Times New Roman" fo:font-size="14pt" officeooo:rsid="0000c973" officeooo:paragraph-rsid="0000c973" style:font-size-asian="14pt" style:font-size-complex="14pt"/>
    </style:style>
    <style:style style:name="P4" style:family="paragraph" style:parent-style-name="Heading_20_2">
      <style:text-properties style:font-name="Liberation Serif1"/>
    </style:style>
    <style:style style:name="P5" style:family="paragraph" style:parent-style-name="Standard">
      <style:text-properties style:font-name="Liberation Serif1" fo:font-size="14pt" officeooo:rsid="0000c973" officeooo:paragraph-rsid="0000c973" style:font-size-asian="14pt" style:font-size-complex="14pt"/>
    </style:style>
    <style:style style:name="P6" style:family="paragraph" style:parent-style-name="Heading_20_2">
      <style:paragraph-properties fo:keep-with-next="always"/>
      <style:text-properties style:font-name="Liberation Serif1" style:font-name-asian="Microsoft YaHei" style:font-name-complex="Arial2"/>
    </style:style>
    <style:style style:name="P7" style:family="paragraph" style:parent-style-name="Standard">
      <style:text-properties style:font-name="Liberation Serif1" fo:font-size="14pt" officeooo:rsid="0021f70a" officeooo:paragraph-rsid="0021f70a" style:font-size-asian="14pt" style:font-size-complex="14pt"/>
    </style:style>
    <style:style style:name="P8" style:family="paragraph" style:parent-style-name="Heading_20_2">
      <style:paragraph-properties fo:keep-with-next="always"/>
      <style:text-properties style:font-name="Liberation Serif1" fo:language="en" fo:country="US" officeooo:rsid="00b05425" officeooo:paragraph-rsid="00b05425" style:font-name-asian="Microsoft YaHei" style:font-name-complex="Arial2"/>
    </style:style>
    <style:style style:name="P9" style:family="paragraph" style:parent-style-name="Standard">
      <style:text-properties style:font-name="Liberation Serif1" fo:font-size="14pt" officeooo:rsid="00839c33" officeooo:paragraph-rsid="00839c33" style:font-size-asian="14pt" style:font-size-complex="14pt"/>
    </style:style>
    <style:style style:name="P10" style:family="paragraph" style:parent-style-name="Heading_20_1">
      <style:paragraph-properties fo:break-before="page"/>
      <style:text-properties style:font-name="Liberation Serif1"/>
    </style:style>
    <style:style style:name="P11" style:family="paragraph" style:parent-style-name="Text_20_body">
      <style:paragraph-properties fo:margin-left="0in" fo:margin-right="0in" fo:text-align="justify" style:justify-single-word="false" fo:text-indent="0in" style:auto-text-indent="false"/>
      <style:text-properties style:font-name="Liberation Serif1" fo:font-size="14pt" officeooo:paragraph-rsid="0002b593" style:font-size-asian="14pt" style:font-size-complex="14pt"/>
    </style:style>
    <style:style style:name="P12" style:family="paragraph" style:parent-style-name="Text_20_body">
      <style:paragraph-properties fo:margin-left="0in" fo:margin-right="0in" fo:text-align="justify" style:justify-single-word="false" fo:text-indent="0in" style:auto-text-indent="false"/>
      <style:text-properties style:font-name="Liberation Serif1" fo:font-size="14pt" officeooo:rsid="00b78774" officeooo:paragraph-rsid="00b78774" style:font-size-asian="14pt" style:font-size-complex="14pt"/>
    </style:style>
    <style:style style:name="P13" style:family="paragraph" style:parent-style-name="Text_20_body">
      <style:paragraph-properties fo:margin-left="0in" fo:margin-right="0in" fo:text-align="justify" style:justify-single-word="false" fo:text-indent="0in" style:auto-text-indent="false"/>
      <style:text-properties style:font-name="Liberation Serif1" fo:font-size="14pt" style:font-size-asian="14pt" style:font-size-complex="14pt"/>
    </style:style>
    <style:style style:name="P14" style:family="paragraph" style:parent-style-name="Preformatted_20_Text">
      <style:paragraph-properties fo:margin-top="0in" fo:margin-bottom="0in" style:contextual-spacing="false"/>
      <style:text-properties style:font-name="Liberation Serif1" fo:font-size="10pt" style:font-size-asian="10pt" style:font-size-complex="10pt"/>
    </style:style>
    <style:style style:name="P15" style:family="paragraph" style:parent-style-name="Preformatted_20_Text">
      <style:paragraph-properties fo:margin-top="0in" fo:margin-bottom="0in" style:contextual-spacing="false" fo:text-align="justify" style:justify-single-word="false"/>
      <style:text-properties style:font-name="Liberation Serif1" fo:font-size="10pt" style:font-size-asian="10pt" style:font-size-complex="10pt"/>
    </style:style>
    <style:style style:name="P16" style:family="paragraph" style:parent-style-name="Text_20_body">
      <style:paragraph-properties fo:text-align="justify" style:justify-single-word="false"/>
      <style:text-properties style:font-name="Liberation Serif1" fo:font-size="14pt" fo:font-weight="bold" officeooo:rsid="0003e13c" officeooo:paragraph-rsid="0003e13c" style:font-size-asian="14pt" style:font-weight-asian="bold" style:font-size-complex="14pt" style:font-weight-complex="bold"/>
    </style:style>
    <style:style style:name="P17" style:family="paragraph" style:parent-style-name="Text_20_body">
      <style:paragraph-properties fo:text-align="justify" style:justify-single-word="false"/>
      <style:text-properties officeooo:paragraph-rsid="0003e13c"/>
    </style:style>
    <style:style style:name="P18" style:family="paragraph" style:parent-style-name="Text_20_body">
      <style:paragraph-properties fo:text-align="justify" style:justify-single-word="false"/>
      <style:text-properties style:font-name="Liberation Serif1" fo:font-size="14pt" fo:font-weight="bold" officeooo:rsid="0004c0c2" officeooo:paragraph-rsid="0004c0c2" style:font-size-asian="14pt" style:font-weight-asian="bold" style:font-size-complex="14pt" style:font-weight-complex="bold"/>
    </style:style>
    <style:style style:name="P19" style:family="paragraph" style:parent-style-name="Text_20_body">
      <style:paragraph-properties fo:text-align="justify" style:justify-single-word="false"/>
      <style:text-properties style:font-name="Liberation Serif1" fo:font-size="14pt" officeooo:rsid="0004c0c2" officeooo:paragraph-rsid="0004c0c2" style:font-size-asian="14pt" style:font-size-complex="14pt"/>
    </style:style>
    <style:style style:name="P20" style:family="paragraph" style:parent-style-name="Text_20_body">
      <style:paragraph-properties fo:text-align="justify" style:justify-single-word="false" fo:break-before="page"/>
      <style:text-properties style:font-name="Liberation Serif1" fo:font-size="14pt" fo:font-weight="bold" officeooo:rsid="0004c0c2" officeooo:paragraph-rsid="0004c0c2" style:font-size-asian="14pt" style:font-weight-asian="bold" style:font-size-complex="14pt" style:font-weight-complex="bold"/>
    </style:style>
    <style:style style:name="P21" style:family="paragraph" style:parent-style-name="Text_20_body">
      <style:text-properties style:font-name="Liberation Serif1" fo:font-size="14pt" fo:font-weight="bold" style:font-size-asian="14pt" style:font-weight-asian="bold" style:font-size-complex="14pt" style:font-weight-complex="bold"/>
    </style:style>
    <style:style style:name="P22" style:family="paragraph" style:parent-style-name="Text_20_body">
      <style:paragraph-properties fo:text-align="justify" style:justify-single-word="false"/>
      <style:text-properties style:font-name="Liberation Serif1" fo:font-size="14pt" officeooo:rsid="0004c0c2" officeooo:paragraph-rsid="00a00c1d" style:font-size-asian="14pt" style:font-size-complex="14pt"/>
    </style:style>
    <style:style style:name="P23" style:family="paragraph" style:parent-style-name="Text_20_body">
      <style:paragraph-properties fo:text-align="justify" style:justify-single-word="false"/>
      <style:text-properties style:font-name="Liberation Serif1" fo:font-size="14pt" officeooo:rsid="0004c0c2" officeooo:paragraph-rsid="00a05c30" style:font-size-asian="14pt" style:font-size-complex="14pt"/>
    </style:style>
    <style:style style:name="P24" style:family="paragraph" style:parent-style-name="Text_20_body">
      <style:paragraph-properties fo:text-align="justify" style:justify-single-word="false"/>
      <style:text-properties style:font-name="Liberation Serif1" fo:font-size="14pt" fo:font-weight="bold" officeooo:rsid="000f1596" officeooo:paragraph-rsid="00a05c30" style:font-size-asian="14pt" style:font-weight-asian="bold" style:font-size-complex="14pt" style:font-weight-complex="bold"/>
    </style:style>
    <style:style style:name="P25" style:family="paragraph" style:parent-style-name="Text_20_body">
      <style:paragraph-properties fo:text-align="justify" style:justify-single-word="false"/>
      <style:text-properties style:font-name="Liberation Serif1" fo:font-size="14pt" officeooo:rsid="000f1596" officeooo:paragraph-rsid="000f1596" style:font-size-asian="14pt" style:font-size-complex="14pt"/>
    </style:style>
    <style:style style:name="P26" style:family="paragraph" style:parent-style-name="Text_20_body">
      <style:paragraph-properties fo:text-align="justify" style:justify-single-word="false"/>
      <style:text-properties style:font-name="Liberation Serif1" fo:font-size="14pt" fo:font-weight="bold" officeooo:rsid="000f1596" officeooo:paragraph-rsid="000f1596" style:font-size-asian="14pt" style:font-weight-asian="bold" style:font-size-complex="14pt" style:font-weight-complex="bold"/>
    </style:style>
    <style:style style:name="P27" style:family="paragraph" style:parent-style-name="Text_20_body">
      <style:paragraph-properties fo:text-align="justify" style:justify-single-word="false"/>
      <style:text-properties style:font-name="Liberation Serif1" fo:font-size="14pt" officeooo:rsid="000fc7a0" officeooo:paragraph-rsid="000fc7a0" style:font-size-asian="14pt" style:font-size-complex="14pt"/>
    </style:style>
    <style:style style:name="P28" style:family="paragraph" style:parent-style-name="Text_20_body">
      <style:paragraph-properties fo:text-align="justify" style:justify-single-word="false"/>
      <style:text-properties style:font-name="Liberation Serif1" fo:font-size="14pt" fo:font-weight="bold" officeooo:rsid="000fc7a0" officeooo:paragraph-rsid="000fc7a0" style:font-size-asian="14pt" style:font-weight-asian="bold" style:font-size-complex="14pt" style:font-weight-complex="bold"/>
    </style:style>
    <style:style style:name="P29" style:family="paragraph" style:parent-style-name="Heading_20_1">
      <style:paragraph-properties fo:break-before="page" fo:keep-with-next="always"/>
      <style:text-properties style:font-name="Liberation Serif1" style:font-name-asian="Microsoft YaHei" style:font-name-complex="Arial2"/>
    </style:style>
    <style:style style:name="P30" style:family="paragraph" style:parent-style-name="Standard">
      <style:text-properties style:font-name="Liberation Serif1" fo:font-size="14pt" fo:language="en" fo:country="US" officeooo:rsid="002308ec" officeooo:paragraph-rsid="002308ec" style:font-size-asian="14pt" style:font-size-complex="14pt"/>
    </style:style>
    <style:style style:name="P31" style:family="paragraph" style:parent-style-name="Standard">
      <style:text-properties style:font-name="Liberation Serif1" fo:font-size="14pt" officeooo:rsid="0000c973" officeooo:paragraph-rsid="001c5608" style:font-size-asian="14pt" style:font-size-complex="14pt"/>
    </style:style>
    <style:style style:name="P32" style:family="paragraph" style:parent-style-name="Standard" style:list-style-name="L1">
      <style:paragraph-properties fo:margin-top="0.0791in" fo:margin-bottom="0.0791in" style:contextual-spacing="false" fo:line-height="100%" fo:text-align="justify" style:justify-single-word="false"/>
      <style:text-properties style:font-name="Liberation Serif1" fo:font-size="14pt" officeooo:rsid="0000c973" officeooo:paragraph-rsid="001c5608" style:font-size-asian="14pt" style:font-size-complex="14pt"/>
    </style:style>
    <style:style style:name="P33" style:family="paragraph" style:parent-style-name="Standard" style:list-style-name="L1">
      <style:paragraph-properties fo:margin-top="0.0791in" fo:margin-bottom="0.0791in" style:contextual-spacing="false" fo:line-height="100%"/>
      <style:text-properties style:font-name="Liberation Serif1" fo:font-size="14pt" officeooo:rsid="0000c973" officeooo:paragraph-rsid="001c5608" style:font-size-asian="14pt" style:font-size-complex="14pt"/>
    </style:style>
    <style:style style:name="P34" style:family="paragraph" style:parent-style-name="Table_20_Contents">
      <style:text-properties fo:font-weight="bold"/>
    </style:style>
    <style:style style:name="P35" style:family="paragraph" style:parent-style-name="Table_20_Contents">
      <style:paragraph-properties fo:text-align="justify" style:justify-single-word="false"/>
    </style:style>
    <style:style style:name="P36" style:family="paragraph" style:parent-style-name="Text_20_body">
      <style:text-properties officeooo:paragraph-rsid="0042269f"/>
    </style:style>
    <style:style style:name="P37" style:family="paragraph" style:parent-style-name="Text_20_body">
      <style:paragraph-properties fo:text-align="justify" style:justify-single-word="false"/>
      <style:text-properties officeooo:paragraph-rsid="0042269f"/>
    </style:style>
    <style:style style:name="P38" style:family="paragraph" style:parent-style-name="Text_20_body">
      <style:paragraph-properties fo:text-align="justify" style:justify-single-word="false"/>
      <style:text-properties style:font-name="Liberation Serif1" fo:font-size="14pt" officeooo:rsid="0000c973" style:font-size-asian="14pt" style:font-size-complex="14pt"/>
    </style:style>
    <style:style style:name="P39" style:family="paragraph" style:parent-style-name="Text_20_body" style:list-style-name="L2">
      <style:paragraph-properties fo:line-height="100%" fo:text-align="justify" style:justify-single-word="false"/>
      <style:text-properties style:font-name="Liberation Serif1" fo:font-size="14pt" officeooo:rsid="0000c973" style:font-size-asian="14pt" style:font-size-complex="14pt"/>
    </style:style>
    <style:style style:name="P40" style:family="paragraph" style:parent-style-name="Text_20_body" style:list-style-name="L2">
      <style:paragraph-properties fo:line-height="100%" fo:text-align="justify" style:justify-single-word="false"/>
      <style:text-properties style:font-name="Liberation Serif1" fo:font-size="14pt" officeooo:rsid="0000c973" officeooo:paragraph-rsid="00306ce9" style:font-size-asian="14pt" style:font-size-complex="14pt"/>
    </style:style>
    <style:style style:name="P41" style:family="paragraph" style:parent-style-name="Text_20_body">
      <style:paragraph-properties fo:line-height="100%" fo:text-align="justify" style:justify-single-word="false"/>
      <style:text-properties style:font-name="Liberation Serif1" fo:font-size="14pt" officeooo:rsid="0000c973" officeooo:paragraph-rsid="00315cb0" style:font-size-asian="14pt" style:font-size-complex="14pt"/>
    </style:style>
    <style:style style:name="P42" style:family="paragraph" style:parent-style-name="Heading_20_1">
      <style:paragraph-properties fo:break-before="page" fo:keep-with-next="always"/>
      <style:text-properties style:font-name="Liberation Serif1"/>
    </style:style>
    <style:style style:name="P43" style:family="paragraph" style:parent-style-name="Standard">
      <style:text-properties style:font-name="Liberation Serif1" fo:font-size="14pt" officeooo:rsid="003484bf" officeooo:paragraph-rsid="003484bf" style:font-size-asian="14pt" style:font-size-complex="14pt"/>
    </style:style>
    <style:style style:name="P44" style:family="paragraph" style:parent-style-name="Standard" style:list-style-name="L3">
      <style:paragraph-properties fo:line-height="150%"/>
      <style:text-properties style:font-name="Liberation Serif1" fo:font-size="14pt" officeooo:rsid="003484bf" officeooo:paragraph-rsid="003484bf" style:font-size-asian="14pt" style:font-size-complex="14pt"/>
    </style:style>
    <style:style style:name="P45" style:family="paragraph" style:parent-style-name="Standard" style:list-style-name="L3">
      <style:paragraph-properties fo:line-height="150%"/>
      <style:text-properties officeooo:paragraph-rsid="003484bf"/>
    </style:style>
    <style:style style:name="P46" style:family="paragraph" style:parent-style-name="Standard">
      <style:paragraph-properties fo:text-align="justify" style:justify-single-word="false"/>
      <style:text-properties style:font-name="Liberation Serif1" fo:font-size="14pt" officeooo:rsid="003484bf" officeooo:paragraph-rsid="003484bf" style:font-size-asian="14pt" style:font-size-complex="14pt"/>
    </style:style>
    <style:style style:name="P47" style:family="paragraph" style:parent-style-name="Standard">
      <style:paragraph-properties fo:text-align="justify" style:justify-single-word="false"/>
      <style:text-properties officeooo:paragraph-rsid="003484bf"/>
    </style:style>
    <style:style style:name="P48" style:family="paragraph" style:parent-style-name="Standard">
      <style:paragraph-properties fo:text-align="justify" style:justify-single-word="false" fo:break-before="page"/>
      <style:text-properties style:font-name="Liberation Serif1" fo:font-size="14pt" fo:font-weight="bold" officeooo:rsid="003ac1a3" officeooo:paragraph-rsid="003ac1a3" style:font-size-asian="14pt" style:font-weight-asian="bold" style:font-size-complex="14pt" style:font-weight-complex="bold"/>
    </style:style>
    <style:style style:name="P49" style:family="paragraph" style:parent-style-name="Table_20_Contents">
      <style:paragraph-properties fo:text-align="justify" style:justify-single-word="false"/>
      <style:text-properties style:font-name="Liberation Serif1" fo:font-size="14pt" style:font-size-asian="14pt" style:font-size-complex="14pt"/>
    </style:style>
    <style:style style:name="P50" style:family="paragraph" style:parent-style-name="Standard">
      <style:paragraph-properties fo:text-align="justify" style:justify-single-word="false"/>
      <style:text-properties style:font-name="Liberation Serif1" fo:font-size="14pt" fo:font-weight="bold" officeooo:rsid="003d9a71" officeooo:paragraph-rsid="003d9a71"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Liberation Serif1" fo:font-size="14pt" officeooo:rsid="0000c973" officeooo:paragraph-rsid="001c5608" style:font-size-asian="14pt" style:font-size-complex="14pt"/>
    </style:style>
    <style:style style:name="P52" style:family="paragraph" style:parent-style-name="Table_20_Contents">
      <style:paragraph-properties fo:text-align="justify" style:justify-single-word="false"/>
      <style:text-properties style:font-name="Liberation Serif1" fo:font-size="14pt" fo:font-weight="bold" officeooo:rsid="00873357" officeooo:paragraph-rsid="00873357" style:font-size-asian="14pt" style:font-weight-asian="bold" style:font-size-complex="14pt" style:font-weight-complex="bold"/>
    </style:style>
    <style:style style:name="P53" style:family="paragraph" style:parent-style-name="Table_20_Contents">
      <style:paragraph-properties fo:text-align="justify" style:justify-single-word="false"/>
      <style:text-properties style:font-name="Liberation Serif1" fo:font-size="14pt" officeooo:rsid="00873357" officeooo:paragraph-rsid="00873357" style:font-size-asian="14pt" style:font-size-complex="14pt"/>
    </style:style>
    <style:style style:name="P54" style:family="paragraph" style:parent-style-name="Table_20_Contents">
      <style:paragraph-properties fo:text-align="justify" style:justify-single-word="false"/>
      <style:text-properties style:font-name="Liberation Serif1" fo:font-size="14pt" fo:font-weight="bold" officeooo:rsid="0088dc72" officeooo:paragraph-rsid="0088dc72"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Liberation Serif1" fo:font-size="14pt" style:font-size-asian="14pt" style:font-size-complex="14pt"/>
    </style:style>
    <style:style style:name="P56" style:family="paragraph" style:parent-style-name="Table_20_Contents">
      <style:paragraph-properties fo:text-align="justify" style:justify-single-word="false"/>
      <style:text-properties style:font-name="Liberation Serif1" fo:font-size="14pt" officeooo:rsid="0088dc72" officeooo:paragraph-rsid="0088dc72" style:font-size-asian="14pt" style:font-size-complex="14pt"/>
    </style:style>
    <style:style style:name="P57" style:family="paragraph" style:parent-style-name="Table_20_Contents">
      <style:paragraph-properties fo:text-align="justify" style:justify-single-word="false"/>
      <style:text-properties style:font-name="Liberation Serif1" fo:font-size="14pt" fo:font-weight="bold" officeooo:rsid="0088dcba" officeooo:paragraph-rsid="0088dcba" style:font-size-asian="14pt" style:font-weight-asian="bold" style:font-size-complex="14pt" style:font-weight-complex="bold"/>
    </style:style>
    <style:style style:name="P58" style:family="paragraph" style:parent-style-name="Table_20_Contents">
      <style:paragraph-properties fo:text-align="justify" style:justify-single-word="false"/>
      <style:text-properties style:font-name="Liberation Serif1" fo:font-size="14pt" fo:font-weight="bold" officeooo:rsid="008a4c99" officeooo:paragraph-rsid="008a4c99" style:font-size-asian="14pt" style:font-weight-asian="bold" style:font-size-complex="14pt" style:font-weight-complex="bold"/>
    </style:style>
    <style:style style:name="P59" style:family="paragraph" style:parent-style-name="Standard">
      <style:paragraph-properties fo:text-align="justify" style:justify-single-word="false" fo:break-before="page"/>
      <style:text-properties style:font-name="Liberation Serif1" fo:font-size="14pt" officeooo:rsid="0000c973" officeooo:paragraph-rsid="001c5608" style:font-size-asian="14pt" style:font-size-complex="14pt"/>
    </style:style>
    <style:style style:name="P60" style:family="paragraph" style:parent-style-name="Table_20_Contents">
      <style:paragraph-properties fo:text-align="justify" style:justify-single-word="false"/>
      <style:text-properties style:font-name="Liberation Serif1" fo:font-size="14pt" officeooo:rsid="00979c72" officeooo:paragraph-rsid="00979c72" style:font-size-asian="14pt" style:font-size-complex="14pt"/>
    </style:style>
    <style:style style:name="P61" style:family="paragraph" style:parent-style-name="Standard">
      <style:paragraph-properties fo:text-align="justify" style:justify-single-word="false"/>
      <style:text-properties officeooo:paragraph-rsid="001c5608"/>
    </style:style>
    <style:style style:name="P62" style:family="paragraph" style:parent-style-name="Table_20_Contents">
      <style:paragraph-properties fo:text-align="justify" style:justify-single-word="false"/>
      <style:text-properties fo:font-size="14pt" fo:font-weight="bold" officeooo:rsid="00969efc" officeooo:paragraph-rsid="00969efc"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Liberation Serif1" fo:font-size="14pt" officeooo:rsid="0000c973" officeooo:paragraph-rsid="00a1b125" style:font-size-asian="14pt" style:font-size-complex="14pt"/>
    </style:style>
    <style:style style:name="P64" style:family="paragraph" style:parent-style-name="Standard">
      <style:paragraph-properties fo:text-align="justify" style:justify-single-word="false"/>
      <style:text-properties style:font-name="Liberation Serif1" fo:font-size="14pt" officeooo:rsid="009cd077" officeooo:paragraph-rsid="009cd077" style:font-size-asian="14pt" style:font-size-complex="14pt"/>
    </style:style>
    <style:style style:name="P65" style:family="paragraph" style:parent-style-name="Table_20_Contents">
      <style:paragraph-properties fo:text-align="justify" style:justify-single-word="false"/>
      <style:text-properties style:font-name="Liberation Serif1" fo:font-size="14pt" fo:font-weight="bold" officeooo:rsid="009c0208" officeooo:paragraph-rsid="009c0208" style:font-size-asian="14pt" style:font-weight-asian="bold" style:font-size-complex="14pt" style:font-weight-complex="bold"/>
    </style:style>
    <style:style style:name="P66" style:family="paragraph" style:parent-style-name="Standard">
      <style:paragraph-properties fo:text-align="justify" style:justify-single-word="false"/>
      <style:text-properties fo:font-size="14pt" officeooo:rsid="0042269f" officeooo:paragraph-rsid="0042269f" style:font-size-asian="14pt" style:font-size-complex="14pt"/>
    </style:style>
    <style:style style:name="P67" style:family="paragraph" style:parent-style-name="Standard">
      <style:paragraph-properties fo:text-align="justify" style:justify-single-word="false"/>
      <style:text-properties fo:font-size="14pt" officeooo:paragraph-rsid="0042269f" style:font-size-asian="14pt" style:font-size-complex="14pt"/>
    </style:style>
    <style:style style:name="P68" style:family="paragraph" style:parent-style-name="Standard">
      <style:paragraph-properties fo:text-align="justify" style:justify-single-word="false"/>
      <style:text-properties style:font-name="Liberation Serif1" fo:font-size="14pt" fo:language="en" fo:country="US" fo:font-style="normal" officeooo:rsid="0057b0f9" officeooo:paragraph-rsid="0057b0f9" style:font-size-asian="14pt" style:font-style-asian="normal" style:font-size-complex="14pt" style:font-style-complex="normal"/>
    </style:style>
    <style:style style:name="P69" style:family="paragraph" style:parent-style-name="Standard">
      <style:paragraph-properties fo:text-align="justify" style:justify-single-word="false"/>
      <style:text-properties fo:font-style="normal" officeooo:rsid="0057b0f9" officeooo:paragraph-rsid="0057b0f9" style:font-style-asian="normal" style:font-style-complex="normal"/>
    </style:style>
    <style:style style:name="P70" style:family="paragraph" style:parent-style-name="Standard">
      <style:paragraph-properties fo:text-align="justify" style:justify-single-word="false"/>
      <style:text-properties fo:font-size="14pt" fo:font-style="normal" officeooo:rsid="004ad193" officeooo:paragraph-rsid="00693802" style:font-size-asian="14pt" style:font-style-asian="normal" style:font-size-complex="14pt" style:font-style-complex="normal"/>
    </style:style>
    <style:style style:name="P71" style:family="paragraph" style:parent-style-name="Standard">
      <style:paragraph-properties fo:text-align="justify" style:justify-single-word="false"/>
      <style:text-properties fo:font-size="14pt" fo:language="en" fo:country="US" officeooo:rsid="005da1cc" officeooo:paragraph-rsid="005da1cc" style:font-size-asian="14pt" style:font-size-complex="14pt"/>
    </style:style>
    <style:style style:name="P72" style:family="paragraph" style:parent-style-name="Standard">
      <style:paragraph-properties fo:text-align="justify" style:justify-single-word="false"/>
      <style:text-properties style:font-name="Liberation Serif1" fo:font-size="14pt" fo:font-style="normal" officeooo:rsid="0057b0f9" officeooo:paragraph-rsid="0057b0f9" style:font-size-asian="14pt" style:font-style-asian="normal" style:font-size-complex="14pt" style:font-style-complex="normal"/>
    </style:style>
    <style:style style:name="P73" style:family="paragraph" style:parent-style-name="Standard">
      <style:paragraph-properties fo:text-align="justify" style:justify-single-word="false"/>
      <style:text-properties officeooo:paragraph-rsid="0057b0f9"/>
    </style:style>
    <style:style style:name="P74" style:family="paragraph" style:parent-style-name="Standard">
      <style:paragraph-properties fo:text-align="justify" style:justify-single-word="false"/>
      <style:text-properties officeooo:rsid="0057b0f9" officeooo:paragraph-rsid="0057b0f9"/>
    </style:style>
    <style:style style:name="P75" style:family="paragraph" style:parent-style-name="Standard">
      <style:paragraph-properties fo:text-align="justify" style:justify-single-word="false"/>
      <style:text-properties fo:font-size="14pt" officeooo:rsid="005d7eb5" officeooo:paragraph-rsid="005da1cc" style:font-size-asian="14pt" style:font-size-complex="14pt"/>
    </style:style>
    <style:style style:name="P76" style:family="paragraph" style:parent-style-name="Standard">
      <style:paragraph-properties fo:text-align="justify" style:justify-single-word="false"/>
      <style:text-properties officeooo:rsid="0057b0f9" officeooo:paragraph-rsid="005f44fe"/>
    </style:style>
    <style:style style:name="P77" style:family="paragraph" style:parent-style-name="Standard">
      <style:paragraph-properties fo:text-align="justify" style:justify-single-word="false"/>
      <style:text-properties fo:font-size="14pt" fo:font-style="normal" officeooo:rsid="004ad193" officeooo:paragraph-rsid="006a2051" style:font-size-asian="14pt" style:font-style-asian="normal" style:font-size-complex="14pt" style:font-style-complex="normal"/>
    </style:style>
    <style:style style:name="P78" style:family="paragraph" style:parent-style-name="Standard">
      <style:paragraph-properties fo:text-align="justify" style:justify-single-word="false"/>
      <style:text-properties fo:font-size="14pt" officeooo:paragraph-rsid="0057b0f9" style:font-size-asian="14pt" style:font-size-complex="14pt"/>
    </style:style>
    <style:style style:name="P79" style:family="paragraph" style:parent-style-name="Table_20_Contents">
      <style:paragraph-properties fo:text-align="justify" style:justify-single-word="false"/>
      <style:text-properties fo:font-size="14pt" officeooo:rsid="006b7482" officeooo:paragraph-rsid="006b7482" style:font-size-asian="14pt" style:font-size-complex="14pt"/>
    </style:style>
    <style:style style:name="P80" style:family="paragraph" style:parent-style-name="Table_20_Contents">
      <style:paragraph-properties fo:text-align="justify" style:justify-single-word="false"/>
      <style:text-properties fo:font-size="14pt" officeooo:rsid="006dfa1c" officeooo:paragraph-rsid="006dfa1c" style:font-size-asian="14pt" style:font-size-complex="14pt"/>
    </style:style>
    <style:style style:name="P81" style:family="paragraph" style:parent-style-name="Table_20_Contents">
      <style:paragraph-properties fo:text-align="justify" style:justify-single-word="false"/>
      <style:text-properties fo:font-size="14pt" officeooo:rsid="006f4b7f" officeooo:paragraph-rsid="006f4b7f" style:font-size-asian="14pt" style:font-size-complex="14pt"/>
    </style:style>
    <style:style style:name="P82" style:family="paragraph" style:parent-style-name="Standard">
      <style:paragraph-properties fo:text-align="justify" style:justify-single-word="false"/>
      <style:text-properties style:font-name="Liberation Serif1" fo:font-size="14pt" fo:font-style="normal" officeooo:rsid="003484bf" officeooo:paragraph-rsid="003484bf" style:font-size-asian="14pt" style:font-style-asian="normal" style:font-size-complex="14pt" style:font-style-complex="normal"/>
    </style:style>
    <style:style style:name="P83" style:family="paragraph" style:parent-style-name="Standard">
      <style:paragraph-properties fo:text-align="justify" style:justify-single-word="false"/>
      <style:text-properties fo:font-size="14pt" officeooo:rsid="005d7eb5" officeooo:paragraph-rsid="0065ca78" style:font-size-asian="14pt" style:font-size-complex="14pt"/>
    </style:style>
    <style:style style:name="P84" style:family="paragraph" style:parent-style-name="Standard">
      <style:paragraph-properties fo:text-align="justify" style:justify-single-word="false"/>
      <style:text-properties officeooo:paragraph-rsid="004ad193"/>
    </style:style>
    <style:style style:name="P85" style:family="paragraph" style:parent-style-name="Standard">
      <style:paragraph-properties fo:text-align="justify" style:justify-single-word="false"/>
      <style:text-properties fo:font-size="14pt" fo:font-style="normal" officeooo:paragraph-rsid="0067a0b6" style:font-size-asian="14pt" style:font-style-asian="normal" style:font-size-complex="14pt" style:font-style-complex="normal"/>
    </style:style>
    <style:style style:name="P86" style:family="paragraph" style:parent-style-name="Standard">
      <style:paragraph-properties fo:text-align="justify" style:justify-single-word="false"/>
      <style:text-properties fo:font-size="14pt" fo:font-style="normal" officeooo:rsid="004ad193" officeooo:paragraph-rsid="0067a0b6" style:font-size-asian="14pt" style:font-style-asian="normal" style:font-size-complex="14pt" style:font-style-complex="normal"/>
    </style:style>
    <style:style style:name="P87" style:family="paragraph" style:parent-style-name="Standard">
      <style:paragraph-properties fo:text-align="justify" style:justify-single-word="false"/>
      <style:text-properties fo:font-size="14pt" officeooo:rsid="005d7eb5" officeooo:paragraph-rsid="0062909f" style:font-size-asian="14pt" style:font-size-complex="14pt"/>
    </style:style>
    <style:style style:name="P88" style:family="paragraph" style:parent-style-name="Standard">
      <style:paragraph-properties fo:text-align="justify" style:justify-single-word="false"/>
      <style:text-properties officeooo:paragraph-rsid="008daa28"/>
    </style:style>
    <style:style style:name="P89" style:family="paragraph" style:parent-style-name="Standard">
      <style:paragraph-properties fo:text-align="justify" style:justify-single-word="false"/>
      <style:text-properties fo:font-size="14pt" fo:font-style="normal" officeooo:rsid="004ad193" officeooo:paragraph-rsid="00664ab6" style:font-size-asian="14pt" style:font-style-asian="normal" style:font-size-complex="14pt" style:font-style-complex="normal"/>
    </style:style>
    <style:style style:name="P90" style:family="paragraph" style:parent-style-name="Standard">
      <style:paragraph-properties fo:text-align="justify" style:justify-single-word="false"/>
      <style:text-properties style:font-name="Liberation Serif1" fo:font-size="14pt" officeooo:rsid="004c0146" officeooo:paragraph-rsid="004c0146" style:font-size-asian="14pt" style:font-size-complex="14pt"/>
    </style:style>
    <style:style style:name="P91" style:family="paragraph" style:parent-style-name="Standard">
      <style:paragraph-properties fo:text-align="justify" style:justify-single-word="false"/>
      <style:text-properties style:font-name="Liberation Serif1" fo:font-size="14pt" officeooo:rsid="003484bf" officeooo:paragraph-rsid="0051225f" style:font-size-asian="14pt" style:font-size-complex="14pt"/>
    </style:style>
    <style:style style:name="P92" style:family="paragraph" style:parent-style-name="Standard">
      <style:paragraph-properties fo:text-align="justify" style:justify-single-word="false"/>
      <style:text-properties style:font-name="Liberation Serif1" fo:font-size="14pt" officeooo:rsid="003484bf" officeooo:paragraph-rsid="0050a179" style:font-size-asian="14pt" style:font-size-complex="14pt"/>
    </style:style>
    <style:style style:name="P93" style:family="paragraph" style:parent-style-name="Standard">
      <style:paragraph-properties fo:text-align="justify" style:justify-single-word="false"/>
      <style:text-properties officeooo:paragraph-rsid="008fc29d"/>
    </style:style>
    <style:style style:name="P94" style:family="paragraph" style:parent-style-name="Standard">
      <style:paragraph-properties fo:text-align="justify" style:justify-single-word="false"/>
      <style:text-properties fo:font-size="14pt" officeooo:rsid="005d7eb5" officeooo:paragraph-rsid="006372d1" style:font-size-asian="14pt" style:font-size-complex="14pt"/>
    </style:style>
    <style:style style:name="P95" style:family="paragraph" style:parent-style-name="Standard">
      <style:paragraph-properties fo:text-align="justify" style:justify-single-word="false"/>
      <style:text-properties officeooo:paragraph-rsid="008f4ffe"/>
    </style:style>
    <style:style style:name="P96" style:family="paragraph" style:parent-style-name="Standard">
      <style:paragraph-properties fo:text-align="justify" style:justify-single-word="false"/>
      <style:text-properties officeooo:paragraph-rsid="0067a0b6"/>
    </style:style>
    <style:style style:name="P97" style:family="paragraph" style:parent-style-name="Table_20_Contents">
      <style:paragraph-properties fo:text-align="justify" style:justify-single-word="false"/>
      <style:text-properties fo:font-size="14pt" officeooo:rsid="0071681c" officeooo:paragraph-rsid="0071681c" style:font-size-asian="14pt" style:font-size-complex="14pt"/>
    </style:style>
    <style:style style:name="P98" style:family="paragraph" style:parent-style-name="Table_20_Contents">
      <style:paragraph-properties fo:text-align="justify" style:justify-single-word="false"/>
      <style:text-properties fo:font-size="14pt" officeooo:rsid="00731f34" officeooo:paragraph-rsid="00731f34" style:font-size-asian="14pt" style:font-size-complex="14pt"/>
    </style:style>
    <style:style style:name="P99" style:family="paragraph" style:parent-style-name="Standard">
      <style:paragraph-properties fo:text-align="justify" style:justify-single-word="false"/>
      <style:text-properties fo:font-size="14pt" officeooo:paragraph-rsid="0043f5d9" style:font-size-asian="14pt" style:font-size-complex="14pt"/>
    </style:style>
    <style:style style:name="P100" style:family="paragraph" style:parent-style-name="Table_20_Contents">
      <style:paragraph-properties fo:text-align="justify" style:justify-single-word="false"/>
      <style:text-properties fo:font-size="14pt" officeooo:rsid="00755cf8" officeooo:paragraph-rsid="00755cf8" style:font-size-asian="14pt" style:font-size-complex="14pt"/>
    </style:style>
    <style:style style:name="P101" style:family="paragraph" style:parent-style-name="Standard">
      <style:text-properties style:font-name="Liberation Serif1" fo:font-size="14pt" officeooo:rsid="007d9a61" officeooo:paragraph-rsid="007d9a61" style:font-size-asian="14pt" style:font-size-complex="14pt"/>
    </style:style>
    <style:style style:name="P102" style:family="paragraph" style:parent-style-name="Standard">
      <style:text-properties style:font-name="Liberation Serif1" fo:font-size="10pt" officeooo:rsid="007d9a61" officeooo:paragraph-rsid="007d9a61" style:font-size-asian="8.75pt" style:font-size-complex="10pt"/>
    </style:style>
    <style:style style:name="P103" style:family="paragraph" style:parent-style-name="Table_20_Contents">
      <style:text-properties style:font-name="Liberation Serif1" fo:font-size="14pt" style:font-size-asian="14pt" style:font-size-complex="14pt"/>
    </style:style>
    <style:style style:name="P104" style:family="paragraph" style:parent-style-name="Table_20_Contents">
      <style:text-properties style:font-name="Liberation Serif1" fo:font-size="14pt" officeooo:rsid="007e0aaf" officeooo:paragraph-rsid="007e0aaf" style:font-size-asian="14pt" style:font-size-complex="14pt"/>
    </style:style>
    <style:style style:name="P105" style:family="paragraph" style:parent-style-name="Table_20_Contents">
      <style:text-properties style:font-name="Liberation Serif1" fo:font-size="14pt" officeooo:rsid="007e20e1" officeooo:paragraph-rsid="007e20e1" style:font-size-asian="14pt" style:font-size-complex="14pt"/>
    </style:style>
    <style:style style:name="P106" style:family="paragraph" style:parent-style-name="Table_20_Contents">
      <style:text-properties style:font-name="Liberation Serif1" fo:font-size="14pt" officeooo:rsid="007fc65c" officeooo:paragraph-rsid="007fc65c" style:font-size-asian="14pt" style:font-size-complex="14pt"/>
    </style:style>
    <style:style style:name="P107" style:family="paragraph" style:parent-style-name="Table_20_Contents">
      <style:text-properties style:font-name="Liberation Serif1" fo:font-size="14pt" officeooo:rsid="00814746" officeooo:paragraph-rsid="00814746" style:font-size-asian="14pt" style:font-size-complex="14pt"/>
    </style:style>
    <style:style style:name="P108" style:family="paragraph" style:parent-style-name="Standard">
      <style:text-properties style:font-name="Liberation Serif1" fo:font-size="14pt" officeooo:rsid="008282ea" officeooo:paragraph-rsid="008282ea" style:font-size-asian="14pt" style:font-size-complex="14pt"/>
    </style:style>
    <style:style style:name="P109" style:family="paragraph" style:parent-style-name="Heading_20_1">
      <style:paragraph-properties fo:break-before="page"/>
      <style:text-properties style:font-name="Liberation Serif1" officeooo:paragraph-rsid="00839c33"/>
    </style:style>
    <style:style style:name="P110" style:family="paragraph" style:parent-style-name="Horizontal_20_Line">
      <style:text-properties officeooo:paragraph-rsid="00839c33"/>
    </style:style>
    <style:style style:name="P111" style:family="paragraph" style:parent-style-name="Standard">
      <style:paragraph-properties fo:text-align="justify" style:justify-single-word="false"/>
      <style:text-properties fo:font-size="14pt" officeooo:rsid="00a60866" officeooo:paragraph-rsid="00a60866" style:font-size-asian="14pt" style:font-size-complex="14pt"/>
    </style:style>
    <style:style style:name="P112" style:family="paragraph" style:parent-style-name="Standard">
      <style:paragraph-properties fo:text-align="justify" style:justify-single-word="false"/>
      <style:text-properties fo:font-size="14pt" fo:font-weight="bold" officeooo:rsid="00a801bb" officeooo:paragraph-rsid="00a801bb" style:font-size-asian="14pt" style:font-weight-asian="bold" style:font-size-complex="14pt" style:font-weight-complex="bold"/>
    </style:style>
    <style:style style:name="P113" style:family="paragraph" style:parent-style-name="Table_20_Contents">
      <style:paragraph-properties fo:text-align="justify" style:justify-single-word="false"/>
      <style:text-properties fo:font-size="14pt" fo:font-weight="bold" officeooo:rsid="00a615ba" officeooo:paragraph-rsid="00a801bb" style:font-size-asian="14pt" style:font-weight-asian="bold" style:font-size-complex="14pt" style:font-weight-complex="bold"/>
    </style:style>
    <style:style style:name="P114" style:family="paragraph" style:parent-style-name="Table_20_Contents">
      <style:paragraph-properties fo:text-align="justify" style:justify-single-word="false"/>
      <style:text-properties fo:font-size="14pt" officeooo:rsid="00a615ba" officeooo:paragraph-rsid="00a801bb" style:font-size-asian="14pt" style:font-size-complex="14pt"/>
    </style:style>
    <style:style style:name="P115" style:family="paragraph" style:parent-style-name="Table_20_Contents">
      <style:paragraph-properties fo:text-align="justify" style:justify-single-word="false"/>
      <style:text-properties fo:font-size="14pt" fo:font-weight="bold" officeooo:rsid="00a801bb" officeooo:paragraph-rsid="00a801bb" style:font-size-asian="14pt" style:font-weight-asian="bold" style:font-size-complex="14pt" style:font-weight-complex="bold"/>
    </style:style>
    <style:style style:name="P116" style:family="paragraph" style:parent-style-name="Table_20_Contents">
      <style:paragraph-properties fo:text-align="justify" style:justify-single-word="false"/>
      <style:text-properties fo:font-size="14pt" officeooo:rsid="00a801bb" officeooo:paragraph-rsid="00a801bb" style:font-size-asian="14pt" style:font-size-complex="14pt"/>
    </style:style>
    <style:style style:name="P117" style:family="paragraph" style:parent-style-name="Table_20_Contents">
      <style:paragraph-properties fo:text-align="justify" style:justify-single-word="false"/>
      <style:text-properties officeooo:paragraph-rsid="00a801bb"/>
    </style:style>
    <style:style style:name="P118" style:family="paragraph" style:parent-style-name="Table_20_Contents">
      <style:paragraph-properties fo:text-align="justify" style:justify-single-word="false"/>
      <style:text-properties fo:font-size="14pt" fo:font-weight="bold" officeooo:rsid="00a9d79f" officeooo:paragraph-rsid="00a9d79f" style:font-size-asian="14pt" style:font-weight-asian="bold" style:font-size-complex="14pt" style:font-weight-complex="bold"/>
    </style:style>
    <style:style style:name="P119" style:family="paragraph" style:parent-style-name="Table_20_Contents">
      <style:paragraph-properties fo:text-align="justify" style:justify-single-word="false"/>
      <style:text-properties fo:font-size="14pt" officeooo:rsid="00a9d79f" officeooo:paragraph-rsid="00a9d79f" style:font-size-asian="14pt" style:font-size-complex="14pt"/>
    </style:style>
    <style:style style:name="P120" style:family="paragraph" style:parent-style-name="Standard">
      <style:paragraph-properties fo:text-align="justify" style:justify-single-word="false"/>
      <style:text-properties fo:font-size="14pt" fo:font-weight="bold" officeooo:rsid="00ab6d48" officeooo:paragraph-rsid="00ab6d48" style:font-size-asian="14pt" style:font-weight-asian="bold" style:font-size-complex="14pt" style:font-weight-complex="bold"/>
    </style:style>
    <style:style style:name="P121" style:family="paragraph" style:parent-style-name="Table_20_Contents">
      <style:paragraph-properties fo:text-align="justify" style:justify-single-word="false"/>
      <style:text-properties fo:font-size="14pt" fo:font-weight="bold" officeooo:rsid="00abdb1c" officeooo:paragraph-rsid="00abdb1c" style:font-size-asian="14pt" style:font-weight-asian="bold" style:font-size-complex="14pt" style:font-weight-complex="bold"/>
    </style:style>
    <style:style style:name="P122" style:family="paragraph" style:parent-style-name="Table_20_Contents">
      <style:paragraph-properties fo:text-align="justify" style:justify-single-word="false"/>
      <style:text-properties fo:font-size="14pt" officeooo:rsid="00abdb1c" officeooo:paragraph-rsid="00abdb1c" style:font-size-asian="14pt" style:font-size-complex="14pt"/>
    </style:style>
    <style:style style:name="P123" style:family="paragraph" style:parent-style-name="Standard">
      <style:paragraph-properties fo:text-align="justify" style:justify-single-word="false"/>
      <style:text-properties fo:font-size="14pt" fo:font-weight="bold" officeooo:rsid="00abff9b" officeooo:paragraph-rsid="00abff9b" style:font-size-asian="14pt" style:font-weight-asian="bold" style:font-size-complex="14pt" style:font-weight-complex="bold"/>
    </style:style>
    <style:style style:name="P124" style:family="paragraph" style:parent-style-name="Table_20_Contents">
      <style:paragraph-properties fo:text-align="justify" style:justify-single-word="false"/>
      <style:text-properties fo:font-size="14pt" fo:font-weight="bold" officeooo:rsid="00abff9b" officeooo:paragraph-rsid="00abff9b" style:font-size-asian="14pt" style:font-weight-asian="bold" style:font-size-complex="14pt" style:font-weight-complex="bold"/>
    </style:style>
    <style:style style:name="P125" style:family="paragraph" style:parent-style-name="Table_20_Contents">
      <style:paragraph-properties fo:text-align="justify" style:justify-single-word="false"/>
      <style:text-properties fo:font-size="14pt" officeooo:rsid="00abff9b" officeooo:paragraph-rsid="00abff9b" style:font-size-asian="14pt" style:font-size-complex="14pt"/>
    </style:style>
    <style:style style:name="P126" style:family="paragraph" style:parent-style-name="Table_20_Contents">
      <style:paragraph-properties fo:text-align="justify" style:justify-single-word="false"/>
      <style:text-properties fo:font-size="14pt" officeooo:rsid="00ad0c32" officeooo:paragraph-rsid="00ae3a89" style:font-size-asian="14pt" style:font-size-complex="14pt"/>
    </style:style>
    <style:style style:name="P127" style:family="paragraph" style:parent-style-name="Table_20_Contents">
      <style:paragraph-properties fo:text-align="justify" style:justify-single-word="false"/>
      <style:text-properties fo:font-size="14pt" officeooo:rsid="00ad0c32" officeooo:paragraph-rsid="00ad0c32" style:font-size-asian="14pt" style:font-size-complex="14pt"/>
    </style:style>
    <style:style style:name="P128" style:family="paragraph" style:parent-style-name="Standard">
      <style:paragraph-properties fo:text-align="justify" style:justify-single-word="false"/>
      <style:text-properties fo:font-size="14pt" fo:font-weight="bold" officeooo:rsid="00af6fc1" officeooo:paragraph-rsid="00af6fc1" style:font-size-asian="14pt" style:font-weight-asian="bold" style:font-size-complex="14pt" style:font-weight-complex="bold"/>
    </style:style>
    <style:style style:name="P129" style:family="paragraph" style:parent-style-name="Standard">
      <style:paragraph-properties fo:text-align="justify" style:justify-single-word="false"/>
      <style:text-properties fo:font-size="14pt" officeooo:rsid="00af6fc1" officeooo:paragraph-rsid="00af6fc1" style:font-size-asian="14pt" style:font-size-complex="14pt"/>
    </style:style>
    <style:style style:name="P130" style:family="paragraph" style:parent-style-name="Table_20_Contents">
      <style:paragraph-properties fo:text-align="justify" style:justify-single-word="false"/>
      <style:text-properties fo:font-size="14pt" fo:font-weight="bold" officeooo:rsid="00af8bbf" officeooo:paragraph-rsid="00af8bbf" style:font-size-asian="14pt" style:font-weight-asian="bold" style:font-size-complex="14pt" style:font-weight-complex="bold"/>
    </style:style>
    <style:style style:name="P131" style:family="paragraph" style:parent-style-name="Table_20_Contents">
      <style:paragraph-properties fo:text-align="justify" style:justify-single-word="false"/>
      <style:text-properties fo:font-size="14pt" officeooo:rsid="00b24691" officeooo:paragraph-rsid="00b24691" style:font-size-asian="14pt" style:font-size-complex="14pt"/>
    </style:style>
    <style:style style:name="P132" style:family="paragraph" style:parent-style-name="Table_20_Contents">
      <style:paragraph-properties fo:text-align="justify" style:justify-single-word="false"/>
      <style:text-properties officeooo:paragraph-rsid="00b24691"/>
    </style:style>
    <style:style style:name="P133" style:family="paragraph" style:parent-style-name="Standard">
      <style:paragraph-properties fo:text-align="justify" style:justify-single-word="false"/>
      <style:text-properties fo:font-size="14pt" fo:font-weight="bold" officeooo:rsid="00af8bbf" officeooo:paragraph-rsid="00af8bbf" style:font-size-asian="14pt" style:font-weight-asian="bold" style:font-size-complex="14pt" style:font-weight-complex="bold"/>
    </style:style>
    <style:style style:name="P134" style:family="paragraph" style:parent-style-name="Table_20_Contents">
      <style:paragraph-properties fo:text-align="justify" style:justify-single-word="false"/>
      <style:text-properties fo:font-size="14pt" fo:font-weight="bold" officeooo:rsid="00b24691" officeooo:paragraph-rsid="00b24691" style:font-size-asian="14pt" style:font-weight-asian="bold" style:font-size-complex="14pt" style:font-weight-complex="bold"/>
    </style:style>
    <style:style style:name="P135" style:family="paragraph" style:parent-style-name="Standard">
      <style:paragraph-properties fo:text-align="justify" style:justify-single-word="false" fo:break-before="page"/>
      <style:text-properties fo:font-size="14pt" officeooo:rsid="00af8bbf" officeooo:paragraph-rsid="00af8bbf" style:font-size-asian="14pt" style:font-size-complex="14pt"/>
    </style:style>
    <style:style style:name="P136" style:family="paragraph" style:parent-style-name="Standard">
      <style:paragraph-properties fo:text-align="justify" style:justify-single-word="false"/>
      <style:text-properties fo:font-size="14pt" officeooo:rsid="00af8bbf" officeooo:paragraph-rsid="00af8bbf" style:font-size-asian="14pt" style:font-size-complex="14pt"/>
    </style:style>
    <style:style style:name="P137" style:family="paragraph" style:parent-style-name="Table_20_Contents">
      <style:paragraph-properties fo:text-align="justify" style:justify-single-word="false"/>
      <style:text-properties fo:font-size="14pt" fo:font-weight="bold" officeooo:rsid="00b484f4" officeooo:paragraph-rsid="00b484f4" style:font-size-asian="14pt" style:font-weight-asian="bold" style:font-size-complex="14pt" style:font-weight-complex="bold"/>
    </style:style>
    <style:style style:name="P138" style:family="paragraph" style:parent-style-name="Table_20_Contents">
      <style:paragraph-properties fo:text-align="justify" style:justify-single-word="false"/>
      <style:text-properties fo:font-size="14pt" officeooo:rsid="00b484f4" officeooo:paragraph-rsid="00b484f4" style:font-size-asian="14pt" style:font-size-complex="14pt"/>
    </style:style>
    <style:style style:name="T1" style:family="text">
      <style:text-properties style:font-name="Liberation Serif1"/>
    </style:style>
    <style:style style:name="T2" style:family="text">
      <style:text-properties style:font-name="Liberation Serif1" officeooo:rsid="0076f5ae"/>
    </style:style>
    <style:style style:name="T3" style:family="text">
      <style:text-properties style:font-name="Liberation Serif" officeooo:rsid="007a1537"/>
    </style:style>
    <style:style style:name="T4" style:family="text">
      <style:text-properties style:font-name="Liberation Serif" fo:language="en" fo:country="US" officeooo:rsid="007bd118"/>
    </style:style>
    <style:style style:name="T5" style:family="text">
      <style:text-properties officeooo:rsid="0000c973"/>
    </style:style>
    <style:style style:name="T6" style:family="text">
      <style:text-properties officeooo:rsid="003484bf"/>
    </style:style>
    <style:style style:name="T7" style:family="text">
      <style:text-properties officeooo:rsid="0002b593"/>
    </style:style>
    <style:style style:name="T8" style:family="text">
      <style:text-properties fo:font-weight="bold" officeooo:rsid="0002b593" style:font-weight-asian="bold" style:font-weight-complex="bold"/>
    </style:style>
    <style:style style:name="T9" style:family="text">
      <style:text-properties officeooo:rsid="00bcd371"/>
    </style:style>
    <style:style style:name="T10" style:family="text">
      <style:text-properties officeooo:rsid="00394075"/>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language="en" fo:country="US" officeooo:rsid="002da01b"/>
    </style:style>
    <style:style style:name="T14" style:family="text">
      <style:text-properties style:font-name="Liberation Serif1" fo:font-size="14pt" officeooo:rsid="0003e13c" style:font-size-asian="14pt" style:font-size-complex="14pt"/>
    </style:style>
    <style:style style:name="T15" style:family="text">
      <style:text-properties style:font-name="Liberation Serif1" fo:font-size="14pt" style:font-size-asian="14pt" style:font-size-complex="14pt"/>
    </style:style>
    <style:style style:name="T16" style:family="text">
      <style:text-properties style:font-name="Liberation Serif1" fo:font-size="14pt" fo:font-weight="bold" officeooo:rsid="0003e13c" style:font-size-asian="14pt" style:font-weight-asian="bold" style:font-size-complex="14pt" style:font-weight-complex="bold"/>
    </style:style>
    <style:style style:name="T17" style:family="text">
      <style:text-properties officeooo:rsid="00083c8b"/>
    </style:style>
    <style:style style:name="T18" style:family="text">
      <style:text-properties fo:font-weight="bold" officeooo:rsid="00093915" style:font-weight-asian="bold" style:font-weight-complex="bold"/>
    </style:style>
    <style:style style:name="T19" style:family="text">
      <style:text-properties officeooo:rsid="0009533d"/>
    </style:style>
    <style:style style:name="T20" style:family="text">
      <style:text-properties officeooo:rsid="009e79f0"/>
    </style:style>
    <style:style style:name="T21" style:family="text">
      <style:text-properties fo:font-style="italic" style:font-style-asian="italic" style:font-style-complex="italic"/>
    </style:style>
    <style:style style:name="T22" style:family="text">
      <style:text-properties officeooo:rsid="00a00c1d"/>
    </style:style>
    <style:style style:name="T23" style:family="text">
      <style:text-properties fo:font-weight="bold" officeooo:rsid="000b407d" style:font-weight-asian="bold" style:font-weight-complex="bold"/>
    </style:style>
    <style:style style:name="T24" style:family="text">
      <style:text-properties fo:font-weight="bold" officeooo:rsid="000f9ddf" style:font-weight-asian="bold" style:font-weight-complex="bold"/>
    </style:style>
    <style:style style:name="T25" style:family="text">
      <style:text-properties officeooo:rsid="00423492"/>
    </style:style>
    <style:style style:name="T26" style:family="text">
      <style:text-properties officeooo:rsid="000f9ddf"/>
    </style:style>
    <style:style style:name="T27" style:family="text">
      <style:text-properties officeooo:rsid="005bc5c4"/>
    </style:style>
    <style:style style:name="T28" style:family="text">
      <style:text-properties fo:font-weight="bold" officeooo:rsid="000fc7a0" style:font-weight-asian="bold" style:font-weight-complex="bold"/>
    </style:style>
    <style:style style:name="T29" style:family="text">
      <style:text-properties officeooo:rsid="00794c08"/>
    </style:style>
    <style:style style:name="T30" style:family="text">
      <style:text-properties officeooo:rsid="000fc7a0"/>
    </style:style>
    <style:style style:name="T31" style:family="text">
      <style:text-properties officeooo:rsid="001171fc"/>
    </style:style>
    <style:style style:name="T32" style:family="text">
      <style:text-properties fo:font-weight="bold" officeooo:rsid="001171fc" style:font-weight-asian="bold" style:font-weight-complex="bold"/>
    </style:style>
    <style:style style:name="T33" style:family="text">
      <style:text-properties fo:font-weight="bold" officeooo:rsid="00134812" style:font-weight-asian="bold" style:font-weight-complex="bold"/>
    </style:style>
    <style:style style:name="T34" style:family="text">
      <style:text-properties officeooo:rsid="00134812"/>
    </style:style>
    <style:style style:name="T35" style:family="text">
      <style:text-properties officeooo:rsid="0013d041"/>
    </style:style>
    <style:style style:name="T36" style:family="text">
      <style:text-properties officeooo:rsid="00176ab7"/>
    </style:style>
    <style:style style:name="T37" style:family="text">
      <style:text-properties officeooo:rsid="002557d4"/>
    </style:style>
    <style:style style:name="T38" style:family="text">
      <style:text-properties officeooo:rsid="0078614a"/>
    </style:style>
    <style:style style:name="T39" style:family="text">
      <style:text-properties officeooo:rsid="0028183b"/>
    </style:style>
    <style:style style:name="T40" style:family="text">
      <style:text-properties style:font-name="Liberation Serif1" fo:font-size="14pt" fo:font-weight="bold" officeooo:rsid="0000c973" style:font-size-asian="14pt" style:font-weight-asian="bold" style:font-size-complex="14pt" style:font-weight-complex="bold"/>
    </style:style>
    <style:style style:name="T41" style:family="text">
      <style:text-properties style:font-name="Liberation Serif1" fo:font-size="14pt" officeooo:rsid="0000c973" style:font-size-asian="14pt" style:font-size-complex="14pt"/>
    </style:style>
    <style:style style:name="T42" style:family="text">
      <style:text-properties fo:font-weight="bold" officeooo:rsid="00306ce9" style:font-weight-asian="bold" style:font-weight-complex="bold"/>
    </style:style>
    <style:style style:name="T43" style:family="text">
      <style:text-properties officeooo:rsid="00306ce9"/>
    </style:style>
    <style:style style:name="T44" style:family="text">
      <style:text-properties officeooo:rsid="00315cb0"/>
    </style:style>
    <style:style style:name="T45" style:family="text">
      <style:text-properties officeooo:rsid="0003e13c"/>
    </style:style>
    <style:style style:name="T46" style:family="text">
      <style:text-properties style:font-name-asian="Microsoft YaHei" style:font-name-complex="Arial2"/>
    </style:style>
    <style:style style:name="T47" style:family="text">
      <style:text-properties officeooo:rsid="003484bf" style:font-name-asian="Microsoft YaHei" style:font-name-complex="Arial2"/>
    </style:style>
    <style:style style:name="T48" style:family="text">
      <style:text-properties style:font-name="Liberation Serif1" fo:font-size="14pt" officeooo:rsid="003484bf" style:font-size-asian="14pt" style:font-size-complex="14pt"/>
    </style:style>
    <style:style style:name="T49" style:family="text">
      <style:text-properties style:font-name="Liberation Serif1" fo:font-size="14pt" fo:font-weight="bold" officeooo:rsid="00414e63" style:font-size-asian="14pt" style:font-weight-asian="bold" style:font-size-complex="14pt" style:font-weight-complex="bold"/>
    </style:style>
    <style:style style:name="T50" style:family="text">
      <style:text-properties fo:font-weight="bold" officeooo:rsid="0036d267" style:font-weight-asian="bold" style:font-weight-complex="bold"/>
    </style:style>
    <style:style style:name="T51" style:family="text">
      <style:text-properties officeooo:rsid="0099f736"/>
    </style:style>
    <style:style style:name="T52" style:family="text">
      <style:text-properties fo:font-weight="bold" officeooo:rsid="003766de" style:font-weight-asian="bold" style:font-weight-complex="bold"/>
    </style:style>
    <style:style style:name="T53" style:family="text">
      <style:text-properties officeooo:rsid="0088dc72"/>
    </style:style>
    <style:style style:name="T54" style:family="text">
      <style:text-properties officeooo:rsid="0088dcba"/>
    </style:style>
    <style:style style:name="T55" style:family="text">
      <style:text-properties fo:language="en" fo:country="US" officeooo:rsid="00922e81"/>
    </style:style>
    <style:style style:name="T56" style:family="text">
      <style:text-properties style:font-name="Liberation Serif" officeooo:rsid="00a1b125" style:font-name-asian="Liberation Serif" style:font-name-complex="Liberation Serif"/>
    </style:style>
    <style:style style:name="T57" style:family="text">
      <style:text-properties officeooo:rsid="009b88dd"/>
    </style:style>
    <style:style style:name="T58" style:family="text">
      <style:text-properties fo:font-weight="bold" officeooo:rsid="00b78774" style:font-weight-asian="bold" style:font-weight-complex="bold"/>
    </style:style>
    <style:style style:name="T59" style:family="text">
      <style:text-properties fo:font-weight="bold"/>
    </style:style>
    <style:style style:name="T60" style:family="text">
      <style:text-properties officeooo:rsid="009c0208"/>
    </style:style>
    <style:style style:name="T61" style:family="text">
      <style:text-properties officeooo:rsid="0042269f"/>
    </style:style>
    <style:style style:name="T62" style:family="text">
      <style:text-properties officeooo:rsid="00693802"/>
    </style:style>
    <style:style style:name="T63" style:family="text">
      <style:text-properties fo:language="en" fo:country="US" fo:font-weight="bold" officeooo:rsid="0057b0f9" style:font-weight-asian="bold" style:font-weight-complex="bold"/>
    </style:style>
    <style:style style:name="T64" style:family="text">
      <style:text-properties fo:font-style="normal" style:font-style-asian="normal" style:font-style-complex="normal"/>
    </style:style>
    <style:style style:name="T65" style:family="text">
      <style:text-properties style:font-name="Liberation Serif1" fo:font-size="14pt" fo:font-style="normal" fo:font-weight="normal" officeooo:rsid="004ad193" style:font-size-asian="14pt" style:font-style-asian="normal" style:font-weight-asian="normal" style:font-size-complex="14pt" style:font-style-complex="normal" style:font-weight-complex="normal"/>
    </style:style>
    <style:style style:name="T66" style:family="text">
      <style:text-properties style:font-name="Liberation Serif1" fo:font-size="14pt" fo:font-style="normal" fo:font-weight="normal" officeooo:rsid="0057b0f9" style:font-size-asian="14pt" style:font-style-asian="normal" style:font-weight-asian="normal" style:font-size-complex="14pt" style:font-style-complex="normal" style:font-weight-complex="normal"/>
    </style:style>
    <style:style style:name="T67" style:family="text">
      <style:text-properties style:font-name="Liberation Serif1" fo:font-size="14pt" fo:font-style="normal" fo:font-weight="normal" officeooo:rsid="005b220a" style:font-size-asian="14pt" style:font-style-asian="normal" style:font-weight-asian="normal" style:font-size-complex="14pt" style:font-style-complex="normal" style:font-weight-complex="normal"/>
    </style:style>
    <style:style style:name="T68" style:family="text">
      <style:text-properties style:font-name="Liberation Serif1" fo:font-size="14pt" fo:language="en" fo:country="US" fo:font-style="normal" fo:font-weight="normal" officeooo:rsid="005b220a" style:font-size-asian="14pt" style:font-style-asian="normal" style:font-weight-asian="normal" style:font-size-complex="14pt" style:font-style-complex="normal" style:font-weight-complex="normal"/>
    </style:style>
    <style:style style:name="T69" style:family="text">
      <style:text-properties style:font-name="Liberation Serif1" fo:font-size="14pt" fo:language="ru" fo:country="RU" fo:font-style="normal" fo:font-weight="normal" officeooo:rsid="005b220a" style:font-size-asian="14pt" style:font-style-asian="normal" style:font-weight-asian="normal" style:font-size-complex="14pt" style:font-style-complex="normal" style:font-weight-complex="normal"/>
    </style:style>
    <style:style style:name="T70" style:family="text">
      <style:text-properties style:font-name="Liberation Serif1" fo:font-size="14pt" fo:font-style="normal" style:font-size-asian="14pt" style:font-style-asian="normal" style:font-size-complex="14pt" style:font-style-complex="normal"/>
    </style:style>
    <style:style style:name="T71" style:family="text">
      <style:text-properties style:font-name="Liberation Serif1" fo:font-size="14pt" fo:font-style="normal" fo:font-weight="normal" style:font-size-asian="14pt" style:font-style-asian="normal" style:font-weight-asian="normal" style:font-size-complex="14pt" style:font-style-complex="normal" style:font-weight-complex="normal"/>
    </style:style>
    <style:style style:name="T72" style:family="text">
      <style:text-properties style:font-name="Liberation Serif1" fo:font-size="14pt" fo:font-style="normal" fo:font-weight="bold" style:font-size-asian="14pt" style:font-style-asian="normal" style:font-weight-asian="bold" style:font-size-complex="14pt" style:font-style-complex="normal" style:font-weight-complex="bold"/>
    </style:style>
    <style:style style:name="T73" style:family="text">
      <style:text-properties style:font-name="Liberation Serif1" fo:font-size="14pt" fo:font-style="normal" officeooo:rsid="005bc5c4" style:font-size-asian="14pt" style:font-style-asian="normal" style:font-size-complex="14pt" style:font-style-complex="normal"/>
    </style:style>
    <style:style style:name="T74" style:family="text">
      <style:text-properties style:font-name="Liberation Serif1" fo:font-size="14pt" fo:font-style="normal" fo:font-weight="bold" officeooo:rsid="005bc5c4" style:font-size-asian="14pt" style:font-style-asian="normal" style:font-weight-asian="bold" style:font-size-complex="14pt" style:font-style-complex="normal" style:font-weight-complex="bold"/>
    </style:style>
    <style:style style:name="T75" style:family="text">
      <style:text-properties style:font-name="Liberation Serif1" fo:font-size="14pt" fo:font-style="normal" fo:font-weight="normal" officeooo:rsid="005bc5c4" style:font-size-asian="14pt" style:font-style-asian="normal" style:font-weight-asian="normal" style:font-size-complex="14pt" style:font-style-complex="normal" style:font-weight-complex="normal"/>
    </style:style>
    <style:style style:name="T76" style:family="text">
      <style:text-properties style:font-name="Liberation Serif1" fo:font-size="14pt" fo:font-style="normal" officeooo:rsid="006d528b" style:font-size-asian="14pt" style:font-style-asian="normal" style:font-size-complex="14pt" style:font-style-complex="normal"/>
    </style:style>
    <style:style style:name="T77" style:family="text">
      <style:text-properties style:font-name="Liberation Serif1" fo:font-weight="normal" officeooo:rsid="00693802" style:font-weight-asian="normal" style:font-weight-complex="normal"/>
    </style:style>
    <style:style style:name="T78" style:family="text">
      <style:text-properties style:font-name="Liberation Serif1" fo:font-weight="normal" officeooo:rsid="003484bf" style:font-weight-asian="normal" style:font-weight-complex="normal"/>
    </style:style>
    <style:style style:name="T79" style:family="text">
      <style:text-properties style:font-name="Liberation Serif1" fo:font-weight="bold" officeooo:rsid="003484bf" style:font-weight-asian="bold" style:font-weight-complex="bold"/>
    </style:style>
    <style:style style:name="T80" style:family="text">
      <style:text-properties style:font-name="Liberation Serif1" fo:language="en" fo:country="US" fo:font-weight="bold" officeooo:rsid="0057b0f9" style:font-weight-asian="bold" style:font-weight-complex="bold"/>
    </style:style>
    <style:style style:name="T81" style:family="text">
      <style:text-properties style:font-name="Liberation Serif1" fo:language="en" fo:country="US" fo:font-style="normal" fo:font-weight="normal" officeooo:rsid="0057b0f9" style:font-style-asian="normal" style:font-weight-asian="normal" style:font-style-complex="normal" style:font-weight-complex="normal"/>
    </style:style>
    <style:style style:name="T82" style:family="text">
      <style:text-properties style:font-name="Liberation Serif1" fo:language="en" fo:country="US" fo:font-style="normal" fo:font-weight="normal" style:font-style-asian="normal" style:font-weight-asian="normal" style:font-style-complex="normal" style:font-weight-complex="normal"/>
    </style:style>
    <style:style style:name="T83" style:family="text">
      <style:text-properties style:font-name="Liberation Serif1" fo:language="en" fo:country="US" fo:font-style="normal" fo:font-weight="bold" style:font-style-asian="normal" style:font-weight-asian="bold" style:font-style-complex="normal" style:font-weight-complex="bold"/>
    </style:style>
    <style:style style:name="T84" style:family="text">
      <style:text-properties style:font-name="Liberation Serif1" fo:font-size="14pt" fo:font-style="normal" officeooo:rsid="005f44fe" style:font-size-asian="14pt" style:font-style-asian="normal" style:font-size-complex="14pt" style:font-style-complex="normal"/>
    </style:style>
    <style:style style:name="T85" style:family="text">
      <style:text-properties style:font-name="Liberation Serif1" fo:font-size="14pt" officeooo:rsid="00597501" style:font-size-asian="14pt" style:font-size-complex="14pt"/>
    </style:style>
    <style:style style:name="T86" style:family="text">
      <style:text-properties style:font-name="Liberation Serif1" officeooo:rsid="006a2051"/>
    </style:style>
    <style:style style:name="T87" style:family="text">
      <style:text-properties style:font-name="Liberation Serif1" officeooo:rsid="003484bf"/>
    </style:style>
    <style:style style:name="T88" style:family="text">
      <style:text-properties fo:font-weight="bold" officeooo:rsid="0060fb39" style:font-weight-asian="bold" style:font-weight-complex="bold"/>
    </style:style>
    <style:style style:name="T89" style:family="text">
      <style:text-properties officeooo:rsid="0060fb39"/>
    </style:style>
    <style:style style:name="T90" style:family="text">
      <style:text-properties officeooo:rsid="004ad193"/>
    </style:style>
    <style:style style:name="T91" style:family="text">
      <style:text-properties officeooo:rsid="0050a179"/>
    </style:style>
    <style:style style:name="T92" style:family="text">
      <style:text-properties fo:language="en" fo:country="US" fo:font-style="normal" fo:font-weight="normal" officeooo:rsid="0057b0f9" style:font-style-asian="normal" style:font-weight-asian="normal" style:font-style-complex="normal" style:font-weight-complex="normal"/>
    </style:style>
    <style:style style:name="T93" style:family="text">
      <style:text-properties fo:language="en" fo:country="US" fo:font-style="normal" fo:font-weight="normal" style:font-style-asian="normal" style:font-weight-asian="normal" style:font-style-complex="normal" style:font-weight-complex="normal"/>
    </style:style>
    <style:style style:name="T94" style:family="text">
      <style:text-properties style:font-name="Liberation Serif1" fo:font-size="14pt" fo:font-style="normal" officeooo:rsid="003484bf" style:font-size-asian="14pt" style:font-style-asian="normal" style:font-size-complex="14pt" style:font-style-complex="normal"/>
    </style:style>
    <style:style style:name="T95" style:family="text">
      <style:text-properties style:font-name="Liberation Serif1" fo:font-size="14pt" fo:font-style="normal" officeooo:rsid="004ad193" style:font-size-asian="14pt" style:font-style-asian="normal" style:font-size-complex="14pt" style:font-style-complex="normal"/>
    </style:style>
    <style:style style:name="T96" style:family="text">
      <style:text-properties style:font-name="Liberation Serif1" officeooo:rsid="0067a0b6"/>
    </style:style>
    <style:style style:name="T97" style:family="text">
      <style:text-properties style:font-name="Liberation Serif1" officeooo:rsid="004ad193"/>
    </style:style>
    <style:style style:name="T98" style:family="text">
      <style:text-properties style:font-name="Liberation Serif1" fo:font-weight="bold" officeooo:rsid="004ad193" style:font-weight-asian="bold" style:font-weight-complex="bold"/>
    </style:style>
    <style:style style:name="T99" style:family="text">
      <style:text-properties style:font-name="Liberation Serif1" fo:font-weight="bold" style:font-weight-asian="bold" style:font-weight-complex="bold"/>
    </style:style>
    <style:style style:name="T100" style:family="text">
      <style:text-properties style:font-name="Liberation Serif1" fo:font-weight="bold" officeooo:rsid="004c0146" style:font-weight-asian="bold" style:font-weight-complex="bold"/>
    </style:style>
    <style:style style:name="T101" style:family="text">
      <style:text-properties style:font-name="Liberation Serif1" fo:font-size="14pt" fo:font-style="normal" fo:font-weight="bold" officeooo:rsid="004c0146" style:font-size-asian="14pt" style:font-style-asian="normal" style:font-weight-asian="bold" style:font-size-complex="14pt" style:font-style-complex="normal" style:font-weight-complex="bold"/>
    </style:style>
    <style:style style:name="T102" style:family="text">
      <style:text-properties style:font-name="Liberation Serif1" fo:font-size="14pt" fo:font-style="normal" fo:font-weight="normal" officeooo:rsid="0067a0b6" style:font-size-asian="14pt" style:font-style-asian="normal" style:font-weight-asian="normal" style:font-size-complex="14pt" style:font-style-complex="normal" style:font-weight-complex="normal"/>
    </style:style>
    <style:style style:name="T103" style:family="text">
      <style:text-properties style:font-name="Liberation Serif1" fo:font-size="14pt" fo:font-style="normal" fo:font-weight="bold" officeooo:rsid="0067a0b6" style:font-size-asian="14pt" style:font-style-asian="normal" style:font-weight-asian="bold" style:font-size-complex="14pt" style:font-style-complex="normal" style:font-weight-complex="bold"/>
    </style:style>
    <style:style style:name="T104" style:family="text">
      <style:text-properties fo:language="en" fo:country="US" officeooo:rsid="0062909f"/>
    </style:style>
    <style:style style:name="T105" style:family="text">
      <style:text-properties fo:font-weight="bold" officeooo:rsid="004c0146" style:font-weight-asian="bold" style:font-weight-complex="bold"/>
    </style:style>
    <style:style style:name="T106" style:family="text">
      <style:text-properties officeooo:rsid="0051225f"/>
    </style:style>
    <style:style style:name="T107" style:family="text">
      <style:text-properties style:font-name="Liberation Serif1" fo:font-size="14pt" fo:font-style="normal" officeooo:rsid="008f4ffe" style:font-size-asian="14pt" style:font-style-asian="normal" style:font-size-complex="14pt" style:font-style-complex="normal"/>
    </style:style>
    <style:style style:name="T108" style:family="text">
      <style:text-properties style:font-name="Liberation Serif1" fo:font-size="14pt" fo:font-style="normal" officeooo:rsid="0067a0b6" style:font-size-asian="14pt" style:font-style-asian="normal" style:font-size-complex="14pt" style:font-style-complex="normal"/>
    </style:style>
    <style:style style:name="T109" style:family="text">
      <style:text-properties fo:font-size="14pt" fo:font-style="normal" officeooo:rsid="003484bf" style:font-size-asian="14pt" style:font-style-asian="normal" style:font-size-complex="14pt" style:font-style-complex="normal"/>
    </style:style>
    <style:style style:name="T110" style:family="text">
      <style:text-properties fo:font-size="14pt" fo:font-style="normal" fo:font-weight="bold" officeooo:rsid="004c0146" style:font-size-asian="14pt" style:font-style-asian="normal" style:font-weight-asian="bold" style:font-size-complex="14pt" style:font-style-complex="normal" style:font-weight-complex="bold"/>
    </style:style>
    <style:style style:name="T111" style:family="text">
      <style:text-properties officeooo:rsid="0074a4d7"/>
    </style:style>
    <style:style style:name="T112" style:family="text">
      <style:text-properties officeooo:rsid="0043f5d9"/>
    </style:style>
    <style:style style:name="T113" style:family="text">
      <style:text-properties officeooo:rsid="00755cf8"/>
    </style:style>
    <style:style style:name="T114" style:family="text">
      <style:text-properties officeooo:rsid="00839c33"/>
    </style:style>
    <style:style style:name="T115" style:family="text">
      <style:text-properties officeooo:rsid="00a9d79f"/>
    </style:style>
    <style:style style:name="T116" style:family="text">
      <style:text-properties fo:font-size="14pt" officeooo:rsid="00a801bb" style:font-size-asian="14pt" style:font-size-complex="14pt"/>
    </style:style>
    <style:style style:name="T117" style:family="text">
      <style:text-properties fo:font-size="14pt" style:font-size-asian="14pt" style:font-size-complex="14pt"/>
    </style:style>
    <style:style style:name="T118" style:family="text">
      <style:text-properties officeooo:rsid="00a801bb"/>
    </style:style>
    <style:style style:name="T119" style:family="text">
      <style:text-properties fo:font-weight="bold" officeooo:rsid="00ab6d48" style:font-weight-asian="bold" style:font-weight-complex="bold"/>
    </style:style>
    <style:style style:name="T120" style:family="text">
      <style:text-properties officeooo:rsid="00ab6d48"/>
    </style:style>
    <style:style style:name="T121" style:family="text">
      <style:text-properties officeooo:rsid="00ae3a89"/>
    </style:style>
    <style:style style:name="T122" style:family="text">
      <style:text-properties fo:font-size="14pt" officeooo:rsid="00b24691" style:font-size-asian="14pt" style:font-size-complex="14pt"/>
    </style:style>
    <style:style style:name="T123" style:family="text">
      <style:text-properties officeooo:rsid="00b484f4"/>
    </style:style>
    <style:style style:name="T124" style:family="text">
      <style:text-properties officeooo:rsid="00b29c61"/>
    </style:style>
    <style:style style:name="T125" style:family="text">
      <style:text-properties fo:font-weight="bold" officeooo:rsid="00b484f4" style:font-weight-asian="bold" style:font-weight-complex="bold"/>
    </style:style>
    <style:style style:name="T126" style:family="text">
      <style:text-properties officeooo:rsid="00b603c7"/>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image text:level="1" xlink:href="Pictures/100000010000000800000009BEF87807.gif" xlink:type="simple" xlink:show="embed" xlink:actuate="onLoad">
        <style:list-level-properties text:list-level-position-and-space-mode="label-alignment" style:vertical-pos="bottom" style:vertical-rel="baseline" fo:width="0.0835in" fo:height="0.0937in">
          <style:list-level-label-alignment text:label-followed-by="listtab" text:list-tab-stop-position="0.5in" fo:text-indent="-0.25in" fo:margin-left="0.5in"/>
        </style:list-level-properties>
      </text:list-level-style-image>
      <text:list-level-style-image text:level="2" xlink:href="Pictures/100000010000000E0000000A419058DD.gif" xlink:type="simple" xlink:show="embed" xlink:actuate="onLoad">
        <style:list-level-properties text:list-level-position-and-space-mode="label-alignment" style:vertical-pos="bottom" style:vertical-rel="baseline" fo:width="0.1457in" fo:height="0.1043in">
          <style:list-level-label-alignment text:label-followed-by="listtab" text:list-tab-stop-position="0.75in" fo:text-indent="-0.25in" fo:margin-left="0.75in"/>
        </style:list-level-properties>
      </text:list-level-style-image>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image text:level="1" xlink:href="Pictures/100000010000000800000009BEF87807.gif" xlink:type="simple" xlink:show="embed" xlink:actuate="onLoad">
        <style:list-level-properties text:list-level-position-and-space-mode="label-alignment" style:vertical-pos="bottom" style:vertical-rel="baseline" fo:width="0.0835in" fo:height="0.0937in">
          <style:list-level-label-alignment text:label-followed-by="listtab" text:list-tab-stop-position="0.5in" fo:text-indent="-0.25in" fo:margin-left="0.5in"/>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indows Dependencies Help Contents</text:h>
      <text:p text:style-name="P2"><text:span text:style-name="T1">Version 1.0.</text:span><text:span text:style-name="T2">0.</text:span><text:span text:style-name="T1">2505 </text:span><text:span text:style-name="T3">© </text:span><text:span text:style-name="T4">WinDepends project</text:span></text:p>
      <text:p text:style-name="Horizontal_20_Line"/>
      <text:p text:style-name="P3"><text:a xlink:type="simple" xlink:href="#3.What is Windows Dependencies (WinDepends) for?|outline" text:style-name="Internet_20_link" text:visited-style-name="Visited_20_Internet_20_Link"><text:span text:style-name="T1">What is Windows Dependencies (WinDepends) for?</text:span></text:a></text:p>
      <text:p text:style-name="P3"><text:a xlink:type="simple" xlink:href="#4.Frequently Asked Questions (FAQ)|outline" text:style-name="Internet_20_link" text:visited-style-name="Visited_20_Internet_20_Link"><text:span text:style-name="T1">Frequently Asked Questions (FAQ)</text:span></text:a></text:p>
      <text:h text:style-name="P4" text:outline-level="2">Overview <text:span text:style-name="T5">of Windows Dependencies</text:span></text:h>
      <text:p text:style-name="P5"><text:a xlink:type="simple" xlink:href="#4.Using WinDepends for General Information about Modules|outline" text:style-name="Internet_20_link" text:visited-style-name="Visited_20_Internet_20_Link">Using WinDepends for General Information about Modules</text:a></text:p>
      <text:p text:style-name="P5"><text:a xlink:type="simple" xlink:href="#5.Overview of Module Version Numbers|outline" text:style-name="Internet_20_link" text:visited-style-name="Visited_20_Internet_20_Link">Overview of Module Version Numbers</text:a></text:p>
      <text:p text:style-name="P5"><text:a xlink:type="simple" xlink:href="#6.Types of Dependencies Handled by WinDepends|outline" text:style-name="Internet_20_link" text:visited-style-name="Visited_20_Internet_20_Link">Types of Dependencies Handled by WinDepends</text:a></text:p>
      <text:h text:style-name="P6" text:outline-level="2">Understanding the Module Session</text:h>
      <text:p text:style-name="P5"><text:a xlink:type="simple" xlink:href="#7.The Module Session View|outline" text:style-name="Internet_20_link" text:visited-style-name="Visited_20_Internet_20_Link">The Module Session <text:span text:style-name="T6">View</text:span></text:a></text:p>
      <text:p text:style-name="P5"><text:a xlink:type="simple" xlink:href="#9.The Module Dependency Tree View|outline" text:style-name="Internet_20_link" text:visited-style-name="Visited_20_Internet_20_Link">The Module Dependency Tree View</text:a></text:p>
      <text:p text:style-name="P5"><text:a xlink:type="simple" xlink:href="#10.The Modules List View|outline" text:style-name="Internet_20_link" text:visited-style-name="Visited_20_Internet_20_Link">The Modules List View</text:a></text:p>
      <text:p text:style-name="P5"><text:a xlink:type="simple" xlink:href="#11.The Parent Import Function List View|outline" text:style-name="Internet_20_link" text:visited-style-name="Visited_20_Internet_20_Link">The Parent Import Function List View</text:a></text:p>
      <text:p text:style-name="P5"><text:a xlink:type="simple" xlink:href="#12.The Export Function List View|outline" text:style-name="Internet_20_link" text:visited-style-name="Visited_20_Internet_20_Link">The Export Function List View</text:a></text:p>
      <text:p text:style-name="P5"><text:a xlink:type="simple" xlink:href="#13.The Log View|outline" text:style-name="Internet_20_link" text:visited-style-name="Visited_20_Internet_20_Link">The Log View</text:a></text:p>
      <text:h text:style-name="P6" text:outline-level="2">Menus and Toolbar</text:h>
      <text:p text:style-name="P5"><text:a xlink:type="simple" xlink:href="#14.The File Menu|outline" text:style-name="Internet_20_link" text:visited-style-name="Visited_20_Internet_20_Link">The File Menu</text:a></text:p>
      <text:p text:style-name="P5"><text:a xlink:type="simple" xlink:href="#15.The Edit Menu|outline" text:style-name="Internet_20_link" text:visited-style-name="Visited_20_Internet_20_Link">The Edit Menu</text:a></text:p>
      <text:p text:style-name="P5"><text:a xlink:type="simple" xlink:href="#16.The View Menu|outline" text:style-name="Internet_20_link" text:visited-style-name="Visited_20_Internet_20_Link">The View Menu</text:a></text:p>
      <text:p text:style-name="P5"><text:a xlink:type="simple" xlink:href="#17.The Options Menu|outline" text:style-name="Internet_20_link" text:visited-style-name="Visited_20_Internet_20_Link">The Options Menu</text:a></text:p>
      <text:p text:style-name="P5"><text:a xlink:type="simple" xlink:href="#18.The Help Menu|outline" text:style-name="Internet_20_link" text:visited-style-name="Visited_20_Internet_20_Link">The Help Menu</text:a></text:p>
      <text:p text:style-name="P7"><text:a xlink:type="simple" xlink:href="#19.The Toolbar|outline" text:style-name="Internet_20_link" text:visited-style-name="Visited_20_Internet_20_Link">The Toolbar</text:a></text:p>
      <text:p text:style-name="P7"/>
      <text:h text:style-name="P8" text:outline-level="2">Configuration</text:h>
      <text:p text:style-name="P9"><text:a xlink:type="simple" xlink:href="#19.The Configuration Dialog|outline" text:style-name="Internet_20_link" text:visited-style-name="Visited_20_Internet_20_Link">The Configuration Dialog</text:a></text:p>
      <text:h text:style-name="P10" text:outline-level="1">What is Windows Dependencies (WinDepends) for?</text:h>
      <text:p text:style-name="Horizontal_20_Line"/>
      <text:p text:style-name="P11"><text:span text:style-name="T7">Windows Dependencies a.k.a. </text:span><text:span text:style-name="T8">WinDepends</text:span> is a free utility that scans any 32-bit or 64-bit Windows module (exe, dll, ocx, sys, etc.) and builds a hierarchical tree diagram of all dependent modules. For each module found, it lists all the functions that are exported by that module, and which of those functions are actually being called by other modules. Another view displays the minimum set of required files, along with detailed information about each file including a full path to the file, base address, version numbers, machine type, debug information, and more.</text:p>
      <text:p text:style-name="P11"><text:span text:style-name="T8">WinDepends</text:span> is also <text:span text:style-name="T7">maybe</text:span> useful for troubleshooting system errors related to loading and executing modules. <text:span text:style-name="T7">WinDepends</text:span> detects <text:span text:style-name="T7">some of the</text:span> common application problems such as missing modules, invalid modules, import/export mismatches, mismatched machine types of modules. <text:span text:style-name="T9">It </text:span>runs on Windows <text:span text:style-name="T7">10 and 11</text:span>. It can process any 32-bit or 64-bit Windows module <text:span text:style-name="T7">of a valid Portable Executable format</text:span>. <text:span text:style-name="T10">It</text:span> handles <text:span text:style-name="T7">the following</text:span> types of module dependencies: implicit, forwarded <text:span text:style-name="T7">and</text:span> delay-loaded. A detailed help is included.</text:p>
      <text:p text:style-name="P12"><text:span text:style-name="T8">W</text:span><text:span text:style-name="T11">inDepends </text:span><text:span text:style-name="T12">is heavily inspired by </text:span><text:a xlink:type="simple" xlink:href="https://www.dependencywalker.com/" text:style-name="Internet_20_link" text:visited-style-name="Visited_20_Internet_20_Link"><text:span text:style-name="T12">Dependency Walker</text:span></text:a><text:span text:style-name="T12">, developed by Steve P. Miller © Microsoft Corp.</text:span></text:p>
      <text:p text:style-name="P13"><text:span text:style-name="T8">WinDepends</text:span> is completely free to use <text:span text:style-name="T7">and fully open-source under the following </text:span><text:a xlink:type="simple" xlink:href="https://github.com/hfiref0x/WinDepends/blob/master/LICENSE" text:style-name="Internet_20_link" text:visited-style-name="Visited_20_Internet_20_Link"><text:span text:style-name="T9">MIT </text:span><text:span text:style-name="T7">license</text:span></text:a><text:span text:style-name="T7">:</text:span></text:p>
      <text:p text:style-name="P14">Copyright (c) 2024<text:span text:style-name="T13"> - 2025</text:span> hfiref0x</text:p>
      <text:p text:style-name="P14"/>
      <text:p text:style-name="P15">Permission is hereby granted, free of charge, to any person obtaining a copy</text:p>
      <text:p text:style-name="P15">of this software and associated documentation files (the "Software"), to deal</text:p>
      <text:p text:style-name="P15">in the Software without restriction, including without limitation the rights</text:p>
      <text:p text:style-name="P15">to use, copy, modify, merge, publish, distribute, sublicense, and/or sell</text:p>
      <text:p text:style-name="P15">copies of the Software, and to permit persons to whom the Software is</text:p>
      <text:p text:style-name="P15">furnished to do so, subject to the following conditions:</text:p>
      <text:p text:style-name="P15"/>
      <text:p text:style-name="P15">The above copyright notice and this permission notice shall be included in all</text:p>
      <text:p text:style-name="P15">copies or substantial portions of the Software.</text:p>
      <text:p text:style-name="P15"/>
      <text:p text:style-name="P15">THE SOFTWARE IS PROVIDED "AS IS", WITHOUT WARRANTY OF ANY KIND, EXPRESS OR</text:p>
      <text:p text:style-name="P15">IMPLIED, INCLUDING BUT NOT LIMITED TO THE WARRANTIES OF MERCHANTABILITY,</text:p>
      <text:p text:style-name="P15">FITNESS FOR A PARTICULAR PURPOSE AND NONINFRINGEMENT. IN NO EVENT SHALL THE</text:p>
      <text:p text:style-name="P15">AUTHORS OR COPYRIGHT HOLDERS BE LIABLE FOR ANY CLAIM, DAMAGES OR OTHER</text:p>
      <text:p text:style-name="P15">LIABILITY, WHETHER IN AN ACTION OF CONTRACT, TORT OR OTHERWISE, ARISING FROM,</text:p>
      <text:p text:style-name="P15">OUT OF OR IN CONNECTION WITH THE SOFTWARE OR THE USE OR OTHER DEALINGS IN THE</text:p>
      <text:p text:style-name="P15">SOFTWARE.</text:p>
      <text:h text:style-name="P1" text:outline-level="1"><text:soft-page-break/>Frequently Asked Questions (FAQ)</text:h>
      <text:p text:style-name="Horizontal_20_Line"/>
      <text:p text:style-name="P16">Q: WinDepends seems to only show some of my application's dependencies. Why doesn't it show all of them?</text:p>
      <text:p text:style-name="P17"><text:span text:style-name="T14">A: </text:span><text:span text:style-name="T15">When you first open a module in </text:span><text:span text:style-name="T16">WinDepends</text:span><text:span text:style-name="T15">, it only shows implicit, forwarded, and delay-load dependencies. Many dependencies are loaded dynamically and will not be detected until you profile the application </text:span><text:span text:style-name="T14">with help of other tool like for example </text:span><text:a xlink:type="simple" xlink:href="https://learn.microsoft.com/en-us/sysinternals/downloads/procmon" text:style-name="Internet_20_link" text:visited-style-name="Visited_20_Internet_20_Link"><text:span text:style-name="T14">Sysinternals Process Monitor</text:span></text:a><text:span text:style-name="T15">. For more information, see </text:span><text:a xlink:type="simple" xlink:href="#6.Types of Dependencies Handled by WinDepends|outline" text:style-name="Internet_20_link" text:visited-style-name="Visited_20_Internet_20_Link"><text:span text:style-name="T14">Types of Dependencies Handled by WinDepends</text:span></text:a><text:span text:style-name="T14">.</text:span></text:p>
      <text:p text:style-name="P18">Q: Can WinDepends help me figure out why my component won't register? [or] Why does REGSVR32.EXE fail to register my DLL, but WinDepends does not show any error with my DLL?</text:p>
      <text:p text:style-name="P19">A: Many modules need to be "registered" on a computer before they will work. This includes most ActiveX controls, OCXs, COM components, ATL components, Visual Basic components, and many others. These types of modules are usually registered with REGSVR32.EXE or something similar. For the most part, REGSVR32.EXE loads your DLL, calls <text:span text:style-name="T11">GetProcAddress</text:span> for the DLL's <text:span text:style-name="T11">DllRegisterServer</text:span> function, then calls that function. A common failure is when your DLL relies on another DLL that is missing or not registered. If you just open your DLL in WinDepends, you may or may not see a problem, depending on the type of registration failure.</text:p>
      <text:p text:style-name="P18">Q: How do I view the parameter and return types of a function?</text:p>
      <text:p text:style-name="P19">A: For most functions, this information is simply not present in the module. The Windows' module file format only provides a single text string to identify each function. There is no structured way to list the number of parameters, the parameter types, or the return type. However, some languages do something called function "decoration" or "mangling", which is the process of encoding information into the text string. For example, a function like <text:span text:style-name="T11">int Foo(int, int)</text:span> encoded with simple decoration might be exported as <text:span text:style-name="T11">_Foo@8</text:span>. The 8 refers to the number of bytes used by the parameters. If C++ decoration is used, the function would be exported as <text:span text:style-name="T11">?Foo@@YGHHH@Z</text:span>, which can be directly decoded back to the function's original prototype: <text:span text:style-name="T11">int Foo(int, int)</text:span>. <text:span text:style-name="T17">WinDepends</text:span> supports C++ undecoration by using the <text:a xlink:type="simple" xlink:href="#Undecorate C++ command" text:style-name="Internet_20_link" text:visited-style-name="Visited_20_Internet_20_Link">Undecorate C++ Functions Command</text:a>.</text:p>
      <text:p text:style-name="P20">Q: Why are my function names exported differently then I declare them?</text:p>
      <text:p text:style-name="P19">A: Many compilers "decorate" function names by default. Unless you give the compiler specific instructions on how to export functions, a function like <text:span text:style-name="T11">int Foo(int, int)</text:span> may end up getting exported as <text:span text:style-name="T11">_Foo@8</text:span>, or even <text:span text:style-name="T11">?Foo@@YGHHH@Z</text:span> if C++ decoration is used. Languages like C++ allow function overloading, which is the ability to declare multiple functions with the same name, but with different parameters. Because of this, each function must have a unique signature string since exporting just the name would cause a name conflict. To disable C++ decoration, you can use the <text:span text:style-name="T11">extern "C"</text:span> notation when declaring your functions in a C++ source file. To prevent decoration altogether, you can add a DEF file to your C/C++ project and declare the actual function names you want exported.</text:p>
      <text:p text:style-name="P21">Q: Why do some modules show up more than once under a single parent module?</text:p>
      <text:p text:style-name="P19">A: <text:span text:style-name="T18">WinDepends</text:span> may show a module more than once to inform you that it is a dependency for more than one reason. It is possible for a module to show up as an implicitly linked dependency, a forwarded dependency, <text:span text:style-name="T19">or be an A</text:span><text:span text:style-name="T20">PI s</text:span><text:span text:style-name="T19">et contract which resolves to the same module name multiple times,</text:span> all under a single parent module. See the <text:a xlink:type="simple" xlink:href="#8.The Module Dependency Tree View|outline" text:style-name="Internet_20_link" text:visited-style-name="Visited_20_Internet_20_Link">Module Dependency Tree View</text:a> for more details. In reality, only one copy of the module resides in memory during run-time.</text:p>
      <text:p text:style-name="P18">Q: Does WinDepends handle API set contracts, and what are they? </text:p>
      <text:p text:style-name="P22">A: Yes, <text:span text:style-name="T11">WinDepends</text:span> handles Windows API set contracts. API sets are a special mechanism for DLL redirection introduced in Windows 7. All versions of Windows share a common base of operating system components called the core OS (referred to as <text:span text:style-name="T21">OneCore</text:span> in some contexts). Within core OS components, Win32 APIs are organized into functional groups called API sets. The purpose of API sets is to provide architectural separation between the host DLL in which a given Win32 API is implemented and the functional contract to which the API belongs. <text:span text:style-name="T11">WinDepends</text:span> handles API sets at the native level and can parse various versions of API set schemas, such as V2 (Windows 7), V4 (Windows 8/8.1), and V6 (Windows 10/11). <text:span text:style-name="T22">If configured WinDepends can highlight API set contract dlls in the <text:s/></text:span><text:a xlink:type="simple" xlink:href="#8.The Module Dependency Tree View|outline" text:style-name="Internet_20_link" text:visited-style-name="Visited_20_Internet_20_Link">Module Dependency Tree View</text:a>.</text:p>
      <text:p text:style-name="P18">Q: Will WinDepends work with COM, Visual Basic, or .NET modules?</text:p>
      <text:p text:style-name="P19">A: Yes. <text:span text:style-name="T23">WinDepends</text:span> will work with any 32-bit or 64-bit Windows module, regardless of what language was used to develop it. However, many languages have their own way <text:soft-page-break/>to specify dependency relationships between modules. <text:s/>For example, COM modules may have embedded type libraries and registration information in the registry, and .NET modules may use .NET assemblies. <text:s/>These techniques are all implemented as layers above the core Windows API. <text:s/>In the end, these layers still need to call down to the core Windows functions like <text:span text:style-name="T11">LoadLibrary</text:span> and <text:span text:style-name="T11">GetProcAddress</text:span> to do the actual work. <text:s/>It is at this core level that <text:span text:style-name="T23">WinDepends</text:span> understands what is going on. <text:s/>So, while <text:span text:style-name="T23">WinDepends</text:span> may not understand all the language specific complexities of your application, it will still be able to track all module activity at a core Windows API level.</text:p>
      <text:p text:style-name="P18">Q: What do all the version numbers mean?</text:p>
      <text:p text:style-name="P23">A: See the <text:a xlink:type="simple" xlink:href="#5.Overview of Module Version Numbers|outline" text:style-name="Internet_20_link" text:visited-style-name="Visited_20_Internet_20_Link">Overview of Module Version Numbers</text:a> section for the details.</text:p>
      <text:p text:style-name="P24">Q: How can I send the results of a session to someone?</text:p>
      <text:p text:style-name="P25">A: <text:span text:style-name="T24">WinDepends</text:span> supports several ways to capture the data in a session. All the views support simple copying from them using the <text:a xlink:type="simple" xlink:href="#Copy command" text:style-name="Internet_20_link" text:visited-style-name="Visited_20_Internet_20_Link">Copy Command</text:a>. <text:span text:style-name="T25">It</text:span> also supports <text:span text:style-name="T26">method</text:span> of saving the entire session to a file. You can save the results to a <text:span text:style-name="T24">WinDepends</text:span> <text:span text:style-name="T27">S</text:span><text:span text:style-name="T26">ession view</text:span> (<text:span text:style-name="T26">WDS</text:span>) file, which can be loaded by <text:span text:style-name="T24">WinDepends</text:span> on another computer to see the captured results from your computer. For more information on saving the session to a file, see the <text:a xlink:type="simple" xlink:href="#Save command" text:style-name="Internet_20_link" text:visited-style-name="Visited_20_Internet_20_Link">Save Command</text:a>.</text:p>
      <text:p text:style-name="P26">Q: What do all the icons mean?</text:p>
      <text:p text:style-name="P25">A: Each view in <text:span text:style-name="T28">WinDepends</text:span> has detailed help describing what the icons mean for that view. See the <text:a xlink:type="simple" xlink:href="#7.The Module Session View|outline" text:style-name="Internet_20_link" text:visited-style-name="Visited_20_Internet_20_Link"><text:span text:style-name="T29">Module Session View</text:span></text:a> section for a list of views.</text:p>
      <text:p text:style-name="P26">Q: <text:span text:style-name="T30">WinDepends</text:span> open dialog is not showing a file that I want to open. How can I fix this?</text:p>
      <text:p text:style-name="P25">A: Windows <text:span text:style-name="T30">may </text:span>"hide" certain system files (like DLLs) from the user. <text:span text:style-name="T30">You have to configure system settings depending on current Windows version.</text:span></text:p>
      <text:p text:style-name="P27">On Windows 11: Open File Explorer from the taskbar. Select View &gt; Show &gt; Hidden items.</text:p>
      <text:p text:style-name="P27">On Windows 10: Open File Explorer from the taskbar. Select View &gt; Options &gt; Change folder and search options. Select the View tab and, in Advanced settings, select Show hidden files, folders, and driver and press OK.</text:p>
      <text:p text:style-name="P28">Q: How do I uninstall <text:span text:style-name="T31">WinDepends</text:span>?</text:p>
      <text:p text:style-name="P27"><text:soft-page-break/>A: <text:span text:style-name="T32">WinDepends</text:span> does not have a setup or uninstall program. It was designed to simply run when you want it, and delete if you don't need it anymore. If you have told <text:span text:style-name="T32">WinDepends</text:span> to handle certain file extensions, you will probably want to remove those associations before deleting the program. This can be done by using the <text:span text:style-name="T31">Configuration &gt; Shell Integration</text:span> command. The files to delete when <text:span text:style-name="T31">WinDepends</text:span> is no longer needed are <text:span text:style-name="T32">WinDepends</text:span><text:span text:style-name="T11">.exe</text:span>, <text:span text:style-name="T11">WinDepends.Core.x64.</text:span><text:span text:style-name="T32">exe</text:span>, <text:span text:style-name="T11">WinDepends.Core.x</text:span><text:span text:style-name="T33">86.exe</text:span> and <text:span text:style-name="T32">WinDepends</text:span><text:span text:style-name="T11">.</text:span><text:span text:style-name="T32">pdf</text:span>. <text:span text:style-name="T34">You may also want to remove configuration file which is named </text:span><text:span text:style-name="T33">WinDepends.x64.settings.bin</text:span><text:span text:style-name="T34"> or </text:span><text:span text:style-name="T33">WinDepends.x86.settings.bin</text:span><text:span text:style-name="T34"> depending on the program architecture. </text:span><text:span text:style-name="T35">Sometimes WinDepends maybe also distributed with debug </text:span><text:span text:style-name="T36">pdb</text:span><text:span text:style-name="T35"> files usually having same names as program components but “.pdb” extension. They also can be safely removed.</text:span></text:p>
      <text:h text:style-name="P29" text:outline-level="1">Using WinDepends for General Information about Modules</text:h>
      <text:p text:style-name="Horizontal_20_Line"/>
      <text:p text:style-name="P30"><text:span text:style-name="T11">WinDepends</text:span> provides valuable information about the module layout of a particular application and details on each module:</text:p>
      <text:p text:style-name="P31"/>
      <text:list text:style-name="L1">
        <text:list-item>
          <text:p text:style-name="P32">A complete module dependency tree diagram of all the modules required by a particular application.</text:p>
        </text:list-item>
        <text:list-item>
          <text:p text:style-name="P32">A list of all functions exported from each module. These lists include functions exported by name, functions exported by ordinal, and functions that are actually forwarded to other modules. Named C++ functions can be shown in their native decorated format, or can be expanded into human readable function prototypes including return types and parameters types.</text:p>
        </text:list-item>
        <text:list-item>
          <text:p text:style-name="P32">A list of functions that are actually called in each module by other modules. These lists can help developers understand why a particular module is being linked with an application, and also provides information on how to remove unneeded modules from being dependencies.</text:p>
        </text:list-item>
        <text:list-item>
          <text:p text:style-name="P32">A list of the minimum set of files that are required in order for a module to load and run. This list can be very useful when copying files to another computer or creating setup scripts.</text:p>
        </text:list-item>
        <text:list-item>
          <text:p text:style-name="P32">For each individual module found, the following information is provided…</text:p>
          <text:list>
            <text:list-item>
              <text:p text:style-name="P33">Full path to the module file.</text:p>
            </text:list-item>
            <text:list-item>
              <text:p text:style-name="P33">Date and time of the module file. <text:span text:style-name="T37">If the module was built using reproducible builds then reproducible hash will be displayed instead.</text:span></text:p>
            </text:list-item>
            <text:list-item>
              <text:p text:style-name="P33">Date and time the module was actually built. </text:p>
            </text:list-item>
            <text:list-item>
              <text:p text:style-name="P33">Size of the module file. </text:p>
            </text:list-item>
            <text:list-item>
              <text:p text:style-name="P33">Attributes of the module file. </text:p>
            </text:list-item>
            <text:list-item>
              <text:p text:style-name="P33">The module checksum from when the module was built.</text:p>
            </text:list-item>
            <text:list-item>
              <text:p text:style-name="P33">The actual module checksum.</text:p>
            </text:list-item>
            <text:list-item>
              <text:p text:style-name="P33">Type of CPU that the module was built for. </text:p>
            </text:list-item>
            <text:list-item>
              <text:p text:style-name="P33"><text:soft-page-break/>Type of subsystem that the module was built to run in. </text:p>
            </text:list-item>
            <text:list-item>
              <text:p text:style-name="P33">Type of debugging symbols that are associated with the module.</text:p>
            </text:list-item>
            <text:list-item>
              <text:p text:style-name="P33">The preferred base load address of the module. </text:p>
            </text:list-item>
            <text:list-item>
              <text:p text:style-name="P33">The virtual size of the module. </text:p>
            </text:list-item>
            <text:list-item>
              <text:p text:style-name="P33">The file version found in the module's version resource. </text:p>
            </text:list-item>
            <text:list-item>
              <text:p text:style-name="P33">The product version found in the module's version resource. </text:p>
            </text:list-item>
            <text:list-item>
              <text:p text:style-name="P33">The image version found in the module's file header. </text:p>
            </text:list-item>
            <text:list-item>
              <text:p text:style-name="P33">The version of the linker that was used to create the module file. </text:p>
            </text:list-item>
            <text:list-item>
              <text:p text:style-name="P33">The version of the OS that the module file was built to run on. </text:p>
            </text:list-item>
            <text:list-item>
              <text:p text:style-name="P33">The version of the subsystem that the module file was built to run in. </text:p>
            </text:list-item>
            <text:list-item>
              <text:p text:style-name="P33">A possible error message if any error occurred while processing the file. </text:p>
            </text:list-item>
          </text:list>
        </text:list-item>
      </text:list>
      <text:p text:style-name="P31"/>
      <text:h text:style-name="P29" text:outline-level="1">Overview of Module Version Numbers</text:h>
      <text:p text:style-name="Horizontal_20_Line"/>
      <text:p text:style-name="P31">There are four version fields that every Windows module is guaranteed to have. They are all two-part version numbers (#.#). They include: </text:p>
      <text:p text:style-name="P31"/>
      <table:table table:name="Table1" table:style-name="Table1">
        <table:table-column table:style-name="Table1.A"/>
        <table:table-column table:style-name="Table1.B"/>
        <table:table-row>
          <table:table-cell table:style-name="Table1.A1" office:value-type="string">
            <text:p text:style-name="P34">Image Version</text:p>
          </table:table-cell>
          <table:table-cell table:style-name="Table1.B1" office:value-type="string">
            <text:p text:style-name="P35">This value is set by the developer of the module by using the VERSION statement in their DEF file or by using the /VERSION linker option. It usually represents the version of the module or product that the module is part of, but can contain any value since it is up to the developer to set it. If the developer does not specify a version, then this value will default to 0.0. This value may be used as a last resort when comparing two modules to check which module is newer.</text:p>
          </table:table-cell>
        </table:table-row>
        <table:table-row>
          <table:table-cell table:style-name="Table1.A2" office:value-type="string">
            <text:p text:style-name="P34">OS Version</text:p>
          </table:table-cell>
          <table:table-cell table:style-name="Table1.B2" office:value-type="string">
            <text:p text:style-name="P35">This value represents which version of the operating system the module was designed to run on. Certain functions may behave differently depending on this value in order to remain compatible with applications built for a particular operating system version.</text:p>
          </table:table-cell>
        </table:table-row>
        <table:table-row>
          <table:table-cell table:style-name="Table1.A2" office:value-type="string">
            <text:p text:style-name="P34">Subsystem Version</text:p>
          </table:table-cell>
          <table:table-cell table:style-name="Table1.B2" office:value-type="string">
            <text:p text:style-name="P35">This value represents which subsystem version the module was designed to run on. Most modules use the default value, but developers can override the default by using the /SUBSYSTEM linker option if they wish to target a particular subsystem version other than the default. Certain subsystem functions may behave differently depending on this value in order to remain compatible with applications built for a particular subsystem version.</text:p>
          </table:table-cell>
        </table:table-row>
        <table:table-row>
          <table:table-cell table:style-name="Table1.A4" office:value-type="string">
            <text:p text:style-name="P34">Linker Version</text:p>
          </table:table-cell>
          <table:table-cell table:style-name="Table1.B4" office:value-type="string">
            <text:p text:style-name="P35">This value represents the version of the linker that was used to build the module. It can be used to determine if a specific linker feature was available at the time the module was built. For example, delay-load dependencies is a new feature introduced with version 6.0 of the linker, so if this value is less than 6.0, the module shouldn't have any delay-load dependencies.</text:p>
          </table:table-cell>
        </table:table-row>
      </table:table>
      <text:p text:style-name="P31"/>
      <text:p text:style-name="P31">In addition to the four standard version values, developers can add four more optional version values by including a VERSION_INFO resource as part of their resource file. This resource structure has two four-part numeric fields (#.#.#.#) and two text fields. They include: </text:p>
      <text:p text:style-name="P31"/>
      <table:table table:name="Table2" table:style-name="Table2">
        <table:table-column table:style-name="Table2.A"/>
        <table:table-column table:style-name="Table2.B"/>
        <table:table-row table:style-name="Table2.1">
          <table:table-cell table:style-name="Table2.A1" office:value-type="string">
            <text:p text:style-name="P34">File Version Value</text:p>
          </table:table-cell>
          <table:table-cell table:style-name="Table2.B1" office:value-type="string">
            <text:p text:style-name="P35">This field is known as the "FILEVERSION" field in the VERSION_INFO resource structure. This numerical value usually represents the version of the module itself, but can contain any value since it is up to the developer to set it. This is the value that most programs use when comparing two modules to check which module is newer.</text:p>
          </table:table-cell>
        </table:table-row>
        <text:soft-page-break/>
        <table:table-row table:style-name="Table2.1">
          <table:table-cell table:style-name="Table2.A2" office:value-type="string">
            <text:p text:style-name="P34">Product Version Value</text:p>
          </table:table-cell>
          <table:table-cell table:style-name="Table2.B2" office:value-type="string">
            <text:p text:style-name="P35">This field is known as the "PRODUCTVERSION" field in the VERSION_INFO resource structure. This numerical value usually represents the version of the product that this module is part of, but can contain any value since it is up to the developer to set it. For example, "<text:span text:style-name="T38">Acme </text:span>Tools version <text:span text:style-name="T39">7</text:span>.0" is a set of ten utilities, including "<text:span text:style-name="T38">Acme </text:span><text:span text:style-name="T39">Anti</text:span>Virus version <text:span text:style-name="T39">2</text:span>.5". The virus checker executable might have a file version of <text:span text:style-name="T39">2</text:span>.5.0.0 and a product version of <text:span text:style-name="T39">7</text:span>.0.0.0</text:p>
          </table:table-cell>
        </table:table-row>
        <table:table-row table:style-name="Table2.1">
          <table:table-cell table:style-name="Table2.A2" office:value-type="string">
            <text:p text:style-name="P34">File Version Text</text:p>
          </table:table-cell>
          <table:table-cell table:style-name="Table2.B2" office:value-type="string">
            <text:p text:style-name="P35">This field is known as the "FileVersion" field in the VERSION_INFO resource structure. This text string usually represents the version of the module itself, but can contain any text string since it is up to the developer to set it.</text:p>
          </table:table-cell>
        </table:table-row>
        <table:table-row table:style-name="Table2.1">
          <table:table-cell table:style-name="Table2.A4" office:value-type="string">
            <text:p text:style-name="P34">Product Version Text</text:p>
          </table:table-cell>
          <table:table-cell table:style-name="Table2.B4" office:value-type="string">
            <text:p text:style-name="P35">This field is known as the "ProductVersion" field in the VERSION_INFO resource structure. This text string usually represents the version of the product that this module is part of, but can contain any text string since it is up to the developer to set it.</text:p>
          </table:table-cell>
        </table:table-row>
      </table:table>
      <text:p text:style-name="P36"><text:span text:style-name="T40"/></text:p>
      <text:p text:style-name="P37"><text:span text:style-name="T40">WinDepends</text:span><text:span text:style-name="T41"> shows the true FILEVERSION and PRODUCTVERSION version values and not the text string versions. Other applications, like the Windows Properties dialog, show the text string values since that is what the developer of the module wants the average non-technical user to see. For example, you may see only "2.0" in the Windows Properties dialog for a module when its real version is 2.0.5.2034. If you want to know the true version of a file, you should use </text:span><text:span text:style-name="T40">WinDepends</text:span><text:span text:style-name="T41"> and not the Windows Properties dialog. </text:span></text:p>
      <text:h text:style-name="P29" text:outline-level="1">Types of Dependencies Handled by WinDepends</text:h>
      <text:p text:style-name="Horizontal_20_Line"/>
      <text:p text:style-name="P38">There are several ways a module can be a dependent of another module: </text:p>
      <text:list text:style-name="L2">
        <text:list-item>
          <text:p text:style-name="P39"><text:span text:style-name="T11">Implicit Dependency </text:span>(also known as a load-time dependency or sometimes incorrectly referred to as static dependency): Module A is implicitly linked with a LIB file for Module B at compile/link time, and Module A's source code actually calls one or more functions in Module B. Module B is a load time dependency of Module A and will be loaded into memory regardless if Module A actually makes a call to Module B at run-time. Module B will be listed in Module A's import table.</text:p>
        </text:list-item>
        <text:list-item>
          <text:p text:style-name="P39"><text:span text:style-name="T11">Delay-load Dependency</text:span><text:span text:style-name="T12">:</text:span> Module A is delay-load linked with a LIB file for Module B at compile/link time, and Module A's source code actually calls one or more functions in Module B. Module B is a dynamic dependency and will only be loaded if Module A actually makes a call to Module B at run-time. Module B will be listed in Module A's delay-load import table.</text:p>
        </text:list-item>
        <text:list-item>
          <text:p text:style-name="P39"><text:span text:style-name="T11">Forward Dependency</text:span>: Module A is linked with a LIB file for Module B at compile/link time, and Module A's source code actually calls one or more functions in Module B. One of the functions called in Module B is actually a forwarded function call to Module C. Module B and Module C are both dependencies of Module A, but only Module B will be listed in Module A's import table.</text:p>
        </text:list-item>
        <text:list-item>
          <text:p text:style-name="P39"><text:span text:style-name="T11">Explicit Dependency </text:span>(also known as a dynamic or run-time dependency): Module A is not linked with Module B at compile/link time. At runtime, Module A dynamically loads Module B via a <text:span text:style-name="T11">LoadLibrary</text:span> type function. Module B becomes a run time dependency of Module A, but will not be listed in any of Module A's tables. This type of dependency is common with OCXs, COM objects, and Visual Basic applications.</text:p>
        </text:list-item>
        <text:list-item>
          <text:p text:style-name="P40"><text:span text:style-name="T11">System Hook Dependency </text:span>(also known as an injected dependency): This type of dependency occurs when another application hooks a specific event (like a mouse event) in a process. When that process produces that event, the OS can inject a module into the process to handle the event. The module that is injected into the process is not really a dependent of any other module, but does resides in that process' address space.</text:p>
        </text:list-item>
      </text:list>
      <text:p text:style-name="P41">Case 1, 2, and 3 can easily be detected by just opening a module in <text:span text:style-name="T42">WinDepends</text:span>. Case 4 and 5 require runtime profiling <text:span text:style-name="T43">with </text:span><text:span text:style-name="T44">system </text:span><text:span text:style-name="T43">monitoring tools like for example </text:span><text:a xlink:type="simple" xlink:href="https://learn.microsoft.com/en-us/sysinternals/downloads/procmon" text:style-name="Internet_20_link" text:visited-style-name="Visited_20_Internet_20_Link"><text:span text:style-name="T45">Sysinternals Process Monitor</text:span></text:a><text:span text:style-name="T43">.</text:span></text:p>
      <text:h text:style-name="P42" text:outline-level="1"><text:span text:style-name="T46">The Module Session </text:span><text:span text:style-name="T47">View</text:span></text:h>
      <text:p text:style-name="Horizontal_20_Line"/>
      <text:p text:style-name="P43">A module session view split into the following sub-views:</text:p>
      <text:p text:style-name="P43"/>
      <text:list text:style-name="L3">
        <text:list-item>
          <text:p text:style-name="P44"><text:s/><text:a xlink:type="simple" xlink:href="#8.The Module Dependency Tree View|outline" text:style-name="Internet_20_link" text:visited-style-name="Visited_20_Internet_20_Link">Module Dependency Tree View</text:a></text:p>
        </text:list-item>
        <text:list-item>
          <text:p text:style-name="P45"><text:span text:style-name="T48"><text:s/></text:span><text:a xlink:type="simple" xlink:href="#9.The Modules List View|outline" text:style-name="Internet_20_link" text:visited-style-name="Visited_20_Internet_20_Link"><text:span text:style-name="T48">Modules List View</text:span></text:a></text:p>
        </text:list-item>
        <text:list-item>
          <text:p text:style-name="P44"><text:s/><text:a xlink:type="simple" xlink:href="#10.The Parent Import Function List View|outline" text:style-name="Internet_20_link" text:visited-style-name="Visited_20_Internet_20_Link">Parent Import Function List View</text:a></text:p>
        </text:list-item>
        <text:list-item>
          <text:p text:style-name="P44"><text:s/><text:a xlink:type="simple" xlink:href="#11.The Export Function List View|outline" text:style-name="Internet_20_link" text:visited-style-name="Visited_20_Internet_20_Link">Export Function List View</text:a></text:p>
        </text:list-item>
        <text:list-item>
          <text:p text:style-name="P44"><text:s/><text:a xlink:type="simple" xlink:href="#12.The Log View|outline" text:style-name="Internet_20_link" text:visited-style-name="Visited_20_Internet_20_Link">Log View</text:a></text:p>
        </text:list-item>
      </text:list>
      <text:p text:style-name="P43"/>
      <text:p text:style-name="P46">All views support right-click context menus to commonly used commands for that view. </text:p>
      <text:h text:style-name="P29" text:outline-level="1">The Module Dependency Tree View</text:h>
      <text:p text:style-name="Horizontal_20_Line"/>
      <text:p text:style-name="P46">The Module Dependency Tree View displays a hierarchical view of all the modules' dependencies. </text:p>
      <text:p text:style-name="P46"/>
      <text:p text:style-name="P47"><text:span text:style-name="Strong_20_Emphasis"><text:span text:style-name="T48">WinDepends </text:span></text:span><text:span text:style-name="T48">starts with the root module you choose to open and scans its import tables to build a list of required dependent modules. It then scans each of these dependent modules for </text:span><text:span text:style-name="Strong_20_Emphasis"><text:span text:style-name="T48">their </text:span></text:span><text:span text:style-name="T48">dependencies. This recursion continues until all modules and their dependencies have been processed </text:span><text:span text:style-name="Strong_20_Emphasis"><text:span text:style-name="T48">or the maximum recursion depth is reached </text:span></text:span><text:span text:style-name="T48">(the depth limit is configurable in the program settings). </text:span></text:p>
      <text:p text:style-name="P47"><text:span text:style-name="T48"/></text:p>
      <text:p text:style-name="P47"><text:span text:style-name="T48">Duplicate modules are marked with a small arrow in the middle of their accompanying image (see below). To determine what the branch would have looked like if </text:span><text:span text:style-name="T49">WinDepends</text:span><text:span text:style-name="T48"> had processed it, use the </text:span><text:a xlink:type="simple" xlink:href="#Highlight Original Instance In Tree command" text:style-name="Internet_20_link" text:visited-style-name="Visited_20_Internet_20_Link"><text:span text:style-name="T48">Highlight Original Instance Command</text:span></text:a><text:span text:style-name="T48"> to find the original instance of the module in the tree. </text:span></text:p>
      <text:p text:style-name="P47"><text:span text:style-name="T48"/></text:p>
      <text:p text:style-name="P46">While processing the dependency tree, <text:span text:style-name="T50">WinDepends</text:span> performs several validity checks along the way. It checks to make sure each module is a valid 32-bit or 64-bit Windows module. It checks for mismatched binaries with different CPU architecture. It scans import and export function tables looking for unresolved external functions.</text:p>
      <text:p text:style-name="P46"/>
      <text:p text:style-name="P46">The <text:a xlink:type="simple" xlink:href="#Auto Expand command" text:style-name="Internet_20_link" text:visited-style-name="Visited_20_Internet_20_Link">Auto Expand</text:a> setting controls how much of the tree is initially seen after loading a module. When this option is turned on, the entire tree will be displayed. When the option is turned off, only the root module, its immediate dependencies, and modules with errors will be shown.</text:p>
      <text:p text:style-name="P46"/>
      <text:p text:style-name="P46">Modules can be displayed using full file paths or just the file name to conserve screen space. You can control what is displayed using the <text:a xlink:type="simple" xlink:href="#Full Paths" text:style-name="Internet_20_link" text:visited-style-name="Visited_20_Internet_20_Link">Full Paths</text:a> option. You may also copy the selected module's file name or path to the clipboard by selecting the <text:a xlink:type="simple" xlink:href="#Copy command" text:style-name="Internet_20_link" text:visited-style-name="Visited_20_Internet_20_Link">Copy Command</text:a>. The actual text copied will differ depending on how the <text:a xlink:type="simple" xlink:href="#Full Paths" text:style-name="Internet_20_link" text:visited-style-name="Visited_20_Internet_20_Link">Full Paths</text:a> option is set.</text:p>
      <text:p text:style-name="P46"/>
      <text:p text:style-name="P46">The following is a table of the primary images that can accompany each module in the dependency tree. This list is just a subset of all the possible images. Actual images can be a combination of one or more of the following images: </text:p>
      <text:p text:style-name="P46"/>
      <text:p text:style-name="P48">Normal Images</text:p>
      <table:table table:name="Table3" table:style-name="Table3">
        <table:table-column table:style-name="Table3.A"/>
        <table:table-column table:style-name="Table3.B"/>
        <table:table-row table:style-name="Table3.1">
          <table:table-cell table:style-name="Table3.A1" office:value-type="string">
            <text:p text:style-name="P49"><draw:frame draw:style-name="fr1" draw:name="Image1" text:anchor-type="char" svg:y="0.0937in" svg:width="0.2709in" svg:height="0.1563in" draw:z-index="0"><draw:image xlink:href="Pictures/100000010000001A0000000F435C7AF5.gif" xlink:type="simple" xlink:show="embed" xlink:actuate="onLoad" draw:mime-type="image/gif"/></draw:frame></text:p>
          </table:table-cell>
          <table:table-cell table:style-name="Table3.A1" office:value-type="string">
            <text:p text:style-name="P49">Normal 32-bit module with no errors.</text:p>
          </table:table-cell>
        </table:table-row>
        <table:table-row>
          <table:table-cell table:style-name="Table3.A1" office:value-type="string">
            <text:p text:style-name="P49"><draw:frame draw:style-name="fr2" draw:name="Image2" text:anchor-type="char" svg:y="0.2398in" svg:width="0.2709in" svg:height="0.1563in" draw:z-index="1"><draw:image xlink:href="Pictures/100000010000001A0000000F31FC4A20.gif" xlink:type="simple" xlink:show="embed" xlink:actuate="onLoad" draw:mime-type="image/gif"/></draw:frame></text:p>
          </table:table-cell>
          <table:table-cell table:style-name="Table3.A1" office:value-type="string">
            <text:p text:style-name="P49">Duplicate module. This module has already been processed somewhere else in the tree. You can use the <text:a xlink:type="simple" xlink:href="#Highlight Original Instance In Tree command" text:style-name="Internet_20_link" text:visited-style-name="Visited_20_Internet_20_Link">Highlight Original Instance Command</text:a> to find the original instance of the module in the tree. </text:p>
          </table:table-cell>
        </table:table-row>
        <table:table-row table:style-name="Table3.3">
          <table:table-cell table:style-name="Table3.A1" office:value-type="string">
            <text:p text:style-name="P49"><draw:frame draw:style-name="fr2" draw:name="Image3" text:anchor-type="char" svg:y="0.1555in" svg:width="0.2709in" svg:height="0.1563in" draw:z-index="2"><draw:image xlink:href="Pictures/100000010000001A0000000F98548153.gif" xlink:type="simple" xlink:show="embed" xlink:actuate="onLoad" draw:mime-type="image/gif"/></draw:frame></text:p>
          </table:table-cell>
          <table:table-cell table:style-name="Table3.A1" office:value-type="string">
            <text:p text:style-name="P49">Forwarded module. This module is a dependency because the parent module has forwarded one of its functions to this module. </text:p>
          </table:table-cell>
        </table:table-row>
        <table:table-row>
          <table:table-cell table:style-name="Table3.A1" office:value-type="string">
            <text:p text:style-name="P49"><draw:frame draw:style-name="fr2" draw:name="Image4" text:anchor-type="char" svg:y="0.1555in" svg:width="0.2709in" svg:height="0.1563in" draw:z-index="3"><draw:image xlink:href="Pictures/100000010000001A0000000FCDA64507.gif" xlink:type="simple" xlink:show="embed" xlink:actuate="onLoad" draw:mime-type="image/gif"/></draw:frame></text:p>
          </table:table-cell>
          <table:table-cell table:style-name="Table3.A1" office:value-type="string">
            <text:p text:style-name="P49">Delay-load module. This module will be dynamically loaded if any of its exported functions are actually called at run-time.</text:p>
          </table:table-cell>
        </table:table-row>
        <table:table-row>
          <table:table-cell table:style-name="Table3.A1" office:value-type="string">
            <text:p text:style-name="P49"><draw:frame draw:style-name="fr2" draw:name="Image5" text:anchor-type="char" svg:y="0.1555in" svg:width="0.2709in" svg:height="0.1563in" draw:z-index="4"><draw:image xlink:href="Pictures/100000010000001A0000000FB4EF9A98.gif" xlink:type="simple" xlink:show="embed" xlink:actuate="onLoad" draw:mime-type="image/gif"/></draw:frame></text:p>
          </table:table-cell>
          <table:table-cell table:style-name="Table3.A1" office:value-type="string">
            <text:p text:style-name="P49">64-bit module. This module is designed to run on a 64-bit versions of Windows. Modules are assumed to be 32-bit if this image is not present. </text:p>
          </table:table-cell>
        </table:table-row>
      </table:table>
      <text:p text:style-name="P46"/>
      <text:p text:style-name="P50">Warning and Error Images</text:p>
      <text:p text:style-name="P46"/>
      <table:table table:name="Table4" table:style-name="Table4">
        <table:table-column table:style-name="Table4.A"/>
        <table:table-column table:style-name="Table4.B"/>
        <table:table-row>
          <table:table-cell table:style-name="Table4.A1" office:value-type="string">
            <text:p text:style-name="P46"><draw:frame draw:style-name="fr2" draw:name="Image6" text:anchor-type="char" svg:y="0.1555in" svg:width="0.2709in" svg:height="0.1563in" draw:z-index="5"><draw:image xlink:href="Pictures/100000010000001A0000000F64D25BC3.gif" xlink:type="simple" xlink:show="embed" xlink:actuate="onLoad" draw:mime-type="image/gif"/></draw:frame></text:p>
          </table:table-cell>
          <table:table-cell table:style-name="Table4.A1" office:value-type="string">
            <text:p text:style-name="P46">Missing module. This module could not be found in the search path. See the <text:a xlink:type="simple" xlink:href="#Configure Module Search Order..." text:style-name="Internet_20_link" text:visited-style-name="Visited_20_Internet_20_Link"><text:span text:style-name="T38">Configure Module Order Command</text:span></text:a> for more information. </text:p>
          </table:table-cell>
        </table:table-row>
        <table:table-row>
          <table:table-cell table:style-name="Table4.A1" office:value-type="string">
            <text:p text:style-name="P46"><draw:frame draw:style-name="fr2" draw:name="Image7" text:anchor-type="char" svg:y="0.1555in" svg:width="0.2709in" svg:height="0.1563in" draw:z-index="6"><draw:image xlink:href="Pictures/100000010000001A0000000F6D40E753.gif" xlink:type="simple" xlink:show="embed" xlink:actuate="onLoad" draw:mime-type="image/gif"/></draw:frame></text:p>
          </table:table-cell>
          <table:table-cell table:style-name="Table4.A1" office:value-type="string">
            <text:p text:style-name="P46">Invalid module. See the <text:a xlink:type="simple" xlink:href="#12.The Log View|outline" text:style-name="Internet_20_link" text:visited-style-name="Visited_20_Internet_20_Link"><text:span text:style-name="T51">Log View</text:span></text:a> for an error message describing the module error. </text:p>
          </table:table-cell>
        </table:table-row>
        <table:table-row>
          <table:table-cell table:style-name="Table4.A1" office:value-type="string">
            <text:p text:style-name="P46"><draw:frame draw:style-name="fr2" draw:name="Image8" text:anchor-type="char" svg:y="0.7291in" svg:width="0.2709in" svg:height="0.1563in" draw:z-index="7"><draw:image xlink:href="Pictures/100000010000001A0000000F2C602FCE.gif" xlink:type="simple" xlink:show="embed" xlink:actuate="onLoad" draw:mime-type="image/gif"/></draw:frame></text:p>
          </table:table-cell>
          <table:table-cell table:style-name="Table4.A1" office:value-type="string">
            <text:p text:style-name="P46">Module warning. This module is either missing one or more export functions that are required by its parent module, is of the wrong CPU type, or failed to initialize when being loaded. For a missing export, the <text:a xlink:type="simple" xlink:href="#10.The Parent Import Function List View|outline" text:style-name="Internet_20_link" text:visited-style-name="Visited_20_Internet_20_Link">Parent Import Function List View</text:a> will list the actual unresolved functions that are causing the problem. For implicit dependencies, this is an error that will cause the parent module to fail to load. If the module failed to load or initialized, then check the <text:a xlink:type="simple" xlink:href="#12.The Log View|outline" text:style-name="Internet_20_link" text:visited-style-name="Visited_20_Internet_20_Link">Log View</text:a> for details on the failure. </text:p>
          </table:table-cell>
        </table:table-row>
        <table:table-row>
          <table:table-cell table:style-name="Table4.A1" office:value-type="string">
            <text:p text:style-name="P46"><draw:frame draw:style-name="fr2" draw:name="Image9" text:anchor-type="char" svg:y="0.7602in" svg:width="0.2709in" svg:height="0.1563in" draw:z-index="8"><draw:image xlink:href="Pictures/100000010000001A0000000F2534E4BD.gif" xlink:type="simple" xlink:show="embed" xlink:actuate="onLoad" draw:mime-type="image/gif"/></draw:frame></text:p>
          </table:table-cell>
          <table:table-cell table:style-name="Table4.A1" office:value-type="string">
            <text:p text:style-name="P46">Delay-load module warning. This module is either missing one or more export functions that are required by its parent module, or is of the wrong CPU type. For a missing export, the <text:a xlink:type="simple" xlink:href="#10.The Parent Import Function List View|outline" text:style-name="Internet_20_link" text:visited-style-name="Visited_20_Internet_20_Link">Parent Import Function List View</text:a> will list the actual unresolved functions that are missing. For delay-load dependencies, this is most likely not an error since one reason developers use delay-load modules is when they are unsure if a particular function exists in dependent module. Parents of delay-load modules have techniques for recovering from missing exports in the delay-loaded dependent module. </text:p>
          </table:table-cell>
        </table:table-row>
      </table:table>
      <text:p text:style-name="P46"/>
      <text:p text:style-name="P46"><text:soft-page-break/>It is possible for a module to show up more than once as a dependency of a single parent module. <text:span text:style-name="T52">WinDepends</text:span> does this to inform you that this module is a dependency for more than one reason. A module can show up as an implicitly linked dependency, a forwarded dependency, and a dynamic dependency, all under a single parent module.</text:p>
      <text:p text:style-name="P46"/>
      <text:p text:style-name="P46">For example, if module A implicitly links to module B, you will see module B under module A as an implicit dependency. The functions listed in the <text:a xlink:type="simple" xlink:href="#10.The Parent Import Function List View|outline" text:style-name="Internet_20_link" text:visited-style-name="Visited_20_Internet_20_Link">Parent Import Function List View</text:a> for that instance of module B are what is required for module A to be able to successfully load. </text:p>
      <text:p text:style-name="P46"/>
      <text:h text:style-name="P29" text:outline-level="1">The Modules List View</text:h>
      <text:p text:style-name="Horizontal_20_Line"/>
      <text:p text:style-name="P51">The Module List View displays a list of all unique modules that are dependencies for the root module you opened. This list defines the set of files needed for the module to load and execute as a running process.</text:p>
      <text:p text:style-name="P51"/>
      <text:p text:style-name="P51">Modules can be displayed using full file paths or just the file name to conserve screen space. You can control what is displayed using the <text:a xlink:type="simple" xlink:href="#Full Paths" text:style-name="Internet_20_link" text:visited-style-name="Visited_20_Internet_20_Link">Full Paths</text:a> option. You may also copy the selected modules' file names or paths to the clipboard by selecting the <text:a xlink:type="simple" xlink:href="#Copy command" text:style-name="Internet_20_link" text:visited-style-name="Visited_20_Internet_20_Link">Copy Command</text:a>. The actual text copied will differ depending on how the <text:a xlink:type="simple" xlink:href="#Full Paths" text:style-name="Internet_20_link" text:visited-style-name="Visited_20_Internet_20_Link">Full Paths</text:a> option is set. If more than one module is selected, a list will be copied to the clipboard with carriage returns after each module.</text:p>
      <text:p text:style-name="P51"/>
      <text:p text:style-name="P51">There is not a one-to-one relationship between the modules listed in this list view and the modules listed in the <text:a xlink:type="simple" xlink:href="#8.The Module Dependency Tree View|outline" text:style-name="Internet_20_link" text:visited-style-name="Visited_20_Internet_20_Link">Module Dependency Tree View</text:a>. This list view shows the unique set of modules, where as the tree view shows all the module relationships. A module like KERNEL32.DLL may show up dozens of times in the tree view since many other modules depend on it, but it will only show up once in this list view. Some instances of KERNEL32.DLL might be implicitly loaded, while others may be dynamically loaded. Some might have import / export mismatch errors, while others may have no errors. </text:p>
      <text:p text:style-name="P51"/>
      <text:p text:style-name="P51">The Module List View contains several columns of information about each module. These columns include:</text:p>
      <text:p text:style-name="P51"/>
      <table:table table:name="Table11" table:style-name="Table11">
        <table:table-column table:style-name="Table11.A"/>
        <table:table-column table:style-name="Table11.B"/>
        <table:table-row table:style-name="Table11.1">
          <table:table-cell table:style-name="Table11.A1" office:value-type="string">
            <text:p text:style-name="P52">Image</text:p>
          </table:table-cell>
          <table:table-cell table:style-name="Table11.B1" office:value-type="string">
            <text:p text:style-name="P53">The graphic icon displaying state of the module.</text:p>
          </table:table-cell>
        </table:table-row>
        <table:table-row table:style-name="Table11.1">
          <table:table-cell table:style-name="Table11.A2" office:value-type="string">
            <text:p text:style-name="P52">Module</text:p>
          </table:table-cell>
          <table:table-cell table:style-name="Table11.B2" office:value-type="string">
            <text:p text:style-name="P53">Full path or file name for the module file. See the <text:a xlink:type="simple" xlink:href="#Full Paths" text:style-name="Internet_20_link" text:visited-style-name="Visited_20_Internet_20_Link">Full Paths</text:a> option for toggling between the two modes. Additionally if module is an API set contract there will be API set contract file name or resolved module full path/filename, see <text:a xlink:type="simple" xlink:href="#Show Resolved API sets" text:style-name="Internet_20_link" text:visited-style-name="Visited_20_Internet_20_Link">Show Resolved API sets</text:a> command for toggling between the two modes.</text:p>
          </table:table-cell>
        </table:table-row>
        <table:table-row table:style-name="Table11.1">
          <table:table-cell table:style-name="Table11.A2" office:value-type="string">
            <text:p text:style-name="P52">File Time Stamp</text:p>
          </table:table-cell>
          <table:table-cell table:style-name="Table11.B2" office:value-type="string">
            <text:p text:style-name="P53">Date and time of the module file. This is the time that the file was last saved.</text:p>
          </table:table-cell>
        </table:table-row>
        <text:soft-page-break/>
        <table:table-row table:style-name="Table11.1">
          <table:table-cell table:style-name="Table11.A2" office:value-type="string">
            <text:p text:style-name="P52">Link Time Stamp</text:p>
          </table:table-cell>
          <table:table-cell table:style-name="Table11.B2" office:value-type="string">
            <text:p text:style-name="P53">Date and time that the module was built. This is a value that the linker store in the file itself. <text:span text:style-name="T37">If the module was built using reproducible builds then reproducible hash will be displayed instead.</text:span></text:p>
          </table:table-cell>
        </table:table-row>
        <table:table-row table:style-name="Table11.1">
          <table:table-cell table:style-name="Table11.A2" office:value-type="string">
            <text:p text:style-name="P52">File Size</text:p>
          </table:table-cell>
          <table:table-cell table:style-name="Table11.B2" office:value-type="string">
            <text:p text:style-name="P53">Size of the module file.</text:p>
          </table:table-cell>
        </table:table-row>
        <table:table-row table:style-name="Table11.1">
          <table:table-cell table:style-name="Table11.A2" office:value-type="string">
            <text:p text:style-name="P52">Attr.</text:p>
          </table:table-cell>
          <table:table-cell table:style-name="Table11.B2" office:value-type="string">
            <text:p text:style-name="P53">Attributes of the module file. Possible values are R (read only), H (hidden), S (system), A (archive), C (compressed), <text:span text:style-name="T53">T (temporary), O (offline), and E (encrypted).</text:span></text:p>
          </table:table-cell>
        </table:table-row>
        <table:table-row table:style-name="Table11.1">
          <table:table-cell table:style-name="Table11.A2" office:value-type="string">
            <text:p text:style-name="P54">Link Checksum</text:p>
          </table:table-cell>
          <table:table-cell table:style-name="Table11.B2" office:value-type="string">
            <text:p text:style-name="P55">The module checksum from when the module was built. This value is set by using the linker's /RELEASE command line option. If this linker option is not specified, then the checksum may be zero. This value will be shown in red if it is not zero and does not match the actual module checksum. If the values do not match, it means that the module has been modified after it was built.</text:p>
          </table:table-cell>
        </table:table-row>
        <table:table-row table:style-name="Table11.1">
          <table:table-cell table:style-name="Table11.A2" office:value-type="string">
            <text:p text:style-name="P54">Real Checksum</text:p>
          </table:table-cell>
          <table:table-cell table:style-name="Table11.B2" office:value-type="string">
            <text:p text:style-name="P49">The actual module checksum. This value is computed by <text:span text:style-name="T53">WinDepends</text:span> and should match the checksum computed by the linker when the module was built.</text:p>
          </table:table-cell>
        </table:table-row>
        <table:table-row table:style-name="Table11.1">
          <table:table-cell table:style-name="Table11.A2" office:value-type="string">
            <text:p text:style-name="P54">CPU</text:p>
          </table:table-cell>
          <table:table-cell table:style-name="Table11.B2" office:value-type="string">
            <text:p text:style-name="P56">Type of CPU that the module was built for. Possible values are x86, x64, Intel64, ARM Thumb/Thumb-2, ARM Thumb-2, ARM64. This value will be shown in red if it does not match the CPU type of the root module in the session. This value is set by using the linker's /MACHINE command line option.</text:p>
          </table:table-cell>
        </table:table-row>
        <table:table-row table:style-name="Table11.1">
          <table:table-cell table:style-name="Table11.A2" office:value-type="string">
            <text:p text:style-name="P57">Subsystem</text:p>
          </table:table-cell>
          <table:table-cell table:style-name="Table11.B2" office:value-type="string">
            <text:p text:style-name="P49">Type of subsystem that the module was built to run in. Possible values are <text:span text:style-name="T54">GUI, Console, WinCE 1.x GUI, OS/2 console, Posix console, EFI Application, EFI Boot Driver, EFI Runtime Driver, EFI ROM, Xbox, BootApp.</text:span></text:p>
          </table:table-cell>
        </table:table-row>
        <table:table-row table:style-name="Table11.1">
          <table:table-cell table:style-name="Table11.A2" office:value-type="string">
            <text:p text:style-name="P58">Symbols</text:p>
          </table:table-cell>
          <table:table-cell table:style-name="Table11.B2" office:value-type="string">
            <text:p text:style-name="P49">Type of debugging symbols that are associated with the module. Possible values are None, DBG (debug), PDB (program database), CV (codeview), COFF (common object file format), FPO (frame pointer omission), OMAP, and Borland.</text:p>
          </table:table-cell>
        </table:table-row>
        <table:table-row table:style-name="Table11.1">
          <table:table-cell table:style-name="Table11.A2" office:value-type="string">
            <text:p text:style-name="P58">Preferred Base</text:p>
          </table:table-cell>
          <table:table-cell table:style-name="Table11.B2" office:value-type="string">
            <text:p text:style-name="P49">The preferred base load address of the module. This will be 32-bits for 32-bit modules and 64-bits for 64-bit modules. This value is set by using the linker's /BASE command line option.</text:p>
          </table:table-cell>
        </table:table-row>
        <text:soft-page-break/>
        <table:table-row table:style-name="Table11.1">
          <table:table-cell table:style-name="Table11.A2" office:value-type="string">
            <text:p text:style-name="P58">Virtual Size</text:p>
          </table:table-cell>
          <table:table-cell table:style-name="Table11.B2" office:value-type="string">
            <text:p text:style-name="P49">The virtual size of the module. This is the size of memory that will be reserved for the module to be mapped into.</text:p>
          </table:table-cell>
        </table:table-row>
        <table:table-row table:style-name="Table11.1">
          <table:table-cell table:style-name="Table11.A2" office:value-type="string">
            <text:p text:style-name="P58">File Ver</text:p>
          </table:table-cell>
          <table:table-cell table:style-name="Table11.B2" office:value-type="string">
            <text:p text:style-name="P49">The file version found in the module's version resource. This value represents the FILEVERSION field in the VERSION_INFO resource structure. It will read "N/A" if the module does not contain a VERSION_INFO resource.</text:p>
          </table:table-cell>
        </table:table-row>
        <table:table-row table:style-name="Table11.1">
          <table:table-cell table:style-name="Table11.A2" office:value-type="string">
            <text:p text:style-name="P58">Product Ver</text:p>
          </table:table-cell>
          <table:table-cell table:style-name="Table11.B2" office:value-type="string">
            <text:p text:style-name="P49">The product version found in the module's version resource. This value represents the PRODUCTVERSION field in the VERSION_INFO resource structure. It will read "N/A" if the module does not contain a VERSION_INFO resource.</text:p>
          </table:table-cell>
        </table:table-row>
        <table:table-row table:style-name="Table11.1">
          <table:table-cell table:style-name="Table11.A2" office:value-type="string">
            <text:p text:style-name="P58">Image Ver</text:p>
          </table:table-cell>
          <table:table-cell table:style-name="Table11.B2" office:value-type="string">
            <text:p text:style-name="P49">The image version found in the module's file header. This value is set by using the linker's /VERSION command line option.</text:p>
          </table:table-cell>
        </table:table-row>
        <table:table-row table:style-name="Table11.1">
          <table:table-cell table:style-name="Table11.A2" office:value-type="string">
            <text:p text:style-name="P58">Linker Ver</text:p>
          </table:table-cell>
          <table:table-cell table:style-name="Table11.B2" office:value-type="string">
            <text:p text:style-name="P49">The version of the linker that was used to create the module file.</text:p>
          </table:table-cell>
        </table:table-row>
        <table:table-row table:style-name="Table11.1">
          <table:table-cell table:style-name="Table11.A2" office:value-type="string">
            <text:p text:style-name="P58">OS Ver</text:p>
          </table:table-cell>
          <table:table-cell table:style-name="Table11.B2" office:value-type="string">
            <text:p text:style-name="P49">The version of the OS that the module file was built to run on.</text:p>
          </table:table-cell>
        </table:table-row>
        <table:table-row table:style-name="Table11.19">
          <table:table-cell table:style-name="Table11.A2" office:value-type="string">
            <text:p text:style-name="P58">Subsystem Ver</text:p>
          </table:table-cell>
          <table:table-cell table:style-name="Table11.B2" office:value-type="string">
            <text:p text:style-name="P49">The version of the subsystem that the module file was built to run in. This value is set by using the linker's /SUBSYSTEM command line option.</text:p>
          </table:table-cell>
        </table:table-row>
      </table:table>
      <text:p text:style-name="P51"/>
      <text:p text:style-name="P51">The module list can be sorted on the data in any column in the list. Simply click on the column header button for the column you wish to sort by. An arrow (^) is displayed in the column header for the column that the list is currently sorted by. You can also size a column to its "best fit" width by double-clicking the divider line between two columns in the column header. You can search for text in the currently sorted column by simply typing in the first few characters of the item you wish to find.</text:p>
      <text:h text:style-name="P10" text:outline-level="1">The Parent Import Function List View</text:h>
      <text:p text:style-name="Horizontal_20_Line"/>
      <text:p text:style-name="P51">The Parent Import Function List View displays the list of parent import functions for the currently selected module in the <text:a xlink:type="simple" xlink:href="#8.The Module Dependency Tree View|outline" text:style-name="Internet_20_link" text:visited-style-name="Visited_20_Internet_20_Link">Module Dependency Tree View</text:a>. Parent import functions are functions that are actually called in the given module by the parent module.</text:p>
      <text:p text:style-name="P51"/>
      <text:p text:style-name="P51">For implicit and forward dependencies, the selected module needs to export every function that the parent is importing from it. If the selected module does not export one of the functions that the parent module expects to call, then an unresolved external error will occur if the module is attempted to be loaded. See the <text:a xlink:type="simple" xlink:href="#11.The Export Function List View|outline" text:style-name="Internet_20_link" text:visited-style-name="Visited_20_Internet_20_Link">Export Function List View</text:a> for viewing the selected module's export functions.</text:p>
      <text:p text:style-name="P51"/>
      <text:p text:style-name="P51"><text:span text:style-name="T55">WinDepends</text:span> searches the exported function list for every parent import function to ensure there is a match. If any function is unresolved, then the function is marked with an error image (see below) and the module is mark with an error image as well in the <text:a xlink:type="simple" xlink:href="#8.The Module Dependency Tree View|outline" text:style-name="Internet_20_link" text:visited-style-name="Visited_20_Internet_20_Link">Module Dependency Tree View</text:a> and the <text:a xlink:type="simple" xlink:href="#9.The Modules List View|outline" text:style-name="Internet_20_link" text:visited-style-name="Visited_20_Internet_20_Link">Module List View</text:a>.</text:p>
      <text:p text:style-name="P51"/>
      <text:p text:style-name="P51">The <text:a xlink:type="simple" xlink:href="#10.The Parent Import Function List View|outline" text:style-name="Internet_20_link" text:visited-style-name="Visited_20_Internet_20_Link">Parent Import Function List View</text:a> can also help you locate unnecessary modules in an application. The fact that the parent module is calling functions in the selected module is what makes the selected module a dependency of the parent. As a developer, if you can safely stop the parent module from calling all the functions listed in the parent import function list for a given module, then that module will no longer be a dependent of the parent module.</text:p>
      <text:p text:style-name="P51"/>
      <text:p text:style-name="P51">C++ functions can be displayed in their native decorated format or in a human readable undecorated format. See the <text:a xlink:type="simple" xlink:href="#Undecorate C++ command" text:style-name="Internet_20_link" text:visited-style-name="Visited_20_Internet_20_Link">Undecorate C++ Functions Command</text:a> for more information. You may also copy the selected function names to the clipboard by selecting the <text:a xlink:type="simple" xlink:href="#Copy command" text:style-name="Internet_20_link" text:visited-style-name="Visited_20_Internet_20_Link">Copy Command</text:a>. The actual text copied will differ depending on how the <text:a xlink:type="simple" xlink:href="#Undecorate C++ command" text:style-name="Internet_20_link" text:visited-style-name="Visited_20_Internet_20_Link">Undecorate C++ Functions</text:a> option is set. If more than one function is selected, a list will be copied to the clipboard with carriage returns after each function. </text:p>
      <text:p text:style-name="P51"/>
      <text:p text:style-name="P51"/>
      <text:p text:style-name="P59">The following are the primary images that can accompany each function in the parent import list: </text:p>
      <text:p text:style-name="P51"/>
      <table:table table:name="Table13" table:style-name="Table13">
        <table:table-column table:style-name="Table13.A"/>
        <table:table-column table:style-name="Table13.B"/>
        <table:table-row table:style-name="Table13.1">
          <table:table-cell table:style-name="Table13.A1" office:value-type="string">
            <text:p text:style-name="P49"><draw:frame draw:style-name="fr3" draw:name="Image34" text:anchor-type="char" svg:width="0.2709in" svg:height="0.1457in" draw:z-index="33"><draw:image xlink:href="Pictures/100000010000001A0000000EB6423006.gif" xlink:type="simple" xlink:show="embed" xlink:actuate="onLoad" draw:mime-type="image/gif"/></draw:frame></text:p>
          </table:table-cell>
          <table:table-cell table:style-name="Table13.A1" office:value-type="string">
            <text:p text:style-name="P60">Resolved C import.</text:p>
          </table:table-cell>
        </table:table-row>
        <table:table-row table:style-name="Table13.1">
          <table:table-cell table:style-name="Table13.A1" office:value-type="string">
            <text:p text:style-name="P49"><draw:frame draw:style-name="fr3" draw:name="Image35" text:anchor-type="char" svg:width="0.2709in" svg:height="0.1457in" draw:z-index="34"><draw:image xlink:href="Pictures/100000010000001A0000000E10B81495.gif" xlink:type="simple" xlink:show="embed" xlink:actuate="onLoad" draw:mime-type="image/gif"/></draw:frame></text:p>
          </table:table-cell>
          <table:table-cell table:style-name="Table13.A1" office:value-type="string">
            <text:p text:style-name="P60">Resolved C++ import. C++ function can be viewed in their native decorated form or in a human readable undecorated form. See the <text:a xlink:type="simple" xlink:href="#Undecorate C++ command" text:style-name="Internet_20_link" text:visited-style-name="Visited_20_Internet_20_Link">Undecorate C++ Functions Command</text:a> for more information.</text:p>
          </table:table-cell>
        </table:table-row>
        <table:table-row table:style-name="Table13.1">
          <table:table-cell table:style-name="Table13.A1" office:value-type="string">
            <text:p text:style-name="P49"><draw:frame draw:style-name="fr3" draw:name="Image36" text:anchor-type="char" svg:width="0.2709in" svg:height="0.1457in" draw:z-index="35"><draw:image xlink:href="Pictures/100000010000001A0000000E35B2531F.gif" xlink:type="simple" xlink:show="embed" xlink:actuate="onLoad" draw:mime-type="image/gif"/></draw:frame></text:p>
          </table:table-cell>
          <table:table-cell table:style-name="Table13.A1" office:value-type="string">
            <text:p text:style-name="P60">Resolved ordinal import.</text:p>
          </table:table-cell>
        </table:table-row>
        <table:table-row table:style-name="Table13.1">
          <table:table-cell table:style-name="Table13.A1" office:value-type="string">
            <text:p text:style-name="P49"><draw:frame draw:style-name="fr3" draw:name="Image37" text:anchor-type="char" svg:width="0.2709in" svg:height="0.1457in" draw:z-index="36"><draw:image xlink:href="Pictures/100000010000001A0000000E13523F74.gif" xlink:type="simple" xlink:show="embed" xlink:actuate="onLoad" draw:mime-type="image/gif"/></draw:frame></text:p>
          </table:table-cell>
          <table:table-cell table:style-name="Table13.A1" office:value-type="string">
            <text:p text:style-name="P49">Unresolved C function (similar images also exist for C++ and ordinal functions). This function is called by the parent module, but it is not exported from the current module. This is often referred to as an "unresolved external function". If this module is an implicit or forwarded dependency, then the parent module will fail to load. If this module is a delay-load dependency, then the parent module will most likely recover from the missing dependency, as that is a feature of using delay-load dependencies.</text:p>
          </table:table-cell>
        </table:table-row>
      </table:table>
      <text:p text:style-name="P51"/>
      <text:p text:style-name="P51">The Parent Import Function View is comprised of five columns: </text:p>
      <text:p text:style-name="P61"><text:span text:style-name="T41"/></text:p>
      <table:table table:name="Table14" table:style-name="Table14">
        <table:table-column table:style-name="Table14.A"/>
        <table:table-column table:style-name="Table14.B"/>
        <table:table-row table:style-name="Table14.1">
          <table:table-cell table:style-name="Table14.A1" office:value-type="string">
            <text:p text:style-name="P62">Image</text:p>
          </table:table-cell>
          <table:table-cell table:style-name="Table14.B1" office:value-type="string">
            <text:p text:style-name="P51">See the above list for descriptions. The header for this column has the letters "PI" in it, which just stands for "Parent Imports" </text:p>
          </table:table-cell>
        </table:table-row>
        <table:table-row table:style-name="Table14.1">
          <table:table-cell table:style-name="Table14.A2" office:value-type="string">
            <text:p text:style-name="P62">Ordinal</text:p>
          </table:table-cell>
          <table:table-cell table:style-name="Table14.B2" office:value-type="string">
            <text:p text:style-name="P51">The ordinal value of the imported function, if the function is imported by ordinal. This value can be "N/A" if the function is imported by name. </text:p>
          </table:table-cell>
        </table:table-row>
        <table:table-row table:style-name="Table14.1">
          <table:table-cell table:style-name="Table14.A2" office:value-type="string">
            <text:p text:style-name="P62">Hint</text:p>
          </table:table-cell>
          <table:table-cell table:style-name="Table14.B2" office:value-type="string">
            <text:p text:style-name="P51">The hint value for the imported function. The hint value is used internally by the operating system's loader to quickly match imports with exports. It is used as an index into the array of exported functions in the selected module. </text:p>
          </table:table-cell>
        </table:table-row>
        <table:table-row table:style-name="Table14.1">
          <table:table-cell table:style-name="Table14.A2" office:value-type="string">
            <text:p text:style-name="P62">Function</text:p>
          </table:table-cell>
          <table:table-cell table:style-name="Table14.B2" office:value-type="string">
            <text:p text:style-name="P61"><text:span text:style-name="T41">The name of the imported function, if the function is imported by name. This can be "N/A" if the function is imported by ordinal. C++ functions can be viewed in their native decorated form or in a human readable undecorated form. See the </text:span><text:a xlink:type="simple" xlink:href="#Undecorate C++ command" text:style-name="Internet_20_link" text:visited-style-name="Visited_20_Internet_20_Link"><text:span text:style-name="T41">Undecorate C++ Functions Command</text:span></text:a><text:span text:style-name="T41"> for more information. You may also see "&lt;invalid string&gt;" as a function name, which means a call to GetProcAddress was made with an invalid string, or "&lt;empty-string&gt;", which means GetProcAddress was called with an empty string.</text:span></text:p>
          </table:table-cell>
        </table:table-row>
        <text:soft-page-break/>
        <table:table-row table:style-name="Table14.1">
          <table:table-cell table:style-name="Table14.A2" office:value-type="string">
            <text:p text:style-name="P62">Entry Point</text:p>
          </table:table-cell>
          <table:table-cell table:style-name="Table14.B2" office:value-type="string">
            <text:p text:style-name="P51">The entry point memory address for the function. For implicit and forward dependencies, this field often reads "Not Bound", which means that the entry point address will not be known until load time. If an address is given, then the parent module has been pre-bound by a program like BIND. Binding is the process of walking the import list of a module and the export list of all its dependent modules, in order to fill in the import list with the absolute addresses to the functions it references. This job is usually done by the loader as each module is loaded, but can be skipped if the modules have been pre-bound. Pre-binding is an optimization that calculates the absolute addresses based off of the modules' preferred base addresses and stores them in the module's import table. Assuming a dependency of a given module actually loads at its preferred base address and has not changed, then the loader can save time by skipping the bind phase to that dependency module.</text:p>
          </table:table-cell>
        </table:table-row>
      </table:table>
      <text:p text:style-name="P61"><text:span text:style-name="T41"/></text:p>
      <text:p text:style-name="P63">The function list can be sorted on the data in any column in the list. Simply click on the column header button for the column you wish to sort by. An arrow (<text:span text:style-name="T56">▲</text:span>) is displayed in the column header for the column that the list is currently sorted by. You can also size a column to its "best fit" width by double-clicking the divider line between two columns in the column header. You can search for <text:span text:style-name="T57">function name </text:span>text by simply typing in the first few characters of the item you wish to find. </text:p>
      <text:h text:style-name="P10" text:outline-level="1">The Export Function List View</text:h>
      <text:p text:style-name="Horizontal_20_Line"/>
      <text:p text:style-name="P61"><text:span text:style-name="T41">The Export Function List View displays the list of export functions for the currently selected module in the </text:span><text:a xlink:type="simple" xlink:href="#8.The Module Dependency Tree View|outline" text:style-name="Internet_20_link" text:visited-style-name="Visited_20_Internet_20_Link"><text:span text:style-name="T41">Module Dependency Tree View</text:span></text:a><text:span text:style-name="T41">. Export functions are functions that a module exposes to other modules. They can be thought of as the module's interface.</text:span></text:p>
      <text:p text:style-name="P61"><text:span text:style-name="T41"/></text:p>
      <text:p text:style-name="P61"><text:span text:style-name="T40">WinDepends</text:span><text:span text:style-name="T41"> uses the exported list to check for unresolved external errors in the selected module. For more information, read the </text:span><text:a xlink:type="simple" xlink:href="#10.The Parent Import Function List View|outline" text:style-name="Internet_20_link" text:visited-style-name="Visited_20_Internet_20_Link"><text:span text:style-name="T41">Parent Import Function List View</text:span></text:a><text:span text:style-name="T41"> section.</text:span></text:p>
      <text:p text:style-name="P51"/>
      <text:p text:style-name="P51">While <text:span text:style-name="T58">WinDepends</text:span> scans the export list for a module, it checks each function to see if it is really a forwarded function. A forwarded function is a function that appears to be exported from a particular module, but in fact the code for the function actually lives in another module. The operating system's loader recognizes this and loads the forwarded module if necessary to resolve any imports from the parent module.</text:p>
      <text:p text:style-name="P51"/>
      <text:p text:style-name="P51">The following are the possible images that can accompany each function in the export list: </text:p>
      <text:p text:style-name="P51"/>
      <table:table table:name="Table15" table:style-name="Table15">
        <table:table-column table:style-name="Table15.A"/>
        <table:table-column table:style-name="Table15.B"/>
        <table:table-row>
          <table:table-cell table:style-name="Table15.A1" office:value-type="string">
            <text:p text:style-name="P51"><draw:frame draw:style-name="fr3" draw:name="Image38" text:anchor-type="char" svg:width="0.3126in" svg:height="0.1457in" draw:z-index="37"><draw:image xlink:href="Pictures/100000010000001E0000000E984CCADE.gif" xlink:type="simple" xlink:show="embed" xlink:actuate="onLoad" draw:mime-type="image/gif"/></draw:frame></text:p>
          </table:table-cell>
          <table:table-cell table:style-name="Table15.A1" office:value-type="string">
            <text:p text:style-name="P64">C export function that resides in the selected module.</text:p>
          </table:table-cell>
        </table:table-row>
        <table:table-row>
          <table:table-cell table:style-name="Table15.A1" office:value-type="string">
            <text:p text:style-name="P51"><draw:frame draw:style-name="fr3" draw:name="Image39" text:anchor-type="char" svg:width="0.3126in" svg:height="0.1457in" draw:z-index="38"><draw:image xlink:href="Pictures/100000010000001E0000000E09A8F32E.gif" xlink:type="simple" xlink:show="embed" xlink:actuate="onLoad" draw:mime-type="image/gif"/></draw:frame></text:p>
          </table:table-cell>
          <table:table-cell table:style-name="Table15.A1" office:value-type="string">
            <text:p text:style-name="P64">C++ export function that resides in the selected module. C++ functions can be viewed in their native decorated form or in a human readable undecorated form. See <text:a xlink:type="simple" xlink:href="#Undecorate C++ command" text:style-name="Internet_20_link" text:visited-style-name="Visited_20_Internet_20_Link">Undecorate C++ Functions Command</text:a> for more information.</text:p>
          </table:table-cell>
        </table:table-row>
        <table:table-row>
          <table:table-cell table:style-name="Table15.A1" office:value-type="string">
            <text:p text:style-name="P51"><draw:frame draw:style-name="fr3" draw:name="Image40" text:anchor-type="char" svg:width="0.3126in" svg:height="0.1457in" draw:z-index="39"><draw:image xlink:href="Pictures/100000010000001E0000000EE23E71A2.gif" xlink:type="simple" xlink:show="embed" xlink:actuate="onLoad" draw:mime-type="image/gif"/></draw:frame></text:p>
          </table:table-cell>
          <table:table-cell table:style-name="Table15.A1" office:value-type="string">
            <text:p text:style-name="P64">Ordinal export function that resides in the selected module.</text:p>
          </table:table-cell>
        </table:table-row>
        <table:table-row>
          <table:table-cell table:style-name="Table15.A1" office:value-type="string">
            <text:p text:style-name="P51"><draw:frame draw:style-name="fr3" draw:name="Image41" text:anchor-type="char" svg:width="0.3126in" svg:height="0.1457in" draw:z-index="40"><draw:image xlink:href="Pictures/100000010000001E0000000EDFB79D57.gif" xlink:type="simple" xlink:show="embed" xlink:actuate="onLoad" draw:mime-type="image/gif"/></draw:frame></text:p>
          </table:table-cell>
          <table:table-cell table:style-name="Table15.A1" office:value-type="string">
            <text:p text:style-name="P64">C export function that is called at least once by any module in the current module session (similar images also exist for C++ and ordinal functions).</text:p>
          </table:table-cell>
        </table:table-row>
        <table:table-row>
          <table:table-cell table:style-name="Table15.A1" office:value-type="string">
            <text:p text:style-name="P51"><draw:frame draw:style-name="fr3" draw:name="Image42" text:anchor-type="char" svg:width="0.3126in" svg:height="0.1457in" draw:z-index="41"><draw:image xlink:href="Pictures/100000010000001E0000000E0906000C.gif" xlink:type="simple" xlink:show="embed" xlink:actuate="onLoad" draw:mime-type="image/gif"/></draw:frame></text:p>
          </table:table-cell>
          <table:table-cell table:style-name="Table15.A1" office:value-type="string">
            <text:p text:style-name="P64">C export function that is called by the selected module in the <text:a xlink:type="simple" xlink:href="#8.The Module Dependency Tree View|outline" text:style-name="Internet_20_link" text:visited-style-name="Visited_20_Internet_20_Link">Module Dependency Tree View</text:a> (similar images also exist for C++ and ordinal functions). There will be a one-to-one relationship between these functions and the resolved imports in the <text:a xlink:type="simple" xlink:href="#10.The Parent Import Function List View|outline" text:style-name="Internet_20_link" text:visited-style-name="Visited_20_Internet_20_Link">Parent Import Function List View</text:a>. You can use the <text:a xlink:type="simple" xlink:href="#Highlight Matching Item command" text:style-name="Internet_20_link" text:visited-style-name="Visited_20_Internet_20_Link">Highlight Matching Item</text:a> command to quickly jump between the matching import and export.</text:p>
          </table:table-cell>
        </table:table-row>
        <table:table-row>
          <table:table-cell table:style-name="Table15.A1" office:value-type="string">
            <text:p text:style-name="P51"><draw:frame draw:style-name="fr3" draw:name="Image43" text:anchor-type="char" svg:width="0.3126in" svg:height="0.1457in" draw:z-index="42"><draw:image xlink:href="Pictures/100000010000001E0000000E6463DF52.gif" xlink:type="simple" xlink:show="embed" xlink:actuate="onLoad" draw:mime-type="image/gif"/></draw:frame></text:p>
          </table:table-cell>
          <table:table-cell table:style-name="Table15.A1" office:value-type="string">
            <text:p text:style-name="P51">Forwarded C export function that resides in a different module (similar images also exist for C++ and ordinal functions). The module that the function truly resides in is listed in the <text:span text:style-name="T59">Entry Point </text:span>column.</text:p>
          </table:table-cell>
        </table:table-row>
      </table:table>
      <text:p text:style-name="P51"><text:soft-page-break/></text:p>
      <text:p text:style-name="P51">The Export Function View is comprised of <text:span text:style-name="T60">five</text:span> columns: </text:p>
      <text:p text:style-name="P51"/>
      <table:table table:name="Table16" table:style-name="Table16">
        <table:table-column table:style-name="Table16.A"/>
        <table:table-column table:style-name="Table16.B"/>
        <table:table-row>
          <table:table-cell table:style-name="Table16.A1" office:value-type="string">
            <text:p text:style-name="P65">Image</text:p>
          </table:table-cell>
          <table:table-cell table:style-name="Table16.B1" office:value-type="string">
            <text:p text:style-name="P51">See the above list for descriptions. The header for this column has the letter "E" in it, which just stands for "Exports"</text:p>
          </table:table-cell>
        </table:table-row>
        <table:table-row>
          <table:table-cell table:style-name="Table16.A2" office:value-type="string">
            <text:p text:style-name="P65">Ordinal</text:p>
          </table:table-cell>
          <table:table-cell table:style-name="Table16.B2" office:value-type="string">
            <text:p text:style-name="P51">The ordinal value of the exported function, if the function is exported by ordinal. This value can be "N/A" if the function is exported only by name. </text:p>
          </table:table-cell>
        </table:table-row>
        <table:table-row>
          <table:table-cell table:style-name="Table16.A2" office:value-type="string">
            <text:p text:style-name="P65">Hint</text:p>
          </table:table-cell>
          <table:table-cell table:style-name="Table16.B2" office:value-type="string">
            <text:p text:style-name="P51">The hint value for the exported function. The hint value is used internally by the operating system's loader to quickly match imports with exports. It is used as an index into the array of exported functions in the selected module. </text:p>
          </table:table-cell>
        </table:table-row>
        <table:table-row>
          <table:table-cell table:style-name="Table16.A2" office:value-type="string">
            <text:p text:style-name="P65">Function</text:p>
          </table:table-cell>
          <table:table-cell table:style-name="Table16.B2" office:value-type="string">
            <text:p text:style-name="P61"><text:span text:style-name="T41">The name of the exported function, if the function is exported by name. This can be "N/A" if the function is exported only by ordinal. C++ functions can be viewed in their native decorated form or in a human readable undecorated form. See the </text:span><text:a xlink:type="simple" xlink:href="#Undecorate C++ command" text:style-name="Internet_20_link" text:visited-style-name="Visited_20_Internet_20_Link"><text:span text:style-name="T41">Undecorate C++ Functions Command</text:span></text:a><text:span text:style-name="T41"> for more information. </text:span></text:p>
          </table:table-cell>
        </table:table-row>
        <table:table-row>
          <table:table-cell table:style-name="Table16.A2" office:value-type="string">
            <text:p text:style-name="P65">Entry Point</text:p>
          </table:table-cell>
          <table:table-cell table:style-name="Table16.B2" office:value-type="string">
            <text:p text:style-name="P61"><text:span text:style-name="T41">The entry point memory address for the function. This is usually a relative offset from the base address at which the module will load at by the operating system's loader. This base address is usually the base address listed in the </text:span><text:a xlink:type="simple" xlink:href="#9.The Modules List View|outline" text:style-name="Internet_20_link" text:visited-style-name="Visited_20_Internet_20_Link"><text:span text:style-name="T41">Module List View</text:span></text:a><text:span text:style-name="T41"> for the particular module. If the function is forwarded to another module, then a forward string will be displayed instead of an address. The forward string is in the form of ModuleName.FunctionName. </text:span></text:p>
          </table:table-cell>
        </table:table-row>
      </table:table>
      <text:p text:style-name="P51"/>
      <text:p text:style-name="P51">The function list can be sorted on the data in any column in the list. Simply click on the column header button for the column you wish to sort by. An arrow (<text:span text:style-name="T56">▲</text:span>) is displayed in the column header for the column that the list is currently sorted by. You can also size a column to its "best fit" width by double-clicking the divider line between two columns in the column header. You can search for function name text by simply typing in the first few characters of the item you wish to find. </text:p>
      <text:h text:style-name="P10" text:outline-level="1">The Log View</text:h>
      <text:p text:style-name="Horizontal_20_Line"/>
      <text:p text:style-name="P66">This view is used to log module warnings, module errors and all other program activity.</text:p>
      <text:p text:style-name="P66"/>
      <text:p text:style-name="P66">You may copy text from the Log View using <text:a xlink:type="simple" xlink:href="#Copy command" text:style-name="Internet_20_link" text:visited-style-name="Visited_20_Internet_20_Link">Copy Command</text:a>. You can also search the Log View for text using <text:a xlink:type="simple" xlink:href="#Find command" text:style-name="Internet_20_link" text:visited-style-name="Visited_20_Internet_20_Link">Find Command</text:a> and <text:a xlink:type="simple" xlink:href="#Find Next command" text:style-name="Internet_20_link" text:visited-style-name="Visited_20_Internet_20_Link">Find Next Command</text:a>.</text:p>
      <text:h text:style-name="P10" text:outline-level="1">The File Menu</text:h>
      <text:p text:style-name="Horizontal_20_Line"/>
      <text:p text:style-name="P67"><text:span text:style-name="T6">The </text:span><text:span text:style-name="T61">File</text:span><text:span text:style-name="T6"> menu offers the following commands: </text:span></text:p>
      <table:table table:name="Table6" table:style-name="Table6">
        <table:table-column table:style-name="Table6.A"/>
        <table:table-column table:style-name="Table6.B"/>
        <table:table-row table:style-name="Table6.1">
          <table:table-cell table:style-name="Table6.A1" table:number-rows-spanned="3" office:value-type="string">
            <text:p text:style-name="P68"><text:bookmark-start text:name="Open command"/>Open...<text:bookmark-end text:name="Open command"/></text:p>
          </table:table-cell>
          <table:table-cell table:style-name="Table6.B1" office:value-type="string">
            <text:p text:style-name="P69"><text:span text:style-name="T48">O</text:span><text:span text:style-name="T15">pens and processes a module file.</text:span></text:p>
          </table:table-cell>
        </table:table-row>
        <table:table-row table:style-name="Table6.1">
          <table:covered-table-cell table:style-name="Table6.A2"/>
          <table:table-cell table:style-name="Table6.B2" office:value-type="string">
            <text:p text:style-name="P70"><text:span text:style-name="T62">Keys</text:span><text:span text:style-name="T6">: </text:span><text:span text:style-name="T63">CTRL+O</text:span></text:p>
          </table:table-cell>
        </table:table-row>
        <table:table-row table:style-name="Table6.1">
          <table:covered-table-cell table:style-name="Table6.A1"/>
          <table:table-cell table:style-name="Table6.B2" office:value-type="string">
            <text:p text:style-name="P71"><draw:frame draw:style-name="fr4" draw:name="Image11" text:anchor-type="paragraph" svg:x="0.8173in" svg:y="0in" svg:width="0.25in" svg:height="0.25in" draw:z-index="10"><draw:image xlink:href="Pictures/100000000000001800000018DB7611BC.png" xlink:type="simple" xlink:show="embed" xlink:actuate="onLoad" draw:mime-type="image/png"/></draw:frame><text:a xlink:type="simple" xlink:href="#18.The Toolbar|outline" text:style-name="Internet_20_link" text:visited-style-name="Visited_20_Internet_20_Link"><text:span text:style-name="T64">Toolbar</text:span></text:a><text:span text:style-name="T64">: </text:span></text:p>
          </table:table-cell>
        </table:table-row>
        <table:table-row table:style-name="Table6.1">
          <table:table-cell table:style-name="Table6.A2" office:value-type="string">
            <text:p text:style-name="P72"><text:bookmark text:name="Expannd All command Copy 1"/><text:bookmark-start text:name="Close command"/>Close<text:bookmark-end text:name="Close command"/></text:p>
          </table:table-cell>
          <table:table-cell table:style-name="Table6.B2" office:value-type="string">
            <text:p text:style-name="P73"><text:span text:style-name="T65">C</text:span><text:span text:style-name="T66">loses the </text:span><text:a xlink:type="simple" xlink:href="#7.The Module Session View|outline" text:style-name="Internet_20_link" text:visited-style-name="Visited_20_Internet_20_Link"><text:span text:style-name="T66">Module Session View</text:span></text:a><text:span text:style-name="T66"> </text:span><text:span text:style-name="T67">(</text:span><text:span text:style-name="T66">clears </text:span><text:span text:style-name="T68">content of </text:span><text:span text:style-name="T66">all lists </text:span><text:span text:style-name="T67">related to currently processed file</text:span><text:span text:style-name="T69">)</text:span></text:p>
          </table:table-cell>
        </table:table-row>
        <table:table-row table:style-name="Table6.1">
          <table:table-cell table:style-name="Table6.A2" table:number-rows-spanned="3" office:value-type="string">
            <text:p text:style-name="P72"><text:bookmark text:name="Collapse All command Copy 1"/><text:bookmark-start text:name="Save command"/>Save<text:bookmark-end text:name="Save command"/></text:p>
          </table:table-cell>
          <table:table-cell table:style-name="Table6.B2" office:value-type="string">
            <text:p text:style-name="P74"><text:span text:style-name="T70">Saves the </text:span><text:a xlink:type="simple" xlink:href="#7.The Module Session View|outline" text:style-name="Internet_20_link" text:visited-style-name="Visited_20_Internet_20_Link"><text:span text:style-name="T71">Module Session View</text:span></text:a><text:span text:style-name="T70"> as </text:span><text:span text:style-name="T72">WinDepends Session</text:span><text:span text:style-name="T70"> file using the same name and type that you have previously saved the file with. If you have not previously saved the </text:span><text:a xlink:type="simple" xlink:href="#7.The Module Session View|outline" text:style-name="Internet_20_link" text:visited-style-name="Visited_20_Internet_20_Link"><text:span text:style-name="T70">Module Session </text:span><text:span text:style-name="T73">View</text:span></text:a><text:span text:style-name="T70">, then this command behaves just like the </text:span><text:a xlink:type="simple" xlink:href="#Save As command" text:style-name="Internet_20_link" text:visited-style-name="Visited_20_Internet_20_Link"><text:span text:style-name="T70">Save As Command</text:span></text:a><text:span text:style-name="T70">, which will display the </text:span><text:span text:style-name="T73">standard Windows f</text:span><text:span text:style-name="T70">ile </text:span><text:span text:style-name="T73">s</text:span><text:span text:style-name="T70">ave </text:span><text:span text:style-name="T73">d</text:span><text:span text:style-name="T70">ialog prompting you for a file name and file type. Within the </text:span><text:span text:style-name="T73">f</text:span><text:span text:style-name="T70">ile </text:span><text:span text:style-name="T73">s</text:span><text:span text:style-name="T70">ave </text:span><text:span text:style-name="T73">d</text:span><text:span text:style-name="T70">ialog, you can choose to save the file as a </text:span><text:span text:style-name="T74">WinDepends Session </text:span><text:span text:style-name="T75">view</text:span><text:span text:style-name="T70"> (</text:span><text:span text:style-name="T73">WDS</text:span><text:span text:style-name="T70">) file </text:span><text:span text:style-name="T73">or JSON serialized</text:span><text:span text:style-name="T70"> file </text:span><text:span text:style-name="T76">(TXT)</text:span><text:span text:style-name="T70">.</text:span></text:p>
          </table:table-cell>
        </table:table-row>
        <table:table-row table:style-name="Table6.1">
          <table:covered-table-cell table:style-name="Table6.A2"/>
          <table:table-cell table:style-name="Table6.B2" office:value-type="string">
            <text:p text:style-name="P70"><text:span text:style-name="T77">Keys</text:span><text:span text:style-name="T78">:</text:span><text:span text:style-name="T79"> </text:span><text:span text:style-name="T80">CTRL+S</text:span></text:p>
          </table:table-cell>
        </table:table-row>
        <table:table-row table:style-name="Table6.1">
          <table:covered-table-cell table:style-name="Table6.A2"/>
          <table:table-cell table:style-name="Table6.B2" office:value-type="string">
            <text:p text:style-name="P75"><text:a xlink:type="simple" xlink:href="#18.The Toolbar|outline" text:style-name="Internet_20_link" text:visited-style-name="Visited_20_Internet_20_Link"><text:span text:style-name="T81">T</text:span><text:span text:style-name="T82">oolbar</text:span></text:a><text:span text:style-name="T82">:</text:span><text:span text:style-name="T83"> </text:span><draw:frame draw:style-name="fr5" draw:name="Image10" text:anchor-type="char" svg:x="0.8102in" svg:y="0.0063in" svg:width="0.25in" svg:height="0.25in" draw:z-index="9"><draw:image xlink:href="Pictures/100000000000001800000018B2C7A0CE.png" xlink:type="simple" xlink:show="embed" xlink:actuate="onLoad" draw:mime-type="image/png"/></draw:frame></text:p>
          </table:table-cell>
        </table:table-row>
        <table:table-row table:style-name="Table6.1">
          <table:table-cell table:style-name="Table6.A2" office:value-type="string">
            <text:p text:style-name="P72"><text:bookmark text:name="Auto Expand command Copy 1"/><text:bookmark-start text:name="Save As command"/>Save As...<text:bookmark-end text:name="Save As command"/></text:p>
          </table:table-cell>
          <table:table-cell table:style-name="Table6.B2" office:value-type="string">
            <text:p text:style-name="P74"><text:span text:style-name="T70">Saves the </text:span><text:a xlink:type="simple" xlink:href="#7.The Module Session View|outline" text:style-name="Internet_20_link" text:visited-style-name="Visited_20_Internet_20_Link"><text:span text:style-name="T71">Module Session View</text:span></text:a><text:span text:style-name="T70"> with a new name or type.</text:span></text:p>
            <text:p text:style-name="P76"><text:span text:style-name="T70">The Save As Command always displays the </text:span><text:span text:style-name="T84">f</text:span><text:span text:style-name="T70">ile </text:span><text:span text:style-name="T84">s</text:span><text:span text:style-name="T70">ave </text:span><text:span text:style-name="T84">d</text:span><text:span text:style-name="T70">ialog, even if you have previously saved the </text:span><text:a xlink:type="simple" xlink:href="#7.The Module Session View|outline" text:style-name="Internet_20_link" text:visited-style-name="Visited_20_Internet_20_Link"><text:span text:style-name="T70">Module Session </text:span><text:span text:style-name="T84">View</text:span></text:a><text:span text:style-name="T84"> </text:span><text:span text:style-name="T70">using a particular name and type. This allows you to choose a new name or file type to save to. If you wish to re-save the </text:span><text:a xlink:type="simple" xlink:href="#7.The Module Session View|outline" text:style-name="Internet_20_link" text:visited-style-name="Visited_20_Internet_20_Link"><text:span text:style-name="T70">Module Session </text:span><text:span text:style-name="T84">View</text:span></text:a><text:span text:style-name="T70"> using the same name and type that you have previously saved the file with, then you can just use the </text:span><text:a xlink:type="simple" xlink:href="#Save command" text:style-name="Internet_20_link" text:visited-style-name="Visited_20_Internet_20_Link"><text:span text:style-name="T70">Save Command</text:span></text:a><text:span text:style-name="T70"> to avoid the </text:span><text:span text:style-name="T84">f</text:span><text:span text:style-name="T70">ile </text:span><text:span text:style-name="T84">s</text:span><text:span text:style-name="T70">ave </text:span><text:span text:style-name="T84">d</text:span><text:span text:style-name="T70">ialog.</text:span></text:p>
          </table:table-cell>
        </table:table-row>
        <table:table-row table:style-name="Table6.1">
          <table:table-cell table:style-name="Table6.A2" table:number-rows-spanned="2" office:value-type="string">
            <text:p text:style-name="P72"><text:bookmark-start text:name="Open New Instance command"/>Open New Instance<text:bookmark-end text:name="Open New Instance command"/></text:p>
          </table:table-cell>
          <table:table-cell table:style-name="Table6.B2" office:value-type="string">
            <text:p text:style-name="P69"><text:span text:style-name="T48">O</text:span><text:span text:style-name="T15">pens </text:span><text:span text:style-name="T85">a </text:span><text:span text:style-name="T15">new </text:span><text:span text:style-name="T85">WinDepends</text:span><text:span text:style-name="T15"> instance.</text:span></text:p>
          </table:table-cell>
        </table:table-row>
        <table:table-row table:style-name="Table6.1">
          <table:covered-table-cell table:style-name="Table6.A2"/>
          <table:table-cell table:style-name="Table6.B2" office:value-type="string">
            <text:p text:style-name="P77"><text:span text:style-name="T86">Keys</text:span><text:span text:style-name="T87">: </text:span><text:span text:style-name="T80">CTRL+I</text:span></text:p>
          </table:table-cell>
        </table:table-row>
        <text:soft-page-break/>
        <table:table-row table:style-name="Table6.1">
          <table:table-cell table:style-name="Table6.A2" office:value-type="string">
            <text:p text:style-name="P72"><text:bookmark text:name="Full Paths Copy 1"/><text:bookmark-start text:name="File command"/>File 1, 2, 3, ...<text:bookmark-end text:name="File command"/></text:p>
          </table:table-cell>
          <table:table-cell table:style-name="Table6.B2" office:value-type="string">
            <text:p text:style-name="P72">Opens and processes the specified module file.</text:p>
            <text:p text:style-name="P72"><text:span text:style-name="T88">WinDepends</text:span> stores <text:span text:style-name="T89">up to 32</text:span> most recently opened modules at the bottom of the File menu for your convenience. To open one of the modules listed, select the module from the menu or type the number that corresponds with the module you want to open. <text:span text:style-name="T89">The maximum number of most recently opened modules is limited to 32 with a default value 10.</text:span></text:p>
          </table:table-cell>
        </table:table-row>
        <table:table-row table:style-name="Table6.1">
          <table:table-cell table:style-name="Table6.A2" office:value-type="string">
            <text:p text:style-name="P72"><text:bookmark-start text:name="Exit command"/>Exit<text:bookmark-end text:name="Exit command"/></text:p>
          </table:table-cell>
          <table:table-cell table:style-name="Table6.B2" office:value-type="string">
            <text:p text:style-name="P72">Exits WinDepends.</text:p>
          </table:table-cell>
        </table:table-row>
      </table:table>
      <text:p text:style-name="P78"/>
      <text:h text:style-name="P10" text:outline-level="1">The Edit Menu</text:h>
      <text:p text:style-name="Horizontal_20_Line"/>
      <text:p text:style-name="P67"><text:span text:style-name="T6">The </text:span><text:span text:style-name="T61">Edit</text:span><text:span text:style-name="T6"> menu offers the following commands: </text:span></text:p>
      <table:table table:name="Table7" table:style-name="Table7">
        <table:table-column table:style-name="Table7.A"/>
        <table:table-column table:style-name="Table7.B"/>
        <table:table-row>
          <table:table-cell table:style-name="Table7.A1" table:number-rows-spanned="3" office:value-type="string">
            <text:p text:style-name="P79"><text:bookmark-start text:name="Copy command"/>Copy<text:bookmark-end text:name="Copy command"/></text:p>
          </table:table-cell>
          <table:table-cell table:style-name="Table7.B1" office:value-type="string">
            <text:p text:style-name="P79">Copies the selection in the current view to the clipboard as text.</text:p>
          </table:table-cell>
        </table:table-row>
        <table:table-row>
          <table:covered-table-cell table:style-name="Table7.A1"/>
          <table:table-cell table:style-name="Table7.B2" office:value-type="string">
            <text:p text:style-name="P80">Keys: <text:span text:style-name="T11">CTRL+C</text:span></text:p>
          </table:table-cell>
        </table:table-row>
        <table:table-row>
          <table:covered-table-cell table:style-name="Table7.A1"/>
          <table:table-cell table:style-name="Table7.B2" office:value-type="string">
            <text:p text:style-name="P81"><draw:frame draw:style-name="fr6" draw:name="Image19" text:anchor-type="paragraph" svg:x="0.789in" svg:y="0in" svg:width="0.25in" svg:height="0.25in" draw:z-index="16"><draw:image xlink:href="Pictures/100000000000001800000018A448A2DF.png" xlink:type="simple" xlink:show="embed" xlink:actuate="onLoad" draw:mime-type="image/png"/></draw:frame><text:a xlink:type="simple" xlink:href="#18.The Toolbar|outline" text:style-name="Internet_20_link" text:visited-style-name="Visited_20_Internet_20_Link">Toolbar</text:a>: </text:p>
          </table:table-cell>
        </table:table-row>
        <table:table-row>
          <table:table-cell table:style-name="Table7.A4" table:number-rows-spanned="2" office:value-type="string">
            <text:p text:style-name="P79"><text:bookmark-start text:name="Select All command"/>Select All<text:bookmark-end text:name="Select All command"/></text:p>
          </table:table-cell>
          <table:table-cell table:style-name="Table7.B2" office:value-type="string">
            <text:p text:style-name="P79">Selects all items in the current view.</text:p>
          </table:table-cell>
        </table:table-row>
        <table:table-row>
          <table:covered-table-cell table:style-name="Table7.A4"/>
          <table:table-cell table:style-name="Table7.B2" office:value-type="string">
            <text:p text:style-name="P80">Keys: <text:span text:style-name="T11">CTRL+A</text:span></text:p>
          </table:table-cell>
        </table:table-row>
        <table:table-row>
          <table:table-cell table:style-name="Table7.A4" table:number-rows-spanned="2" office:value-type="string">
            <text:p text:style-name="P79"><text:bookmark-start text:name="Find command"/>Find...<text:bookmark-end text:name="Find command"/></text:p>
          </table:table-cell>
          <table:table-cell table:style-name="Table7.B2" office:value-type="string">
            <text:p text:style-name="P79">Finds text in <text:a xlink:type="simple" xlink:href="#12.The Log View|outline" text:style-name="Internet_20_link" text:visited-style-name="Visited_20_Internet_20_Link">Log View</text:a>.</text:p>
          </table:table-cell>
        </table:table-row>
        <table:table-row>
          <table:covered-table-cell table:style-name="Table7.A4"/>
          <table:table-cell table:style-name="Table7.B2" office:value-type="string">
            <text:p text:style-name="P80">Keys: <text:span text:style-name="T11">CTRL+F</text:span></text:p>
          </table:table-cell>
        </table:table-row>
        <table:table-row>
          <table:table-cell table:style-name="Table7.A4" table:number-rows-spanned="2" office:value-type="string">
            <text:p text:style-name="P79"><text:bookmark-start text:name="Find Next command"/>Find Next<text:bookmark-end text:name="Find Next command"/></text:p>
          </table:table-cell>
          <table:table-cell table:style-name="Table7.B2" office:value-type="string">
            <text:p text:style-name="P79">Repeats last find operation in the <text:a xlink:type="simple" xlink:href="#12.The Log View|outline" text:style-name="Internet_20_link" text:visited-style-name="Visited_20_Internet_20_Link">Log View</text:a>.</text:p>
          </table:table-cell>
        </table:table-row>
        <table:table-row>
          <table:covered-table-cell table:style-name="Table7.A4"/>
          <table:table-cell table:style-name="Table7.B2" office:value-type="string">
            <text:p text:style-name="P80">Keys: <text:span text:style-name="T11">F3</text:span></text:p>
          </table:table-cell>
        </table:table-row>
        <table:table-row>
          <table:table-cell table:style-name="Table7.A4" office:value-type="string">
            <text:p text:style-name="P79"><text:bookmark-start text:name="Clear Log Window command"/>Clear Log Window<text:bookmark-end text:name="Clear Log Window command"/></text:p>
          </table:table-cell>
          <table:table-cell table:style-name="Table7.B2" office:value-type="string">
            <text:p text:style-name="P79">Clears the contents of the <text:a xlink:type="simple" xlink:href="#12.The Log View|outline" text:style-name="Internet_20_link" text:visited-style-name="Visited_20_Internet_20_Link">Log View</text:a> in <text:a xlink:type="simple" xlink:href="#7.The Module Session View|outline" text:style-name="Internet_20_link" text:visited-style-name="Visited_20_Internet_20_Link">Module Session View</text:a>.</text:p>
          </table:table-cell>
        </table:table-row>
      </table:table>
      <text:p text:style-name="P67"/>
      <text:h text:style-name="P10" text:outline-level="1">The View Menu</text:h>
      <text:p text:style-name="Horizontal_20_Line"/>
      <text:p text:style-name="P46">The View menu offers the following commands: </text:p>
      <table:table table:name="Table5" table:style-name="Table5">
        <table:table-column table:style-name="Table5.A"/>
        <table:table-column table:style-name="Table5.B"/>
        <table:table-row table:style-name="Table5.1">
          <table:table-cell table:style-name="Table5.A1" table:number-rows-spanned="2" office:value-type="string">
            <text:p text:style-name="P46"><text:bookmark text:name="System Information command"/>System Information...</text:p>
          </table:table-cell>
          <table:table-cell table:style-name="Table5.B1" office:value-type="string">
            <text:p text:style-name="P82">Displays information about the system. <text:span text:style-name="T90">If WinDepends loaded WinDepends Session file then system information stored in this file will be displayed </text:span><text:span text:style-name="T91">instead</text:span><text:span text:style-name="T90">.</text:span></text:p>
          </table:table-cell>
        </table:table-row>
        <table:table-row table:style-name="Table5.1">
          <table:covered-table-cell table:style-name="Table5.A2"/>
          <table:table-cell table:style-name="Table5.B2" office:value-type="string">
            <text:p text:style-name="P83"><draw:frame draw:style-name="fr6" draw:name="Image18" text:anchor-type="paragraph" svg:x="0.8102in" svg:y="0in" svg:width="0.25in" svg:height="0.25in" draw:z-index="18"><draw:image xlink:href="Pictures/100000000000001800000018125ADB6E.png" xlink:type="simple" xlink:show="embed" xlink:actuate="onLoad" draw:mime-type="image/png"/></draw:frame><text:a xlink:type="simple" xlink:href="#18.The Toolbar|outline" text:style-name="Internet_20_link" text:visited-style-name="Visited_20_Internet_20_Link"><text:span text:style-name="T92">T</text:span><text:span text:style-name="T93">oolbar</text:span></text:a><text:span text:style-name="T93">:</text:span></text:p>
          </table:table-cell>
        </table:table-row>
        <table:table-row table:style-name="Table5.1">
          <table:table-cell table:style-name="Table5.A2" table:number-rows-spanned="2" office:value-type="string">
            <text:p text:style-name="P46">Expand All<text:bookmark text:name="Expannd All command"/></text:p>
          </table:table-cell>
          <table:table-cell table:style-name="Table5.B2" office:value-type="string">
            <text:p text:style-name="P84"><text:span text:style-name="T94">Expands all nodes in the </text:span><text:a xlink:type="simple" xlink:href="#8.The Module Dependency Tree View|outline" text:style-name="Internet_20_link" text:visited-style-name="Visited_20_Internet_20_Link"><text:span text:style-name="T94">Module Dependency Tree View</text:span></text:a><text:span text:style-name="T94"> </text:span><text:span text:style-name="T95">making entire tree visible</text:span><text:span text:style-name="T94">. </text:span></text:p>
          </table:table-cell>
        </table:table-row>
        <table:table-row table:style-name="Table5.1">
          <table:covered-table-cell table:style-name="Table5.A2"/>
          <table:table-cell table:style-name="Table5.B2" office:value-type="string">
            <text:p text:style-name="P85"><text:span text:style-name="T96">Keys</text:span><text:span text:style-name="T97">: </text:span><text:span text:style-name="T98">CTRL+E</text:span></text:p>
          </table:table-cell>
        </table:table-row>
        <table:table-row table:style-name="Table5.1">
          <table:table-cell table:style-name="Table5.A2" table:number-rows-spanned="2" office:value-type="string">
            <text:p text:style-name="P46">Collapse All<text:bookmark text:name="Collapse All command"/></text:p>
          </table:table-cell>
          <table:table-cell table:style-name="Table5.B2" office:value-type="string">
            <text:p text:style-name="P47"><text:span text:style-name="T94">Collapses all nodes in the </text:span><text:a xlink:type="simple" xlink:href="#8.The Module Dependency Tree View|outline" text:style-name="Internet_20_link" text:visited-style-name="Visited_20_Internet_20_Link"><text:span text:style-name="T94">Module Dependency Tree View</text:span></text:a><text:span text:style-name="T94">, </text:span><text:span text:style-name="T95">leaving only root module visible.</text:span></text:p>
          </table:table-cell>
        </table:table-row>
        <table:table-row table:style-name="Table5.1">
          <table:covered-table-cell table:style-name="Table5.A2"/>
          <table:table-cell table:style-name="Table5.B2" office:value-type="string">
            <text:p text:style-name="P86"><text:span text:style-name="T96">Keys</text:span><text:span text:style-name="T1">: </text:span><text:span text:style-name="T99">CTRL+W</text:span></text:p>
          </table:table-cell>
        </table:table-row>
        <table:table-row table:style-name="Table5.1">
          <table:table-cell table:style-name="Table5.A2" table:number-rows-spanned="3" office:value-type="string">
            <text:p text:style-name="P46">Auto Expand<text:bookmark text:name="Auto Expand command"/></text:p>
          </table:table-cell>
          <table:table-cell table:style-name="Table5.B2" office:value-type="string">
            <text:p text:style-name="P47"><text:span text:style-name="T94">When checked, the </text:span><text:a xlink:type="simple" xlink:href="#8.The Module Dependency Tree View|outline" text:style-name="Internet_20_link" text:visited-style-name="Visited_20_Internet_20_Link"><text:span text:style-name="T94">Module Dependency Tree View</text:span></text:a><text:span text:style-name="T94"> will automatically expand to show modules as they are loaded.</text:span></text:p>
          </table:table-cell>
        </table:table-row>
        <table:table-row table:style-name="Table5.1">
          <table:covered-table-cell table:style-name="Table5.A2"/>
          <table:table-cell table:style-name="Table5.B2" office:value-type="string">
            <text:p text:style-name="P86"><text:span text:style-name="T96">Keys</text:span><text:span text:style-name="T1">: </text:span><text:span text:style-name="T99">F8</text:span></text:p>
          </table:table-cell>
        </table:table-row>
        <table:table-row table:style-name="Table5.1">
          <table:covered-table-cell table:style-name="Table5.A2"/>
          <table:table-cell table:style-name="Table5.B2" office:value-type="string">
            <text:p text:style-name="P87"><draw:frame draw:style-name="fr6" draw:name="Image12" text:anchor-type="paragraph" svg:x="0.8209in" svg:y="0.0043in" svg:width="0.25in" svg:height="0.25in" draw:z-index="13"><draw:image xlink:href="Pictures/100000000000001800000018D548AA57.png" xlink:type="simple" xlink:show="embed" xlink:actuate="onLoad" draw:mime-type="image/png"/></draw:frame><text:a xlink:type="simple" xlink:href="#18.The Toolbar|outline" text:style-name="Internet_20_link" text:visited-style-name="Visited_20_Internet_20_Link"><text:span text:style-name="T81">T</text:span><text:span text:style-name="T82">oolbar</text:span></text:a><text:span text:style-name="T82">: </text:span></text:p>
          </table:table-cell>
        </table:table-row>
        <table:table-row table:style-name="Table5.1">
          <table:table-cell table:style-name="Table5.A2" table:number-rows-spanned="3" office:value-type="string">
            <text:p text:style-name="P46">Full Paths<text:bookmark text:name="Full Paths"/></text:p>
          </table:table-cell>
          <table:table-cell table:style-name="Table5.B2" office:value-type="string">
            <text:p text:style-name="P88"><text:span text:style-name="T94">Shows or hides full file path in the </text:span><text:a xlink:type="simple" xlink:href="#8.The Module Dependency Tree View|outline" text:style-name="Internet_20_link" text:visited-style-name="Visited_20_Internet_20_Link"><text:span text:style-name="T94">Module Dependency Tree View</text:span></text:a><text:span text:style-name="T94"> and the </text:span><text:a xlink:type="simple" xlink:href="#9.The Modules List View|outline" text:style-name="Internet_20_link" text:visited-style-name="Visited_20_Internet_20_Link"><text:span text:style-name="T94">Module List View</text:span></text:a><text:span text:style-name="T94">. When the Full Paths option is on, both will display the complete path to each module. When this option is off, these views will display only file names. This option also effects how the </text:span><text:a xlink:type="simple" xlink:href="#Copy command" text:style-name="Internet_20_link" text:visited-style-name="Visited_20_Internet_20_Link"><text:span text:style-name="T94">Copy Command</text:span></text:a><text:span text:style-name="T94"> work. When the Full Paths option is on, the </text:span><text:a xlink:type="simple" xlink:href="#Copy command" text:style-name="Internet_20_link" text:visited-style-name="Visited_20_Internet_20_Link"><text:span text:style-name="T94">Copy Command</text:span></text:a><text:span text:style-name="T94"> will copy the full paths of the selected files to the clipboard, otherwise it just copies the file names. </text:span></text:p>
          </table:table-cell>
        </table:table-row>
        <table:table-row table:style-name="Table5.1">
          <table:covered-table-cell table:style-name="Table5.A2"/>
          <table:table-cell table:style-name="Table5.B2" office:value-type="string">
            <text:p text:style-name="P89"><text:span text:style-name="T96">Keys</text:span><text:span text:style-name="T87">: </text:span><text:span text:style-name="T79">F</text:span><text:span text:style-name="T100">9</text:span></text:p>
          </table:table-cell>
        </table:table-row>
        <table:table-row table:style-name="Table5.1">
          <table:covered-table-cell table:style-name="Table5.A2"/>
          <table:table-cell table:style-name="Table5.B2" office:value-type="string">
            <text:p text:style-name="P87"><draw:frame draw:style-name="fr6" draw:name="Image13" text:anchor-type="paragraph" svg:x="0.7898in" svg:y="0.0035in" svg:width="0.25in" svg:height="0.25in" draw:z-index="12"><draw:image xlink:href="Pictures/100000000000001800000018B0C758C1.png" xlink:type="simple" xlink:show="embed" xlink:actuate="onLoad" draw:mime-type="image/png"/></draw:frame><text:a xlink:type="simple" xlink:href="#18.The Toolbar|outline" text:style-name="Internet_20_link" text:visited-style-name="Visited_20_Internet_20_Link"><text:span text:style-name="T81">T</text:span><text:span text:style-name="T82">oolbar</text:span></text:a><text:span text:style-name="T82">: </text:span></text:p>
          </table:table-cell>
        </table:table-row>
      </table:table>
      <text:p text:style-name="Text_20_body"/>
      <table:table table:name="Table12" table:style-name="Table12">
        <table:table-column table:style-name="Table12.A"/>
        <table:table-column table:style-name="Table12.B"/>
        <table:table-row table:style-name="Table12.1">
          <table:table-cell table:style-name="Table12.A1" table:number-rows-spanned="3" office:value-type="string">
            <text:p text:style-name="P46">Undecorate C++ Functions<text:bookmark text:name="Undecorate C++ command"/></text:p>
          </table:table-cell>
          <table:table-cell table:style-name="Table12.B1" office:value-type="string">
            <text:p text:style-name="P47"><text:span text:style-name="T94">Display undecorated C++ functions names in both the </text:span><text:a xlink:type="simple" xlink:href="#10.The Parent Import Function List View|outline" text:style-name="Internet_20_link" text:visited-style-name="Visited_20_Internet_20_Link"><text:span text:style-name="T94">Parent Import Function List View</text:span></text:a><text:span text:style-name="T94"> and the </text:span><text:a xlink:type="simple" xlink:href="#11.The Export Function List View|outline" text:style-name="Internet_20_link" text:visited-style-name="Visited_20_Internet_20_Link"><text:span text:style-name="T94">Export Function List View</text:span></text:a><text:span text:style-name="T94">.</text:span><text:span text:style-name="T101"> </text:span><text:span text:style-name="T102">This option requires DBGHELP.DLL to be present in system or SYMSRV.DLL and DBGHELP.DLL from Debugging Tools For Windows package. Please refer to </text:span><text:a xlink:type="simple" xlink:href="https://docs.microsoft.com/en-us/windows/win32/debug/dbghelp-versions" text:style-name="Internet_20_link" text:visited-style-name="Visited_20_Internet_20_Link"><text:span text:style-name="T102">https://docs.microsoft.com/en-us/windows/win32/debug/dbghelp-versions</text:span></text:a><text:span text:style-name="T102"> for information about difference between default Windows shipped dlls and these that can be obtained from </text:span><text:span text:style-name="T103">Debugging Tools For Windows</text:span><text:span text:style-name="T102"> package.</text:span></text:p>
          </table:table-cell>
        </table:table-row>
        <table:table-row table:style-name="Table12.1">
          <table:covered-table-cell table:style-name="Table12.A2"/>
          <table:table-cell table:style-name="Table12.B2" office:value-type="string">
            <text:p text:style-name="P86"><text:span text:style-name="T96">Keys</text:span><text:span text:style-name="T87">: </text:span><text:span text:style-name="T79">F</text:span><text:span text:style-name="T100">10</text:span></text:p>
          </table:table-cell>
        </table:table-row>
        <table:table-row table:style-name="Table12.1">
          <table:covered-table-cell table:style-name="Table12.A2"/>
          <table:table-cell table:style-name="Table12.B2" office:value-type="string">
            <text:p text:style-name="P87"><draw:frame draw:style-name="fr6" draw:name="Image14" text:anchor-type="paragraph" svg:x="0.8in" svg:y="0in" svg:width="0.25in" svg:height="0.25in" draw:z-index="15"><draw:image xlink:href="Pictures/100000000000001800000018DF86ADED.png" xlink:type="simple" xlink:show="embed" xlink:actuate="onLoad" draw:mime-type="image/png"/></draw:frame><text:a xlink:type="simple" xlink:href="#18.The Toolbar|outline" text:style-name="Internet_20_link" text:visited-style-name="Visited_20_Internet_20_Link"><text:span text:style-name="T81">T</text:span><text:span text:style-name="T82">oolbar</text:span></text:a><text:span text:style-name="T82">: </text:span></text:p>
          </table:table-cell>
        </table:table-row>
        <table:table-row table:style-name="Table12.1">
          <table:table-cell table:style-name="Table12.A2" table:number-rows-spanned="3" office:value-type="string">
            <text:p text:style-name="P90">Show Resolved API sets<text:bookmark text:name="Show Resolved API sets"/></text:p>
          </table:table-cell>
          <table:table-cell table:style-name="Table12.B2" office:value-type="string">
            <text:p text:style-name="P47"><text:span text:style-name="T94">Display resolved Windows ApiSet libraries in the </text:span><text:a xlink:type="simple" xlink:href="#8.The Module Dependency Tree View|outline" text:style-name="Internet_20_link" text:visited-style-name="Visited_20_Internet_20_Link"><text:span text:style-name="T94">Module Dependency Tree View</text:span></text:a><text:span text:style-name="T94"> and the </text:span><text:a xlink:type="simple" xlink:href="#9.The Modules List View|outline" text:style-name="Internet_20_link" text:visited-style-name="Visited_20_Internet_20_Link"><text:span text:style-name="T94">Module List View</text:span></text:a><text:span text:style-name="T94">.</text:span></text:p>
          </table:table-cell>
        </table:table-row>
        <table:table-row table:style-name="Table12.1">
          <table:covered-table-cell table:style-name="Table12.A2"/>
          <table:table-cell table:style-name="Table12.B2" office:value-type="string">
            <text:p text:style-name="P86"><text:span text:style-name="T96">Keys</text:span><text:span text:style-name="T87">: </text:span><text:span text:style-name="T79">F</text:span><text:span text:style-name="T100">11</text:span></text:p>
          </table:table-cell>
        </table:table-row>
        <table:table-row table:style-name="Table12.6">
          <table:covered-table-cell table:style-name="Table12.A2"/>
          <table:table-cell table:style-name="Table12.B2" office:value-type="string">
            <text:p text:style-name="P87"><draw:frame draw:style-name="fr6" draw:name="Image15" text:anchor-type="paragraph" svg:x="0.822in" svg:y="0.0071in" svg:width="0.25in" svg:height="0.25in" draw:z-index="17"><draw:image xlink:href="Pictures/10000000000000180000001849E1E09C.png" xlink:type="simple" xlink:show="embed" xlink:actuate="onLoad" draw:mime-type="image/png"/></draw:frame><text:a xlink:type="simple" xlink:href="#18.The Toolbar|outline" text:style-name="Internet_20_link" text:visited-style-name="Visited_20_Internet_20_Link"><text:span text:style-name="T81">T</text:span><text:span text:style-name="T82">oolbar</text:span></text:a><text:span text:style-name="T82">: </text:span></text:p>
          </table:table-cell>
        </table:table-row>
        <table:table-row table:style-name="Table12.1">
          <table:table-cell table:style-name="Table12.A2" table:number-rows-spanned="2" office:value-type="string">
            <text:p text:style-name="P46"><text:bookmark-start text:name="Highlight Matching Item command"/>Highligh<text:span text:style-name="T104">t</text:span> Matching Item<text:bookmark-end text:name="Highlight Matching Item command"/></text:p>
          </table:table-cell>
          <table:table-cell table:style-name="Table12.B2" office:value-type="string">
            <text:p text:style-name="P82">Highlights the matching item in the related view.</text:p>
          </table:table-cell>
        </table:table-row>
        <table:table-row table:style-name="Table12.1">
          <table:covered-table-cell table:style-name="Table12.A2"/>
          <table:table-cell table:style-name="Table12.B2" office:value-type="string">
            <text:p text:style-name="P86"><text:span text:style-name="T96">Keys</text:span><text:span text:style-name="T6">: </text:span><text:span text:style-name="T105">CTRL+M</text:span></text:p>
          </table:table-cell>
        </table:table-row>
        <table:table-row table:style-name="Table12.1">
          <table:table-cell table:style-name="Table12.A2" table:number-rows-spanned="2" office:value-type="string">
            <text:p text:style-name="P91"><text:bookmark-start text:name="Highlight Original Instance In Tree command"/>Highlight <text:span text:style-name="T106">Original</text:span> Inst<text:span text:style-name="T91">a</text:span>nce In Tree<text:bookmark-end text:name="Highlight Original Instance In Tree command"/></text:p>
          </table:table-cell>
          <table:table-cell table:style-name="Table12.B2" office:value-type="string">
            <text:p text:style-name="P47"><text:span text:style-name="T94">Highlights the original instance of the selected module in the </text:span><text:a xlink:type="simple" xlink:href="#8.The Module Dependency Tree View|outline" text:style-name="Internet_20_link" text:visited-style-name="Visited_20_Internet_20_Link"><text:span text:style-name="T94">Module Dependency Tree View</text:span></text:a><text:span text:style-name="T94">.</text:span></text:p>
          </table:table-cell>
        </table:table-row>
        <table:table-row table:style-name="Table12.1">
          <table:covered-table-cell table:style-name="Table12.A2"/>
          <table:table-cell table:style-name="Table12.B2" office:value-type="string">
            <text:p text:style-name="P86"><text:span text:style-name="T96">Keys</text:span><text:span text:style-name="T87">: </text:span><text:span text:style-name="T100">CTRL+K</text:span></text:p>
          </table:table-cell>
        </table:table-row>
        <table:table-row table:style-name="Table12.1">
          <table:table-cell table:style-name="Table12.A2" table:number-rows-spanned="2" office:value-type="string">
            <text:p text:style-name="P92">Highlight Previous Inst<text:span text:style-name="T91">a</text:span>nce In Tree</text:p>
          </table:table-cell>
          <table:table-cell table:style-name="Table12.B2" office:value-type="string">
            <text:p text:style-name="P47"><text:span text:style-name="T94">Highlights the previous instance of the selected module in the </text:span><text:a xlink:type="simple" xlink:href="#8.The Module Dependency Tree View|outline" text:style-name="Internet_20_link" text:visited-style-name="Visited_20_Internet_20_Link"><text:span text:style-name="T94">Module Dependency Tree View</text:span></text:a><text:span text:style-name="T94">.</text:span></text:p>
          </table:table-cell>
        </table:table-row>
        <table:table-row table:style-name="Table12.1">
          <table:covered-table-cell table:style-name="Table12.A2"/>
          <table:table-cell table:style-name="Table12.B2" office:value-type="string">
            <text:p text:style-name="P86"><text:span text:style-name="T96">Keys</text:span><text:span text:style-name="T87">: </text:span><text:span text:style-name="T100">CTRL+B</text:span></text:p>
          </table:table-cell>
        </table:table-row>
        <table:table-row table:style-name="Table12.1">
          <table:table-cell table:style-name="Table12.A2" table:number-rows-spanned="2" office:value-type="string">
            <text:p text:style-name="P92"><text:bookmark-start text:name="Highlight Next Instance In Tree command"/><text:bookmark-start text:name="Highlight Original Instance In Tree command"/>Highlight Next Inst<text:span text:style-name="T91">a</text:span>nce In Tree<text:bookmark-end text:name="Highlight Next Instance In Tree command"/><text:bookmark-end text:name="Highlight Original Instance In Tree command"/></text:p>
          </table:table-cell>
          <table:table-cell table:style-name="Table12.B2" office:value-type="string">
            <text:p text:style-name="P47"><text:span text:style-name="T94">Highlights the next instance of the selected module in the </text:span><text:a xlink:type="simple" xlink:href="#8.The Module Dependency Tree View|outline" text:style-name="Internet_20_link" text:visited-style-name="Visited_20_Internet_20_Link"><text:span text:style-name="T94">Module Dependency Tree View</text:span></text:a><text:span text:style-name="T94">.</text:span></text:p>
          </table:table-cell>
        </table:table-row>
        <table:table-row table:style-name="Table12.1">
          <table:covered-table-cell table:style-name="Table12.A2"/>
          <table:table-cell table:style-name="Table12.B2" office:value-type="string">
            <text:p text:style-name="P86"><text:span text:style-name="T96">Keys</text:span><text:span text:style-name="T87">: </text:span><text:span text:style-name="T100">CTRL+N</text:span></text:p>
          </table:table-cell>
        </table:table-row>
        <table:table-row table:style-name="Table12.1">
          <table:table-cell table:style-name="Table12.A2" table:number-rows-spanned="2" office:value-type="string">
            <text:p text:style-name="P46"><text:bookmark-start text:name="Refresh command"/>Refresh<text:bookmark-end text:name="Refresh command"/></text:p>
          </table:table-cell>
          <table:table-cell table:style-name="Table12.B2" office:value-type="string">
            <text:p text:style-name="P47"><text:span text:style-name="T94">Updates all views of the </text:span><text:a xlink:type="simple" xlink:href="#7.The Module Session View|outline" text:style-name="Internet_20_link" text:visited-style-name="Visited_20_Internet_20_Link"><text:span text:style-name="T94">Module Session Window</text:span></text:a><text:span text:style-name="T94">.</text:span></text:p>
          </table:table-cell>
        </table:table-row>
        <table:table-row table:style-name="Table12.1">
          <table:covered-table-cell table:style-name="Table12.A2"/>
          <table:table-cell table:style-name="Table12.B2" office:value-type="string">
            <text:p text:style-name="P86"><text:span text:style-name="T96">Keys</text:span><text:span text:style-name="T87">: </text:span><text:span text:style-name="T79">F</text:span><text:span text:style-name="T100">5</text:span></text:p>
          </table:table-cell>
        </table:table-row>
        <table:table-row table:style-name="Table12.1">
          <table:table-cell table:style-name="Table12.A2" table:number-rows-spanned="2" office:value-type="string">
            <text:p text:style-name="P46"><text:bookmark-start text:name="Open Module Location command"/>Open Module Location<text:bookmark-end text:name="Open Module Location command"/></text:p>
          </table:table-cell>
          <table:table-cell table:style-name="Table12.B2" office:value-type="string">
            <text:p text:style-name="P82">Opens the selected modules location in Windows Explorer.</text:p>
          </table:table-cell>
        </table:table-row>
        <table:table-row table:style-name="Table12.1">
          <table:covered-table-cell table:style-name="Table12.A2"/>
          <table:table-cell table:style-name="Table12.B2" office:value-type="string">
            <text:p text:style-name="P86"><text:span text:style-name="T96">Keys</text:span><text:span text:style-name="T6">: </text:span><text:span text:style-name="T105">CTRL+J</text:span></text:p>
          </table:table-cell>
        </table:table-row>
        <text:soft-page-break/>
        <table:table-row table:style-name="Table12.1">
          <table:table-cell table:style-name="Table12.A2" table:number-rows-spanned="3" office:value-type="string">
            <text:p text:style-name="P46"><text:bookmark-start text:name="View Module in External Viewer command"/>View Module in External Viewer<text:bookmark-end text:name="View Module in External Viewer command"/></text:p>
          </table:table-cell>
          <table:table-cell table:style-name="Table12.B2" office:value-type="string">
            <text:p text:style-name="P93"><text:span text:style-name="T94">Opens the selected modules in the external module viewer. If the active view is the </text:span><text:a xlink:type="simple" xlink:href="#8.The Module Dependency Tree View|outline" text:style-name="Internet_20_link" text:visited-style-name="Visited_20_Internet_20_Link"><text:span text:style-name="T94">Module Dependency Tree View</text:span></text:a><text:span text:style-name="T94">, </text:span><text:a xlink:type="simple" xlink:href="#10.The Parent Import Function List View|outline" text:style-name="Internet_20_link" text:visited-style-name="Visited_20_Internet_20_Link"><text:span text:style-name="T94">Parent Import Function List View</text:span></text:a><text:span text:style-name="T94">, or </text:span><text:a xlink:type="simple" xlink:href="#11.The Export Function List View|outline" text:style-name="Internet_20_link" text:visited-style-name="Visited_20_Internet_20_Link"><text:span text:style-name="T94">Export Function List View</text:span></text:a><text:span text:style-name="T94">, then this command will launch the external viewer application with the module that is currently selected in the </text:span><text:a xlink:type="simple" xlink:href="#8.The Module Dependency Tree View|outline" text:style-name="Internet_20_link" text:visited-style-name="Visited_20_Internet_20_Link"><text:span text:style-name="T94">Module Dependency Tree View</text:span></text:a><text:span text:style-name="T94">. If the </text:span><text:a xlink:type="simple" xlink:href="#9.The Modules List View|outline" text:style-name="Internet_20_link" text:visited-style-name="Visited_20_Internet_20_Link"><text:span text:style-name="T94">Module List View</text:span></text:a><text:span text:style-name="T94"> has the focus, then WinDepends will launch a separate instance of the external viewer application for every module that is selected in the list. </text:span></text:p>
          </table:table-cell>
        </table:table-row>
        <table:table-row table:style-name="Table12.1">
          <table:covered-table-cell table:style-name="Table12.A2"/>
          <table:table-cell table:style-name="Table12.B2" office:value-type="string">
            <text:p text:style-name="P86"><text:span text:style-name="T96">Keys</text:span><text:span text:style-name="T6">: </text:span><text:span text:style-name="T105">Enter</text:span></text:p>
          </table:table-cell>
        </table:table-row>
        <table:table-row table:style-name="Table12.1">
          <table:covered-table-cell table:style-name="Table12.A2"/>
          <table:table-cell table:style-name="Table12.B2" office:value-type="string">
            <text:p text:style-name="P94"><draw:frame draw:style-name="fr6" draw:name="Image16" text:anchor-type="paragraph" svg:x="0.8555in" svg:y="0in" svg:width="0.25in" svg:height="0.25in" draw:z-index="14"><draw:image xlink:href="Pictures/100000000000001800000018A626A00A.png" xlink:type="simple" xlink:show="embed" xlink:actuate="onLoad" draw:mime-type="image/png"/></draw:frame><text:a xlink:type="simple" xlink:href="#18.The Toolbar|outline" text:style-name="Internet_20_link" text:visited-style-name="Visited_20_Internet_20_Link"><text:span text:style-name="T92">T</text:span><text:span text:style-name="T93">oolbar</text:span></text:a><text:span text:style-name="T93">: </text:span></text:p>
          </table:table-cell>
        </table:table-row>
        <table:table-row table:style-name="Table12.1">
          <table:table-cell table:style-name="Table12.A2" office:value-type="string">
            <text:p text:style-name="P46"><text:bookmark-start text:name="Lookup Function in External Help command"/>Lookup Function in External Help<text:bookmark-end text:name="Lookup Function in External Help command"/></text:p>
          </table:table-cell>
          <table:table-cell table:style-name="Table12.B2" office:value-type="string">
            <text:p text:style-name="P82">Lookups the selected function in the external help collection.</text:p>
          </table:table-cell>
        </table:table-row>
        <table:table-row table:style-name="Table12.1">
          <table:table-cell table:style-name="Table12.A2" table:number-rows-spanned="3" office:value-type="string">
            <text:p text:style-name="P46"><text:bookmark-start text:name="Properties... command"/>Properties...<text:bookmark-end text:name="Properties... command"/></text:p>
          </table:table-cell>
          <table:table-cell table:style-name="Table12.B2" office:value-type="string">
            <text:p text:style-name="P95"><text:span text:style-name="T94">Displays the Windows Properties dialog for the selected modules.</text:span><text:span text:style-name="T101"> </text:span><text:span text:style-name="T94">If the active view is the </text:span><text:a xlink:type="simple" xlink:href="#8.The Module Dependency Tree View|outline" text:style-name="Internet_20_link" text:visited-style-name="Visited_20_Internet_20_Link"><text:span text:style-name="T94">Module Dependency Tree View</text:span></text:a><text:span text:style-name="T94">, </text:span><text:a xlink:type="simple" xlink:href="#10.The Parent Import Function List View|outline" text:style-name="Internet_20_link" text:visited-style-name="Visited_20_Internet_20_Link"><text:span text:style-name="T94">Parent Import Function List View</text:span></text:a><text:span text:style-name="T94">, or </text:span><text:a xlink:type="simple" xlink:href="#11.The Export Function List View|outline" text:style-name="Internet_20_link" text:visited-style-name="Visited_20_Internet_20_Link"><text:span text:style-name="T94">Export Function List View</text:span></text:a><text:span text:style-name="T94">, then the Properties dialog will be displayed for the module that is currently selected in the </text:span><text:a xlink:type="simple" xlink:href="#8.The Module Dependency Tree View|outline" text:style-name="Internet_20_link" text:visited-style-name="Visited_20_Internet_20_Link"><text:span text:style-name="T94">Module Dependency Tree View</text:span></text:a><text:span text:style-name="T94">. If the </text:span><text:a xlink:type="simple" xlink:href="#9.The Modules List View|outline" text:style-name="Internet_20_link" text:visited-style-name="Visited_20_Internet_20_Link"><text:span text:style-name="T94">Module List View</text:span></text:a><text:span text:style-name="T94"> has the focus, then </text:span><text:span text:style-name="T107">WinDepends</text:span><text:span text:style-name="T94"> will display a separate Properties dialog for every module that is selected in the list. </text:span></text:p>
          </table:table-cell>
        </table:table-row>
        <table:table-row table:style-name="Table12.1">
          <table:covered-table-cell table:style-name="Table12.A2"/>
          <table:table-cell table:style-name="Table12.B2" office:value-type="string">
            <text:p text:style-name="P96"><text:span text:style-name="T108">Keys</text:span><text:span text:style-name="T109">: </text:span><text:span text:style-name="T110">ALT+Enter</text:span></text:p>
          </table:table-cell>
        </table:table-row>
        <table:table-row table:style-name="Table12.1">
          <table:covered-table-cell table:style-name="Table12.A2"/>
          <table:table-cell table:style-name="Table12.B2" office:value-type="string">
            <text:p text:style-name="P94"><draw:frame draw:style-name="fr6" draw:name="Image17" text:anchor-type="paragraph" svg:x="0.8728in" svg:y="0in" svg:width="0.25in" svg:height="0.25in" draw:z-index="11"><draw:image xlink:href="Pictures/100000000000001800000018662F7A15.png" xlink:type="simple" xlink:show="embed" xlink:actuate="onLoad" draw:mime-type="image/png"/></draw:frame><text:a xlink:type="simple" xlink:href="#18.The Toolbar|outline" text:style-name="Internet_20_link" text:visited-style-name="Visited_20_Internet_20_Link"><text:span text:style-name="T92">T</text:span><text:span text:style-name="T93">oolbar</text:span></text:a><text:span text:style-name="T93">: </text:span></text:p>
          </table:table-cell>
        </table:table-row>
        <table:table-row table:style-name="Table12.1">
          <table:table-cell table:style-name="Table12.A2" office:value-type="string">
            <text:p text:style-name="P46"><text:bookmark-start text:name="Toolbar command"/>Toolbar<text:bookmark-end text:name="Toolbar command"/></text:p>
          </table:table-cell>
          <table:table-cell table:style-name="Table12.B2" office:value-type="string">
            <text:p text:style-name="P82">Shows or hides the toolbar.</text:p>
          </table:table-cell>
        </table:table-row>
        <table:table-row table:style-name="Table12.1">
          <table:table-cell table:style-name="Table12.A2" office:value-type="string">
            <text:p text:style-name="P46"><text:bookmark-start text:name="Status Bar command"/>Status Bar<text:bookmark-end text:name="Status Bar command"/></text:p>
          </table:table-cell>
          <table:table-cell table:style-name="Table12.B2" office:value-type="string">
            <text:p text:style-name="P82">Shows or hides the status bar.</text:p>
          </table:table-cell>
        </table:table-row>
      </table:table>
      <text:p text:style-name="P46"/>
      <text:h text:style-name="P10" text:outline-level="1">The Options Menu</text:h>
      <text:p text:style-name="Horizontal_20_Line"/>
      <text:p text:style-name="P67"><text:span text:style-name="T6">The </text:span><text:span text:style-name="T61">Options</text:span><text:span text:style-name="T6"> menu offers the following commands: </text:span></text:p>
      <table:table table:name="Table8" table:style-name="Table8">
        <table:table-column table:style-name="Table8.A"/>
        <table:table-column table:style-name="Table8.B"/>
        <table:table-row>
          <table:table-cell table:style-name="Table8.A1" table:number-rows-spanned="2" office:value-type="string">
            <text:p text:style-name="P97"><text:bookmark-start text:name="Configuration"/>Configuration<text:bookmark-end text:name="Configuration"/></text:p>
          </table:table-cell>
          <table:table-cell table:style-name="Table8.B1" office:value-type="string">
            <text:p text:style-name="P97">Opens WinDepends configuration dialog.</text:p>
          </table:table-cell>
        </table:table-row>
        <table:table-row>
          <table:covered-table-cell table:style-name="Table8.A1"/>
          <table:table-cell table:style-name="Table8.B2" office:value-type="string">
            <text:p text:style-name="P97">Keys: <text:span text:style-name="T11">F2</text:span></text:p>
          </table:table-cell>
        </table:table-row>
        <table:table-row>
          <table:table-cell table:style-name="Table8.A3" office:value-type="string">
            <text:p text:style-name="P97"><text:bookmark-start text:name="Toolbar Theme"/>Toolbar Theme<text:bookmark-end text:name="Toolbar Theme"/></text:p>
          </table:table-cell>
          <table:table-cell table:style-name="Table8.B2" office:value-type="string">
            <text:p text:style-name="P97">Allows to change currently used icon theme for program toolbar. There are two options available:</text:p>
            <text:p text:style-name="P97"/>
            <text:p text:style-name="P97">Classic Dependency Walker style</text:p>
            <text:p text:style-name="P97"><draw:frame draw:style-name="fr5" draw:name="Image20" text:anchor-type="char" svg:x="0.1799in" svg:y="0.1035in" svg:width="3.198in" svg:height="0.25in" draw:z-index="19"><draw:image xlink:href="Pictures/100000000000013300000018305C3D3D.png" xlink:type="simple" xlink:show="embed" xlink:actuate="onLoad" draw:mime-type="image/png"/></draw:frame></text:p>
            <text:p text:style-name="P97"/>
            <text:p text:style-name="P97">Modern WinDepends style (<text:span text:style-name="T111">which is </text:span>better for high DPI screen resolutions)</text:p>
            <text:p text:style-name="P97"><draw:frame draw:style-name="fr5" draw:name="Image21" text:anchor-type="char" svg:x="0.2256in" svg:y="0.0937in" svg:width="3.1272in" svg:height="0.2835in" draw:z-index="20"><draw:image xlink:href="Pictures/100000010000021000000030184473D7.png" xlink:type="simple" xlink:show="embed" xlink:actuate="onLoad" draw:mime-type="image/png"/></draw:frame></text:p>
            <text:p text:style-name="P97"/>
          </table:table-cell>
        </table:table-row>
        <table:table-row>
          <table:table-cell table:style-name="Table8.A3" office:value-type="string">
            <text:p text:style-name="P97"><text:bookmark-start text:name="Configure Module Search Order..."/>Configure Module Search Order...<text:bookmark-end text:name="Configure Module Search Order..."/></text:p>
          </table:table-cell>
          <table:table-cell table:style-name="Table8.B2" office:value-type="string">
            <text:p text:style-name="P98">This command will open configuration dialog at page which allows you to control how WinDepends searches your system for dependent files. </text:p>
          </table:table-cell>
        </table:table-row>
        <table:table-row>
          <table:table-cell table:style-name="Table8.A3" office:value-type="string">
            <text:p text:style-name="P97"><text:bookmark-start text:name="Configure Module Search Order (drivers)..."/>Configure Module Search Order (drivers)...<text:bookmark-end text:name="Configure Module Search Order (drivers)..."/></text:p>
          </table:table-cell>
          <table:table-cell table:style-name="Table8.B2" office:value-type="string">
            <text:p text:style-name="P98">Similar to above, but does this for driver files (files with native subsystem and specific import elements such as ntoskrnl.exe, hal.dll are considered by WinDepends as drivers).</text:p>
          </table:table-cell>
        </table:table-row>
        <table:table-row>
          <table:table-cell table:style-name="Table8.A3" office:value-type="string">
            <text:p text:style-name="P97"><text:bookmark-start text:name="Configure Module External Viewer..."/>Configure Module External Viewer...<text:bookmark-end text:name="Configure Module External Viewer..."/></text:p>
          </table:table-cell>
          <table:table-cell table:style-name="Table8.B2" office:value-type="string">
            <text:p text:style-name="P98">This command will open configuration dialog at page which allows you to configure the external viewer application and arguments. </text:p>
          </table:table-cell>
        </table:table-row>
        <table:table-row>
          <table:table-cell table:style-name="Table8.A3" office:value-type="string">
            <text:p text:style-name="P97"><text:bookmark-start text:name="Configure Handled File Extensions..."/>Configure Handled File Extensions...<text:bookmark-end text:name="Configure Handled File Extensions..."/></text:p>
          </table:table-cell>
          <table:table-cell table:style-name="Table8.B2" office:value-type="string">
            <text:p text:style-name="P98">This command will open configuration dialog at page which allows you to configure the handled file extensions.</text:p>
          </table:table-cell>
        </table:table-row>
        <table:table-row>
          <table:table-cell table:style-name="Table8.A3" office:value-type="string">
            <text:p text:style-name="P97"><text:bookmark-start text:name="Configure ApiSets..."/>Configure ApiSets...<text:bookmark-end text:name="Configure ApiSets..."/></text:p>
          </table:table-cell>
          <table:table-cell table:style-name="Table8.B2" office:value-type="string">
            <text:p text:style-name="P98">This command will open configuration dialog at page which allows you to configure how WinDepends will deal with A<text:span text:style-name="T20">PI s</text:span>ets.</text:p>
          </table:table-cell>
        </table:table-row>
        <table:table-row>
          <table:table-cell table:style-name="Table8.A3" office:value-type="string">
            <text:p text:style-name="P97"><text:bookmark-start text:name="Configure Symbols..."/>Configure Symbols...<text:bookmark-end text:name="Configure Symbols..."/></text:p>
          </table:table-cell>
          <table:table-cell table:style-name="Table8.B2" office:value-type="string">
            <text:p text:style-name="P98">This command will open configuration dialog at page which allows you to configure how WinDepends will use Microsoft Symbols for resolving functions that doesn’t have public names.</text:p>
          </table:table-cell>
        </table:table-row>
      </table:table>
      <text:p text:style-name="P67"/>
      <text:h text:style-name="P10" text:outline-level="1">The Help Menu</text:h>
      <text:p text:style-name="Horizontal_20_Line"/>
      <text:p text:style-name="P99"><text:span text:style-name="T6">The </text:span><text:span text:style-name="T112">Help</text:span><text:span text:style-name="T6"> menu offers the following commands: </text:span></text:p>
      <table:table table:name="Table9" table:style-name="Table9">
        <table:table-column table:style-name="Table9.A"/>
        <table:table-column table:style-name="Table9.B"/>
        <table:table-row>
          <table:table-cell table:style-name="Table9.A1" office:value-type="string">
            <text:p text:style-name="P100"><text:bookmark-start text:name="Documentation"/>Documentation<text:bookmark-end text:name="Documentation"/></text:p>
          </table:table-cell>
          <table:table-cell table:style-name="Table9.B1" office:value-type="string">
            <text:p text:style-name="P100">This command will open your browser and navigate to <text:a xlink:type="simple" xlink:href="https://github.com/hfiref0x/WinDepends.Docs" text:style-name="Internet_20_link" text:visited-style-name="Visited_20_Internet_20_Link">https://github.com/hfiref0x/WinDepends.Docs</text:a> where you can find the latest version of this document.</text:p>
          </table:table-cell>
        </table:table-row>
        <table:table-row>
          <table:table-cell table:style-name="Table9.A2" office:value-type="string">
            <text:p text:style-name="P100"><text:bookmark-start text:name="About..."/>About...<text:bookmark-end text:name="About..."/></text:p>
          </table:table-cell>
          <table:table-cell table:style-name="Table9.B2" office:value-type="string">
            <text:p text:style-name="P98">This dialog displays program information, the version, and the copyright of your copy of <text:span text:style-name="T113">WinDepends</text:span>. </text:p>
          </table:table-cell>
        </table:table-row>
      </table:table>
      <text:p text:style-name="P99"/>
      <text:h text:style-name="P10" text:outline-level="1">The Toolbar</text:h>
      <text:p text:style-name="Horizontal_20_Line"/>
      <text:p text:style-name="P101"><draw:frame draw:style-name="fr7" draw:name="Image22" text:anchor-type="char" svg:x="0.0098in" svg:y="0in" svg:width="3.198in" svg:height="0.25in" draw:z-index="21"><draw:image xlink:href="Pictures/100000000000013300000018305C3D3D.png" xlink:type="simple" xlink:show="embed" xlink:actuate="onLoad" draw:mime-type="image/png"/></draw:frame></text:p>
      <text:p text:style-name="P101">The toolbar is displayed by default across the top of the application window, below the menu bar. The toolbar provides quick mouse access to many tools used in WinDepends.</text:p>
      <text:p text:style-name="P101"/>
      <text:p text:style-name="P101">To hide of display the Toolbar, choose the <text:a xlink:type="simple" xlink:href="#Toolbar command" text:style-name="Internet_20_link" text:visited-style-name="Visited_20_Internet_20_Link">Toolbar</text:a> option from the <text:a xlink:type="simple" xlink:href="#15.The View Menu|outline" text:style-name="Internet_20_link" text:visited-style-name="Visited_20_Internet_20_Link">View menu</text:a>.</text:p>
      <text:p text:style-name="P102"/>
      <table:table table:name="Table10" table:style-name="Table10">
        <table:table-column table:style-name="Table10.A"/>
        <table:table-column table:style-name="Table10.B"/>
        <table:table-row>
          <table:table-cell table:style-name="Table10.A1" office:value-type="string">
            <text:p text:style-name="P103"><draw:frame draw:style-name="fr3" draw:name="Image23" text:anchor-type="char" svg:width="0.25in" svg:height="0.25in" draw:z-index="22"><draw:image xlink:href="Pictures/100000000000001800000018DB7611BC.png" xlink:type="simple" xlink:show="embed" xlink:actuate="onLoad" draw:mime-type="image/png"/></draw:frame></text:p>
          </table:table-cell>
          <table:table-cell table:style-name="Table10.A1" office:value-type="string">
            <text:p text:style-name="P104">Opens and processes a module file. See the <text:a xlink:type="simple" xlink:href="#Open command" text:style-name="Internet_20_link" text:visited-style-name="Visited_20_Internet_20_Link">Open…</text:a> command for more information.</text:p>
          </table:table-cell>
        </table:table-row>
        <table:table-row>
          <table:table-cell table:style-name="Table10.A1" office:value-type="string">
            <text:p text:style-name="P103"><draw:frame draw:style-name="fr3" draw:name="Image24" text:anchor-type="char" svg:width="0.25in" svg:height="0.25in" draw:z-index="23"><draw:image xlink:href="Pictures/100000000000001800000018B2C7A0CE.png" xlink:type="simple" xlink:show="embed" xlink:actuate="onLoad" draw:mime-type="image/png"/></draw:frame></text:p>
          </table:table-cell>
          <table:table-cell table:style-name="Table10.A1" office:value-type="string">
            <text:p text:style-name="P104">Saves the current <text:a xlink:type="simple" xlink:href="#7.The Module Session View|outline" text:style-name="Internet_20_link" text:visited-style-name="Visited_20_Internet_20_Link">Module Session View</text:a> to a file. See the <text:a xlink:type="simple" xlink:href="#Save command" text:style-name="Internet_20_link" text:visited-style-name="Visited_20_Internet_20_Link">Save Command</text:a> for more information.</text:p>
          </table:table-cell>
        </table:table-row>
        <table:table-row>
          <table:table-cell table:style-name="Table10.A1" office:value-type="string">
            <text:p text:style-name="P103"><draw:frame draw:style-name="fr3" draw:name="Image25" text:anchor-type="char" svg:width="0.25in" svg:height="0.25in" draw:z-index="24"><draw:image xlink:href="Pictures/100000000000001800000018A448A2DF.png" xlink:type="simple" xlink:show="embed" xlink:actuate="onLoad" draw:mime-type="image/png"/></draw:frame></text:p>
          </table:table-cell>
          <table:table-cell table:style-name="Table10.A1" office:value-type="string">
            <text:p text:style-name="P105">Copies the current selection to the clipboard as text. See the <text:a xlink:type="simple" xlink:href="#Copy command" text:style-name="Internet_20_link" text:visited-style-name="Visited_20_Internet_20_Link">Copy Command</text:a> for more information.</text:p>
          </table:table-cell>
        </table:table-row>
        <table:table-row>
          <table:table-cell table:style-name="Table10.A1" office:value-type="string">
            <text:p text:style-name="P103"><draw:frame draw:style-name="fr3" draw:name="Image26" text:anchor-type="char" svg:width="0.25in" svg:height="0.25in" draw:z-index="25"><draw:image xlink:href="Pictures/100000000000001800000018D548AA57.png" xlink:type="simple" xlink:show="embed" xlink:actuate="onLoad" draw:mime-type="image/png"/></draw:frame></text:p>
          </table:table-cell>
          <table:table-cell table:style-name="Table10.A1" office:value-type="string">
            <text:p text:style-name="P105">When checked, the <text:a xlink:type="simple" xlink:href="#8.The Module Dependency Tree View|outline" text:style-name="Internet_20_link" text:visited-style-name="Visited_20_Internet_20_Link">Module Dependency Tree View</text:a> will automatically expand to show modules as they are added. See the <text:a xlink:type="simple" xlink:href="#Auto Expand command" text:style-name="Internet_20_link" text:visited-style-name="Visited_20_Internet_20_Link">Auto Expand</text:a> option for more information.</text:p>
          </table:table-cell>
        </table:table-row>
        <table:table-row>
          <table:table-cell table:style-name="Table10.A1" office:value-type="string">
            <text:p text:style-name="P103"><draw:frame draw:style-name="fr3" draw:name="Image27" text:anchor-type="char" svg:width="0.25in" svg:height="0.25in" draw:z-index="26"><draw:image xlink:href="Pictures/100000000000001800000018B0C758C1.png" xlink:type="simple" xlink:show="embed" xlink:actuate="onLoad" draw:mime-type="image/png"/></draw:frame></text:p>
          </table:table-cell>
          <table:table-cell table:style-name="Table10.A1" office:value-type="string">
            <text:p text:style-name="P105">Shows or hides full path strings in the <text:a xlink:type="simple" xlink:href="#8.The Module Dependency Tree View|outline" text:style-name="Internet_20_link" text:visited-style-name="Visited_20_Internet_20_Link">Module Dependency Tree View</text:a> and the <text:a xlink:type="simple" xlink:href="#9.The Modules List View|outline" text:style-name="Internet_20_link" text:visited-style-name="Visited_20_Internet_20_Link">Module List View</text:a>. See the <text:a xlink:type="simple" xlink:href="#Full Paths" text:style-name="Internet_20_link" text:visited-style-name="Visited_20_Internet_20_Link">Full Paths</text:a> option for more information.</text:p>
          </table:table-cell>
        </table:table-row>
        <table:table-row>
          <table:table-cell table:style-name="Table10.A1" office:value-type="string">
            <text:p text:style-name="P103"><draw:frame draw:style-name="fr3" draw:name="Image28" text:anchor-type="char" svg:width="0.25in" svg:height="0.25in" draw:z-index="27"><draw:image xlink:href="Pictures/100000000000001800000018DF86ADED.png" xlink:type="simple" xlink:show="embed" xlink:actuate="onLoad" draw:mime-type="image/png"/></draw:frame></text:p>
          </table:table-cell>
          <table:table-cell table:style-name="Table10.A1" office:value-type="string">
            <text:p text:style-name="P106">Enables or disables undecoration of C++ function names in the <text:a xlink:type="simple" xlink:href="#10.The Parent Import Function List View|outline" text:style-name="Internet_20_link" text:visited-style-name="Visited_20_Internet_20_Link">Parent Import Function List View</text:a> and the <text:a xlink:type="simple" xlink:href="#11.The Export Function List View|outline" text:style-name="Internet_20_link" text:visited-style-name="Visited_20_Internet_20_Link">Export Function List View</text:a>. See the <text:a xlink:type="simple" xlink:href="#Undecorate C++ command" text:style-name="Internet_20_link" text:visited-style-name="Visited_20_Internet_20_Link">Undecorate C++ Functions</text:a> option for more information.</text:p>
          </table:table-cell>
        </table:table-row>
        <table:table-row>
          <table:table-cell table:style-name="Table10.A1" office:value-type="string">
            <text:p text:style-name="P103"><draw:frame draw:style-name="fr3" draw:name="Image33" text:anchor-type="char" svg:width="0.25in" svg:height="0.25in" draw:z-index="32"><draw:image xlink:href="Pictures/10000000000000180000001849E1E09C.png" xlink:type="simple" xlink:show="embed" xlink:actuate="onLoad" draw:mime-type="image/png"/></draw:frame></text:p>
          </table:table-cell>
          <table:table-cell table:style-name="Table10.A1" office:value-type="string">
            <text:p text:style-name="P107">Enables or disables Windows API sets redirection target resolution. See the <text:a xlink:type="simple" xlink:href="#Show Resolved API sets" text:style-name="Internet_20_link" text:visited-style-name="Visited_20_Internet_20_Link">Show Resolve API sets</text:a> command for more information.</text:p>
          </table:table-cell>
        </table:table-row>
        <table:table-row>
          <table:table-cell table:style-name="Table10.A1" office:value-type="string">
            <text:p text:style-name="P103"><draw:frame draw:style-name="fr3" draw:name="Image29" text:anchor-type="char" svg:width="0.25in" svg:height="0.25in" draw:z-index="28"><draw:image xlink:href="Pictures/100000000000001800000018A626A00A.png" xlink:type="simple" xlink:show="embed" xlink:actuate="onLoad" draw:mime-type="image/png"/></draw:frame></text:p>
          </table:table-cell>
          <table:table-cell table:style-name="Table10.A1" office:value-type="string">
            <text:p text:style-name="P106">Launches the external module viewer for the selected modules. See the <text:a xlink:type="simple" xlink:href="#View Module in External Viewer command" text:style-name="Internet_20_link" text:visited-style-name="Visited_20_Internet_20_Link">View Module in External Viewer</text:a> command for more information.</text:p>
          </table:table-cell>
        </table:table-row>
        <table:table-row>
          <table:table-cell table:style-name="Table10.A1" office:value-type="string">
            <text:p text:style-name="P103"><draw:frame draw:style-name="fr3" draw:name="Image30" text:anchor-type="char" svg:width="0.25in" svg:height="0.25in" draw:z-index="29"><draw:image xlink:href="Pictures/100000000000001800000018662F7A15.png" xlink:type="simple" xlink:show="embed" xlink:actuate="onLoad" draw:mime-type="image/png"/></draw:frame></text:p>
          </table:table-cell>
          <table:table-cell table:style-name="Table10.A1" office:value-type="string">
            <text:p text:style-name="P106">Displays the Windows Properties dialog for the selected modules. See the <text:a xlink:type="simple" xlink:href="#Properties... command" text:style-name="Internet_20_link" text:visited-style-name="Visited_20_Internet_20_Link">Properties</text:a> command for more information.</text:p>
          </table:table-cell>
        </table:table-row>
        <table:table-row>
          <table:table-cell table:style-name="Table10.A1" office:value-type="string">
            <text:p text:style-name="P103"><draw:frame draw:style-name="fr3" draw:name="Image31" text:anchor-type="char" svg:width="0.25in" svg:height="0.25in" draw:z-index="30"><draw:image xlink:href="Pictures/100000000000001800000018125ADB6E.png" xlink:type="simple" xlink:show="embed" xlink:actuate="onLoad" draw:mime-type="image/png"/></draw:frame></text:p>
          </table:table-cell>
          <table:table-cell table:style-name="Table10.A1" office:value-type="string">
            <text:p text:style-name="P107">Displays information about the system. See the <text:a xlink:type="simple" xlink:href="#System Information command" text:style-name="Internet_20_link" text:visited-style-name="Visited_20_Internet_20_Link">System Information</text:a> command for more information.</text:p>
          </table:table-cell>
        </table:table-row>
        <table:table-row>
          <table:table-cell table:style-name="Table10.A1" office:value-type="string">
            <text:p text:style-name="P103"><draw:frame draw:style-name="fr3" draw:name="Image32" text:anchor-type="char" svg:width="0.25in" svg:height="0.25in" draw:z-index="31"><draw:image xlink:href="Pictures/1000000000000018000000182574395E.png" xlink:type="simple" xlink:show="embed" xlink:actuate="onLoad" draw:mime-type="image/png"/></draw:frame></text:p>
          </table:table-cell>
          <table:table-cell table:style-name="Table10.A1" office:value-type="string">
            <text:p text:style-name="P107">Displays program configuration, <text:span text:style-name="T114">see the </text:span><text:a xlink:type="simple" xlink:href="#19.The Configuration Dialog|outline" text:style-name="Internet_20_link" text:visited-style-name="Visited_20_Internet_20_Link"><text:span text:style-name="T114">Configuration Dialog</text:span></text:a><text:span text:style-name="T114"> for more information.</text:span></text:p>
          </table:table-cell>
        </table:table-row>
      </table:table>
      <text:p text:style-name="P108">The toolbar may have classic (old Dependency Walker) or modern look. The meaning of commands is the same for both styles the difference is only in displayed graphics.</text:p>
      <text:h text:style-name="P109" text:outline-level="1">The <text:span text:style-name="T114">Configuration Dialog</text:span></text:h>
      <text:p text:style-name="P110"/>
      <text:p text:style-name="P111">The Configuration Dialog is consist of the following pages:</text:p>
      <text:p text:style-name="P111"/>
      <text:p text:style-name="P112"><text:bookmark-start text:name="Config_main"/>1. Main<text:bookmark-end text:name="Config_main"/></text:p>
      <table:table table:name="Table18" table:style-name="Table18">
        <table:table-column table:style-name="Table18.A"/>
        <table:table-column table:style-name="Table18.B"/>
        <table:table-row table:style-name="Table18.1">
          <table:table-cell table:style-name="Table18.A1" office:value-type="string">
            <text:p text:style-name="P113">Use ESC key to close window</text:p>
          </table:table-cell>
          <table:table-cell table:style-name="Table18.B1" office:value-type="string">
            <text:p text:style-name="P114">When <text:span text:style-name="T115">toggled on</text:span> all program dialogs will trait ESC key from keyboard as signal for exit. If ESC key is pressed over main window this will lead to program exit as well.</text:p>
          </table:table-cell>
        </table:table-row>
        <table:table-row table:style-name="Table18.1">
          <table:table-cell table:style-name="Table18.A2" office:value-type="string">
            <text:p text:style-name="P113">Auto Expand Module Tree</text:p>
          </table:table-cell>
          <table:table-cell table:style-name="Table18.B2" office:value-type="string">
            <text:p text:style-name="P114">See <text:a xlink:type="simple" xlink:href="#Auto Expand command" text:style-name="Internet_20_link" text:visited-style-name="Visited_20_Internet_20_Link">Auto Expand command</text:a> for more information.</text:p>
          </table:table-cell>
        </table:table-row>
        <table:table-row table:style-name="Table18.1">
          <table:table-cell table:style-name="Table18.A2" office:value-type="string">
            <text:p text:style-name="P115">Show Module Full Paths</text:p>
          </table:table-cell>
          <table:table-cell table:style-name="Table18.B2" office:value-type="string">
            <text:p text:style-name="P116">See <text:a xlink:type="simple" xlink:href="#Full Paths" text:style-name="Internet_20_link" text:visited-style-name="Visited_20_Internet_20_Link">Full Paths</text:a> for more information.</text:p>
          </table:table-cell>
        </table:table-row>
        <table:table-row table:style-name="Table18.1">
          <table:table-cell table:style-name="Table18.A2" office:value-type="string">
            <text:p text:style-name="P115">Undecorate C++ Functions</text:p>
          </table:table-cell>
          <table:table-cell table:style-name="Table18.B2" office:value-type="string">
            <text:p text:style-name="P116">See <text:a xlink:type="simple" xlink:href="#Undecorate C++ command" text:style-name="Internet_20_link" text:visited-style-name="Visited_20_Internet_20_Link">Undecorate C++ Function command</text:a> for more information.</text:p>
          </table:table-cell>
        </table:table-row>
        <table:table-row table:style-name="Table18.1">
          <table:table-cell table:style-name="Table18.A2" office:value-type="string">
            <text:p text:style-name="P115">Show Resolved API sets</text:p>
          </table:table-cell>
          <table:table-cell table:style-name="Table18.B2" office:value-type="string">
            <text:p text:style-name="P116">See <text:a xlink:type="simple" xlink:href="#Show Resolved API sets" text:style-name="Internet_20_link" text:visited-style-name="Visited_20_Internet_20_Link">Show Resolved API sets</text:a> for more information.</text:p>
          </table:table-cell>
        </table:table-row>
        <table:table-row table:style-name="Table18.1">
          <table:table-cell table:style-name="Table18.A2" office:value-type="string">
            <text:p text:style-name="P115">Upper Case Module File Names</text:p>
          </table:table-cell>
          <table:table-cell table:style-name="Table18.B2" office:value-type="string">
            <text:p text:style-name="P117"><text:span text:style-name="T116">When toggled will upper case module file names in the </text:span><text:a xlink:type="simple" xlink:href="#8.The Module Dependency Tree View|outline" text:style-name="Internet_20_link" text:visited-style-name="Visited_20_Internet_20_Link"><text:span text:style-name="T116">Module Dependency Tree View</text:span></text:a><text:span text:style-name="T117"> </text:span><text:span text:style-name="T116">and </text:span><text:a xlink:type="simple" xlink:href="#9.The Modules List View|outline" text:style-name="Internet_20_link" text:visited-style-name="Visited_20_Internet_20_Link"><text:span text:style-name="T116">Modules List View</text:span></text:a><text:span text:style-name="T116">.</text:span></text:p>
          </table:table-cell>
        </table:table-row>
        <table:table-row table:style-name="Table18.1">
          <table:table-cell table:style-name="Table18.A2" office:value-type="string">
            <text:p text:style-name="P118">Clear Log Window on File Open</text:p>
          </table:table-cell>
          <table:table-cell table:style-name="Table18.B2" office:value-type="string">
            <text:p text:style-name="P119">Clears the <text:a xlink:type="simple" xlink:href="#12.The Log View|outline" text:style-name="Internet_20_link" text:visited-style-name="Visited_20_Internet_20_Link">Log View</text:a> window when new file is opened.</text:p>
          </table:table-cell>
        </table:table-row>
        <table:table-row table:style-name="Table18.1">
          <table:table-cell table:style-name="Table18.A2" office:value-type="string">
            <text:p text:style-name="P118">Modules Tree Depth</text:p>
          </table:table-cell>
          <table:table-cell table:style-name="Table18.B2" office:value-type="string">
            <text:p text:style-name="P119">Sets maximum depth of <text:a xlink:type="simple" xlink:href="#8.The Module Dependency Tree View|outline" text:style-name="Internet_20_link" text:visited-style-name="Visited_20_Internet_20_Link"><text:span text:style-name="T118">Module Dependency Tree View</text:span></text:a><text:span text:style-name="T118"> </text:span>nodes. <text:span text:style-name="T119">Warning:</text:span><text:span text:style-name="T120"> increasing the maximum depth will decrease overall program performance. It is recommended to keep it in a range of 2-5 levels.</text:span></text:p>
          </table:table-cell>
        </table:table-row>
        <table:table-row table:style-name="Table18.1">
          <table:table-cell table:style-name="Table18.A2" office:value-type="string">
            <text:p text:style-name="P118">Compress Session Files</text:p>
          </table:table-cell>
          <table:table-cell table:style-name="Table18.B2" office:value-type="string">
            <text:p text:style-name="P119">When toggled on WinDepends will use Brotli compression when saving WinDepends Session view files. Its toggled on by default and it is recommended to leave this setting as-is because this option intended mostly for debug purposes.</text:p>
          </table:table-cell>
        </table:table-row>
      </table:table>
      <text:p text:style-name="P111"/>
      <text:p text:style-name="P120"><text:bookmark-start text:name="Config_History"/><text:soft-page-break/>1.1. History<text:bookmark-end text:name="Config_History"/></text:p>
      <text:p text:style-name="P111"/>
      <table:table table:name="Table19" table:style-name="Table19">
        <table:table-column table:style-name="Table19.A"/>
        <table:table-column table:style-name="Table19.B"/>
        <table:table-row table:style-name="Table19.1">
          <table:table-cell table:style-name="Table19.A1" office:value-type="string">
            <text:p text:style-name="P121">Most Recently Used (MRU) list depth</text:p>
          </table:table-cell>
          <table:table-cell table:style-name="Table19.B1" office:value-type="string">
            <text:p text:style-name="P122">Can be used to configure list depth with default value of 10 and maximum value of 32.</text:p>
          </table:table-cell>
        </table:table-row>
        <table:table-row table:style-name="Table19.1">
          <table:table-cell table:style-name="Table19.A2" office:value-type="string">
            <text:p text:style-name="P121">Display full path in Most Recently Used list</text:p>
          </table:table-cell>
          <table:table-cell table:style-name="Table19.B2" office:value-type="string">
            <text:p text:style-name="P122">When toggled on the MRU list items will display full path, when toggled off only file name will be displayed.</text:p>
          </table:table-cell>
        </table:table-row>
      </table:table>
      <text:p text:style-name="P111"/>
      <text:p text:style-name="P123"><text:bookmark-start text:name="Config_Analysis(global)"/>2. Analysis (global)<text:bookmark-end text:name="Config_Analysis(global)"/></text:p>
      <text:p text:style-name="P111"/>
      <table:table table:name="Table20" table:style-name="Table20">
        <table:table-column table:style-name="Table20.A"/>
        <table:table-column table:style-name="Table20.B"/>
        <table:table-row table:style-name="Table20.1">
          <table:table-cell table:style-name="Table20.A1" office:value-type="string">
            <text:p text:style-name="P124">Process relocations while parsing images</text:p>
          </table:table-cell>
          <table:table-cell table:style-name="Table20.B1" office:value-type="string">
            <text:p text:style-name="P125">When toggled on WinDepends will parse file relocations table if it present. This can however cause conflict with some specially crafted Portable Executable (PE) files. This setting is on by default.</text:p>
          </table:table-cell>
        </table:table-row>
        <table:table-row table:style-name="Table20.1">
          <table:table-cell table:style-name="Table20.A2" office:value-type="string">
            <text:p text:style-name="P124">Custom image base</text:p>
          </table:table-cell>
          <table:table-cell table:style-name="Table20.B2" office:value-type="string">
            <text:p text:style-name="P125">Used to specify custom image base used to load PE files. Maybe useful when dealing with some specially crafted PE files. When toggled on will automatically toggle on <text:span text:style-name="T11">Process relocations while parsing images</text:span> as it depends on it.</text:p>
          </table:table-cell>
        </table:table-row>
        <table:table-row table:style-name="Table20.1">
          <table:table-cell table:style-name="Table20.A2" office:value-type="string">
            <text:p text:style-name="P124">Enable transport statistics display</text:p>
          </table:table-cell>
          <table:table-cell table:style-name="Table20.B2" office:value-type="string">
            <text:p text:style-name="P125">Used for debug. When WinDepends will process images it will output in the <text:a xlink:type="simple" xlink:href="#12.The Log View|outline" text:style-name="Internet_20_link" text:visited-style-name="Visited_20_Internet_20_Link">Log View</text:a> statistics that is come from WinDepends server such as number of send commands, total size of transferred data and overall command time.</text:p>
          </table:table-cell>
        </table:table-row>
        <table:table-row table:style-name="Table20.1">
          <table:table-cell table:style-name="Table20.A2" office:value-type="string">
            <text:p text:style-name="P124">Propagate analysis settings on dependencies</text:p>
          </table:table-cell>
          <table:table-cell table:style-name="Table20.B2" office:value-type="string">
            <text:p text:style-name="P126">When toggled on WinDepends will apply the above <text:span text:style-name="T121">global </text:span>settings on all <text:span text:style-name="T121">input file </text:span>dependencies during processing <text:span text:style-name="T121">it</text:span>.</text:p>
          </table:table-cell>
        </table:table-row>
        <table:table-row table:style-name="Table20.1">
          <table:table-cell table:style-name="Table20.A2" office:value-type="string">
            <text:p text:style-name="P124">Make analysis settings default and do not ask everytime</text:p>
          </table:table-cell>
          <table:table-cell table:style-name="Table20.B2" office:value-type="string">
            <text:p text:style-name="P127"><text:span text:style-name="T121">When toggled on s</text:span>ets the current setting default and do not spawn<text:span text:style-name="T121">s</text:span> file analysis configuration dialog each time when new file is opened through <text:a xlink:type="simple" xlink:href="#Open command" text:style-name="Internet_20_link" text:visited-style-name="Visited_20_Internet_20_Link">Open… command</text:a> or drag &amp; drop operation.</text:p>
          </table:table-cell>
        </table:table-row>
      </table:table>
      <text:p text:style-name="P111"/>
      <text:p text:style-name="P128"><text:bookmark-start text:name="Config_ApiSets"/><text:soft-page-break/>3. ApiSets<text:bookmark-end text:name="Config_ApiSets"/></text:p>
      <text:p text:style-name="P129"/>
      <table:table table:name="Table21" table:style-name="Table21">
        <table:table-column table:style-name="Table21.A"/>
        <table:table-column table:style-name="Table21.B"/>
        <table:table-row table:style-name="Table21.1">
          <table:table-cell table:style-name="Table21.A1" office:value-type="string">
            <text:p text:style-name="P130">Retrieve from ApiSetSchema.dll file</text:p>
          </table:table-cell>
          <table:table-cell table:style-name="Table21.B1" office:value-type="string">
            <text:p text:style-name="P131">Provides the ability to override the API set namespace used by specifying the exact DLL from which to load the namespace.</text:p>
          </table:table-cell>
        </table:table-row>
        <table:table-row table:style-name="Table21.1">
          <table:table-cell table:style-name="Table21.A2" office:value-type="string">
            <text:p text:style-name="P130">Highlight ApiSet contracts</text:p>
          </table:table-cell>
          <table:table-cell table:style-name="Table21.B2" office:value-type="string">
            <text:p text:style-name="P132"><text:span text:style-name="T122">When toggled on API set contracts will be highlighted with blue color in </text:span><text:a xlink:type="simple" xlink:href="#8.The Module Dependency Tree View|outline" text:style-name="Internet_20_link" text:visited-style-name="Visited_20_Internet_20_Link"><text:span text:style-name="T122">Module Dependency Tree View</text:span></text:a>.</text:p>
          </table:table-cell>
        </table:table-row>
      </table:table>
      <text:p text:style-name="P129"/>
      <text:p text:style-name="P133"><text:bookmark-start text:name="Config_ExternalHelp"/>4. External Function Help<text:bookmark-end text:name="Config_ExternalHelp"/></text:p>
      <text:p text:style-name="P111"/>
      <table:table table:name="Table22" table:style-name="Table22">
        <table:table-column table:style-name="Table22.A"/>
        <table:table-column table:style-name="Table22.B"/>
        <table:table-row>
          <table:table-cell table:style-name="Table22.A1" office:value-type="string">
            <text:p text:style-name="P134">Search Online</text:p>
          </table:table-cell>
          <table:table-cell table:style-name="Table22.B1" office:value-type="string">
            <text:p text:style-name="P131">Used to specify the search request used to lookup function name. Default is <text:a xlink:type="simple" xlink:href="https://learn.microsoft.com/en-us/search/?terms=%251" text:style-name="Internet_20_link" text:visited-style-name="Visited_20_Internet_20_Link">https://learn.microsoft.com/en-us/search/?terms=%1</text:a> where %1 represents function name.</text:p>
          </table:table-cell>
        </table:table-row>
      </table:table>
      <text:p text:style-name="P111"/>
      <text:p text:style-name="P133"><text:bookmark-start text:name="Config_ExternalViewer"/>5. External Module Viewer<text:bookmark-end text:name="Config_ExternalViewer"/></text:p>
      <text:p text:style-name="P111"/>
      <table:table table:name="Table23" table:style-name="Table23">
        <table:table-column table:style-name="Table23.A"/>
        <table:table-column table:style-name="Table23.B"/>
        <table:table-row>
          <table:table-cell table:style-name="Table23.A1" office:value-type="string">
            <text:p text:style-name="P134">Command</text:p>
          </table:table-cell>
          <table:table-cell table:style-name="Table23.B1" office:value-type="string">
            <text:p text:style-name="P131">Command to be executed. Must specify executable file.</text:p>
          </table:table-cell>
        </table:table-row>
        <table:table-row>
          <table:table-cell table:style-name="Table23.A2" office:value-type="string">
            <text:p text:style-name="P134">Arguments</text:p>
          </table:table-cell>
          <table:table-cell table:style-name="Table23.B2" office:value-type="string">
            <text:p text:style-name="P131">Arguments that are passed to the executable file specified by “Command”.</text:p>
          </table:table-cell>
        </table:table-row>
      </table:table>
      <text:p text:style-name="P111"/>
      <text:p text:style-name="P133"><text:bookmark-start text:name="Config_HandledFileExt"/>6. Handled File Extensions<text:bookmark-end text:name="Config_HandledFileExt"/></text:p>
      <text:p text:style-name="P111"/>
      <table:table table:name="Table24" table:style-name="Table24">
        <table:table-column table:style-name="Table24.A"/>
        <table:table-column table:style-name="Table24.B"/>
        <table:table-row table:style-name="Table24.1">
          <table:table-cell table:style-name="Table24.A1" office:value-type="string">
            <text:p text:style-name="P134">Select All</text:p>
          </table:table-cell>
          <table:table-cell table:style-name="Table24.B1" office:value-type="string">
            <text:p text:style-name="P131">Button used to selects all predefined file types.</text:p>
          </table:table-cell>
        </table:table-row>
        <table:table-row table:style-name="Table24.1">
          <table:table-cell table:style-name="Table24.A2" office:value-type="string">
            <text:p text:style-name="P134">Associate</text:p>
          </table:table-cell>
          <table:table-cell table:style-name="Table24.B2" office:value-type="string">
            <text:p text:style-name="P131">Button used to associate provided custom file type with WinDepends.</text:p>
          </table:table-cell>
        </table:table-row>
        <table:table-row table:style-name="Table24.1">
          <table:table-cell table:style-name="Table24.A2" office:value-type="string">
            <text:p text:style-name="P134">Elevate</text:p>
          </table:table-cell>
          <table:table-cell table:style-name="Table24.B2" office:value-type="string">
            <text:p text:style-name="P131">Run new instance of WinDepends elevated while current instance will be closed. <text:span text:style-name="T123">User must have enough privileges to be able to elevate program instance.</text:span></text:p>
          </table:table-cell>
        </table:table-row>
      </table:table>
      <text:p text:style-name="P111"/>
      <text:p text:style-name="P135"><text:bookmark-start text:name="Config_ModuleSO"/><text:span text:style-name="T11">7. Module Search Order</text:span><text:bookmark-end text:name="Config_ModuleSO"/></text:p>
      <text:p text:style-name="P111"/>
      <table:table table:name="Table17" table:style-name="Table17">
        <table:table-column table:style-name="Table17.A"/>
        <table:table-column table:style-name="Table17.B"/>
        <table:table-row table:style-name="Table17.1">
          <table:table-cell table:style-name="Table17.A1" office:value-type="string">
            <text:p text:style-name="P134">Delete</text:p>
          </table:table-cell>
          <table:table-cell table:style-name="Table17.B1" office:value-type="string">
            <text:p text:style-name="P131">Removes item from search order list.</text:p>
          </table:table-cell>
        </table:table-row>
        <table:table-row table:style-name="Table17.1">
          <table:table-cell table:style-name="Table17.A2" office:value-type="string">
            <text:p text:style-name="P134">Add</text:p>
          </table:table-cell>
          <table:table-cell table:style-name="Table17.B2" office:value-type="string">
            <text:p text:style-name="P131">Adds new item to the search order list. Spawns directory selection dialog.</text:p>
          </table:table-cell>
        </table:table-row>
        <table:table-row table:style-name="Table17.1">
          <table:table-cell table:style-name="Table17.A2" office:value-type="string">
            <text:p text:style-name="P134">Collapse All</text:p>
          </table:table-cell>
          <table:table-cell table:style-name="Table17.B2" office:value-type="string">
            <text:p text:style-name="P131">Collapses search order view nodes.</text:p>
          </table:table-cell>
        </table:table-row>
        <table:table-row table:style-name="Table17.1">
          <table:table-cell table:style-name="Table17.A2" office:value-type="string">
            <text:p text:style-name="P134">Move Up</text:p>
          </table:table-cell>
          <table:table-cell table:style-name="Table17.B2" office:value-type="string">
            <text:p text:style-name="P131">Moves the selected search order node up, thus changing the order in which this item will be processed.</text:p>
          </table:table-cell>
        </table:table-row>
        <table:table-row table:style-name="Table17.1">
          <table:table-cell table:style-name="Table17.A2" office:value-type="string">
            <text:p text:style-name="P134">Move Down</text:p>
          </table:table-cell>
          <table:table-cell table:style-name="Table17.B2" office:value-type="string">
            <text:p text:style-name="P131">Moves the selected search order node <text:span text:style-name="T124">down</text:span>, thus changing the order in which this item will be processed.</text:p>
          </table:table-cell>
        </table:table-row>
      </table:table>
      <text:p text:style-name="P111"/>
      <text:p text:style-name="P136"><text:span text:style-name="T125">8</text:span><text:bookmark-start text:name="Config_Server"/><text:span text:style-name="T11">. Server</text:span><text:bookmark-end text:name="Config_Server"/></text:p>
      <text:p text:style-name="P136"/>
      <table:table table:name="Table26" table:style-name="Table26">
        <table:table-column table:style-name="Table26.A"/>
        <table:table-column table:style-name="Table26.B"/>
        <table:table-row table:style-name="Table26.1">
          <table:table-cell table:style-name="Table26.A1" office:value-type="string">
            <text:p text:style-name="P137">Server Application Location</text:p>
          </table:table-cell>
          <table:table-cell table:style-name="Table26.B1" office:value-type="string">
            <text:p text:style-name="P138">Allows specifying the server (WinDepends.Core) executable file. The program searches its own directory for this file by default.</text:p>
          </table:table-cell>
        </table:table-row>
        <table:table-row table:style-name="Table26.1">
          <table:table-cell table:style-name="Table26.A2" office:value-type="string">
            <text:p text:style-name="P137">Reconnect</text:p>
          </table:table-cell>
          <table:table-cell table:style-name="Table26.B2" office:value-type="string">
            <text:p text:style-name="P138">Provides an ability to re-establish connection to WinDepends server. Current connection (if present) will be closed and new connection will be established. If there is no WinDepends server application running WinDepends will also try to launch server executable according to Server Application Location setting.</text:p>
          </table:table-cell>
        </table:table-row>
      </table:table>
      <text:p text:style-name="P136"/>
      <text:p text:style-name="P133"><text:span text:style-name="T123">9</text:span><text:bookmark-start text:name="Config_Symbols"/>. Symbols<text:bookmark-end text:name="Config_Symbols"/></text:p>
      <text:p text:style-name="P111"/>
      <table:table table:name="Table27" table:style-name="Table27">
        <table:table-column table:style-name="Table27.A"/>
        <table:table-column table:style-name="Table27.B"/>
        <table:table-row table:style-name="Table27.1">
          <table:table-cell table:style-name="Table27.A1" office:value-type="string">
            <text:p text:style-name="P137">Use debug symbols (PDB) to resolve anonymous function names when displaying module import/export list</text:p>
          </table:table-cell>
          <table:table-cell table:style-name="Table27.B1" office:value-type="string">
            <text:p text:style-name="P138">When toggled on WinDepends will attempt to resolve DBGHELP functions required for Microsoft Symbols resolving and if succeeded use them while displaying import/export list if needed.</text:p>
          </table:table-cell>
        </table:table-row>
        <table:table-row table:style-name="Table27.1">
          <table:table-cell table:style-name="Table27.A2" office:value-type="string">
            <text:p text:style-name="P137">Dbghelp.dll path</text:p>
          </table:table-cell>
          <table:table-cell table:style-name="Table27.B2" office:value-type="string">
            <text:p text:style-name="P138">Path to the DBGHELP.DLL file.</text:p>
          </table:table-cell>
        </table:table-row>
        <text:soft-page-break/>
        <table:table-row table:style-name="Table27.1">
          <table:table-cell table:style-name="Table27.A2" office:value-type="string">
            <text:p text:style-name="P137">Symbols path</text:p>
          </table:table-cell>
          <table:table-cell table:style-name="Table27.B2" office:value-type="string">
            <text:p text:style-name="P138">Path to directory where symbols will be stored during work.</text:p>
          </table:table-cell>
        </table:table-row>
        <table:table-row table:style-name="Table27.1">
          <table:table-cell table:style-name="Table27.A2" office:value-type="string">
            <text:p text:style-name="P137">Resolved Symbol Highlight Color</text:p>
          </table:table-cell>
          <table:table-cell table:style-name="Table27.B2" office:value-type="string">
            <text:p text:style-name="P138">You can specify color used when highlighting items resolved with help of symbols.</text:p>
          </table:table-cell>
        </table:table-row>
        <table:table-row table:style-name="Table27.1">
          <table:table-cell table:style-name="Table27.A2" office:value-type="string">
            <text:p text:style-name="P137">Set Defaults</text:p>
          </table:table-cell>
          <table:table-cell table:style-name="Table27.B2" office:value-type="string">
            <text:p text:style-name="P138">When this button is pressed default settings will be applied to dbghelp path location (defaulted to %<text:span text:style-name="T126">SystemRoot</text:span>%\<text:span text:style-name="T126">system32</text:span>), Symbols path (defaulted to %<text:span text:style-name="T126">Temp</text:span>%), highlight color (defaulted to yellow).</text:p>
          </table:table-cell>
        </table:table-row>
      </table:table>
      <text:p text:style-name="P1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epSeek-CJK-patch" svg:font-family="DeepSeek-CJK-patch, 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style style:name="Definition_20_List" style:display-name="Definition List" style:family="paragraph" style:parent-style-name="Standard" style:next-style-name="Definition_20_Term">
      <style:paragraph-properties fo:margin-left="0.25in"/>
    </style:style>
    <style:style style:name="H1" style:family="paragraph" style:parent-style-name="Standard" style:next-style-name="Standard" style:default-outline-level="2" style:list-style-name="">
      <style:paragraph-properties fo:margin-top="0.0693in" fo:margin-bottom="0.0693in" style:contextual-spacing="false"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3" style:list-style-name="">
      <style:paragraph-properties fo:margin-top="0.0693in" fo:margin-bottom="0.0693in" style:contextual-spacing="false" fo:keep-with-next="always"/>
      <style:text-properties fo:font-size="18pt" fo:font-weight="bold" style:font-size-asian="18pt" style:font-weight-asian="bold"/>
    </style:style>
    <style:style style:name="H3" style:family="paragraph" style:parent-style-name="Standard" style:next-style-name="Standard" style:default-outline-level="4" style:list-style-name="">
      <style:paragraph-properties fo:margin-top="0.0693in" fo:margin-bottom="0.0693in" style:contextual-spacing="false" fo:keep-with-next="always"/>
      <style:text-properties fo:font-size="14pt" fo:font-weight="bold" style:font-size-asian="14pt" style:font-weight-asian="bold"/>
    </style:style>
    <style:style style:name="H4" style:family="paragraph" style:parent-style-name="Standard" style:next-style-name="Standard" style:default-outline-level="5" style:list-style-name="">
      <style:paragraph-properties fo:margin-top="0.0693in" fo:margin-bottom="0.0693in" style:contextual-spacing="false" fo:keep-with-next="always"/>
      <style:text-properties fo:font-size="12pt" fo:font-weight="bold" style:font-size-asian="12pt" style:font-weight-asian="bold"/>
    </style:style>
    <style:style style:name="H5" style:family="paragraph" style:parent-style-name="Standard" style:next-style-name="Standard" style:default-outline-level="6" style:list-style-name="">
      <style:paragraph-properties fo:margin-top="0.0693in" fo:margin-bottom="0.0693in" style:contextual-spacing="false" fo:keep-with-next="always"/>
      <style:text-properties fo:font-size="10pt" fo:font-weight="bold" style:font-size-asian="10pt" style:font-weight-asian="bold"/>
    </style:style>
    <style:style style:name="H6" style:family="paragraph" style:parent-style-name="Standard" style:next-style-name="Standard" style:default-outline-level="7" style:list-style-name="">
      <style:paragraph-properties fo:margin-top="0.0693in" fo:margin-bottom="0.0693in" style:contextual-spacing="false" fo:keep-with-next="always"/>
      <style:text-properties fo:font-size="8pt" fo:font-weight="bold" style:font-size-asian="8pt" style:font-weight-asian="bold"/>
    </style:style>
    <style:style style:name="Address" style:family="paragraph" style:parent-style-name="Standard" style:next-style-name="Standard">
      <style:text-properties fo:font-style="italic" style:font-style-asian="italic"/>
    </style:style>
    <style:style style:name="Blockquote" style:family="paragraph" style:parent-style-name="Standard">
      <style:paragraph-properties fo:margin-left="0.25in" fo:margin-right="0.25in" fo:margin-top="0.0693in" fo:margin-bottom="0.0693in" style:contextual-spacing="false"/>
    </style:style>
    <style:style style:name="Preformatted" style:family="paragraph" style:parent-style-name="Standard">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next-style-name="Standard">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next-style-name="Standard">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loext:opacity="100%" text:display="none"/>
    </style:style>
    <style:style style:name="Comment" style:family="text">
      <style:text-properties text:displa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8b4fed" officeooo:paragraph-rsid="008b4fed"/>
    </style:style>
    <style:style style:name="MT1" style:family="text">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 xlink:type="simple" xlink:href="#1.Windows Dependencies Help Contents|outline" text:style-name="Internet_20_link" text:visited-style-name="Visited_20_Internet_20_Link"><text:span text:style-name="MT1">Back to main page</text:span></text:a></text:p>
      </style:footer>
      <style:footer-first>
        <text:p text:style-name="MP1"/>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4T09:38:38.529000000</meta:creation-date>
    <dc:date>2025-05-07T10:49:28.075000000</dc:date>
    <meta:editing-duration>PT8H40M35S</meta:editing-duration>
    <meta:editing-cycles>182</meta:editing-cycles>
    <meta:generator>LibreOffice/24.8.6.2$Windows_X86_64 LibreOffice_project/6d98ba145e9a8a39fc57bcc76981d1fb1316c60c</meta:generator>
    <meta:print-date>2025-05-06T09:06:29.579000000</meta:print-date>
    <meta:printed-by>PDF files</meta:printed-by>
    <meta:document-statistic meta:table-count="26" meta:image-count="43" meta:object-count="0" meta:page-count="38" meta:paragraph-count="474" meta:word-count="8844" meta:character-count="52875" meta:non-whitespace-character-count="44460"/>
    <meta:user-defined meta:name="DocumentEncoding">utf-8</meta:user-defined>
    <meta:user-defined meta:name="HTML" meta:value-type="boolean">true</meta:user-defined>
  </office:meta>
</office:document-meta>
</file>